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133.74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39.21pt"/>
    </style:style>
    <style:style style:name="co7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33"/>
    <style:style style:name="ce5" style:family="table-cell" style:parent-style-name="Default" style:data-style-name="N133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33">
      <style:table-cell-properties fo:border-bottom="0.06pt solid #000000" fo:border-left="none" fo:border-right="none" fo:border-top="none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G_2</text:p>
          </table:table-cell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Matriz siz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andard Deviation</text:p>
          </table:table-cell>
          <table:table-cell/>
        </table:table-row>
        <table:table-row table:style-name="ro1">
          <table:table-cell office:value-type="string" calcext:value-type="string">
            <text:p>4x4</text:p>
          </table:table-cell>
          <table:table-cell table:style-name="ce4" table:formula="of:=[r4.B103]" office:value-type="float" office:value="1.6034199941156" calcext:value-type="float">
            <text:p>1.6034</text:p>
          </table:table-cell>
          <table:table-cell table:style-name="ce4" table:formula="of:=[r4.B104]" office:value-type="float" office:value="0.206751996360058" calcext:value-type="float">
            <text:p>0.2068</text:p>
          </table:table-cell>
          <table:table-cell/>
        </table:table-row>
        <table:table-row table:style-name="ro1">
          <table:table-cell office:value-type="string" calcext:value-type="string">
            <text:p>8x8</text:p>
          </table:table-cell>
          <table:table-cell table:formula="of:=[r8.B103]" office:value-type="float" office:value="1.8621600043769" calcext:value-type="float">
            <text:p>1.8622</text:p>
          </table:table-cell>
          <table:table-cell table:formula="of:=[r8.B104]" office:value-type="float" office:value="0.0674461576332646" calcext:value-type="float">
            <text:p>0.0674</text:p>
          </table:table-cell>
          <table:table-cell/>
        </table:table-row>
        <table:table-row table:style-name="ro1">
          <table:table-cell office:value-type="string" calcext:value-type="string">
            <text:p>16x16</text:p>
          </table:table-cell>
          <table:table-cell table:style-name="ce4" table:formula="of:=[r16.B103]" office:value-type="float" office:value="1.9516400074963" calcext:value-type="float">
            <text:p>1.9516</text:p>
          </table:table-cell>
          <table:table-cell table:formula="of:=[r16.B104]" office:value-type="float" office:value="0.0247930890596591" calcext:value-type="float">
            <text:p>0.0248</text:p>
          </table:table-cell>
          <table:table-cell/>
        </table:table-row>
        <table:table-row table:style-name="ro1">
          <table:table-cell office:value-type="string" calcext:value-type="string">
            <text:p>32x32</text:p>
          </table:table-cell>
          <table:table-cell table:formula="of:=[r32.B103]" office:value-type="float" office:value="1.9795399975781" calcext:value-type="float">
            <text:p>1.9795</text:p>
          </table:table-cell>
          <table:table-cell table:formula="of:=[r32.B104]" office:value-type="float" office:value="0.0104179573845257" calcext:value-type="float">
            <text:p>0.0104</text:p>
          </table:table-cell>
          <table:table-cell/>
        </table:table-row>
        <table:table-row table:style-name="ro1">
          <table:table-cell office:value-type="string" calcext:value-type="string">
            <text:p>64x64</text:p>
          </table:table-cell>
          <table:table-cell table:style-name="ce4" table:formula="of:=[r64.B103]" office:value-type="float" office:value="1.9876299953483" calcext:value-type="float">
            <text:p>1.9876</text:p>
          </table:table-cell>
          <table:table-cell table:formula="of:=[r64.B104]" office:value-type="float" office:value="0.00422512264235996" calcext:value-type="float">
            <text:p>0.0042</text:p>
          </table:table-cell>
          <table:table-cell/>
        </table:table-row>
        <table:table-row table:style-name="ro1">
          <table:table-cell office:value-type="string" calcext:value-type="string">
            <text:p>128x128</text:p>
          </table:table-cell>
          <table:table-cell table:formula="of:=[r128.B103]" office:value-type="float" office:value="1.9835199892531" calcext:value-type="float">
            <text:p>1.9835</text:p>
          </table:table-cell>
          <table:table-cell table:formula="of:=[r128.B104]" office:value-type="float" office:value="0.00238462913045461" calcext:value-type="float">
            <text:p>0.0024</text:p>
          </table:table-cell>
          <table:table-cell/>
        </table:table-row>
        <table:table-row table:style-name="ro1">
          <table:table-cell office:value-type="string" calcext:value-type="string">
            <text:p>256x256</text:p>
          </table:table-cell>
          <table:table-cell table:formula="of:=[r256.B103]" office:value-type="float" office:value="1.9706700086588" calcext:value-type="float">
            <text:p>1.9707</text:p>
          </table:table-cell>
          <table:table-cell table:formula="of:=[r256.B104]" office:value-type="float" office:value="0.00225206795651694" calcext:value-type="float">
            <text:p>0.0023</text:p>
          </table:table-cell>
          <table:table-cell/>
        </table:table-row>
        <table:table-row table:style-name="ro1">
          <table:table-cell table:style-name="ce2" office:value-type="string" calcext:value-type="string">
            <text:p>512x512</text:p>
          </table:table-cell>
          <table:table-cell table:style-name="ce6" table:formula="of:=[r512.B103]" office:value-type="float" office:value="1.9420500016198" calcext:value-type="float">
            <text:p>1.9421</text:p>
          </table:table-cell>
          <table:table-cell table:style-name="ce6" table:formula="of:=[r512.B104]" office:value-type="float" office:value="0.00226244246693507" calcext:value-type="float">
            <text:p>0.0023</text:p>
          </table:table-cell>
          <table:table-cell/>
        </table:table-row>
      </table:table>
      <table:table table:name="r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4/r_0.txt</text:p>
          </table:table-cell>
          <table:table-cell office:value-type="float" office:value="1.39100003242" calcext:value-type="float">
            <text:p>1.39100003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16489386559" calcext:value-type="float">
            <text:p>0.5164893866</text:p>
          </table:table-cell>
        </table:table-row>
        <table:table-row table:style-name="ro1">
          <table:table-cell office:value-type="string" calcext:value-type="string">
            <text:p>../passo3/random/n_4/r_1.txt</text:p>
          </table:table-cell>
          <table:table-cell office:value-type="float" office:value="1.59599995613" calcext:value-type="float">
            <text:p>1.59599995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97619372606" calcext:value-type="float">
            <text:p>0.2976193726</text:p>
          </table:table-cell>
        </table:table-row>
        <table:table-row table:style-name="ro1">
          <table:table-cell office:value-type="string" calcext:value-type="string">
            <text:p>../passo3/random/n_4/r_2.txt</text:p>
          </table:table-cell>
          <table:table-cell office:value-type="float" office:value="1.55099999905" calcext:value-type="float">
            <text:p>1.55099999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5395386219" calcext:value-type="float">
            <text:p>0.3453953862</text:p>
          </table:table-cell>
        </table:table-row>
        <table:table-row table:style-name="ro1">
          <table:table-cell office:value-type="string" calcext:value-type="string">
            <text:p>../passo3/random/n_4/r_3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1" calcext:value-type="float">
            <text:p>1</text:p>
          </table:table-cell>
          <table:table-cell office:value-type="float" office:value="0.183547347784" calcext:value-type="float">
            <text:p>0.1835473478</text:p>
          </table:table-cell>
        </table:table-row>
        <table:table-row table:style-name="ro1">
          <table:table-cell office:value-type="string" calcext:value-type="string">
            <text:p>../passo3/random/n_4/r_4.txt</text:p>
          </table:table-cell>
          <table:table-cell office:value-type="float" office:value="1.72099995613" calcext:value-type="float">
            <text:p>1.720999956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63851439953" calcext:value-type="float">
            <text:p>0.16385144</text:p>
          </table:table-cell>
        </table:table-row>
        <table:table-row table:style-name="ro1">
          <table:table-cell office:value-type="string" calcext:value-type="string">
            <text:p>../passo3/random/n_4/r_5.txt</text:p>
          </table:table-cell>
          <table:table-cell office:value-type="float" office:value="1.68200004101" calcext:value-type="float">
            <text:p>1.682000041</text:p>
          </table:table-cell>
          <table:table-cell office:value-type="float" office:value="1" calcext:value-type="float">
            <text:p>1</text:p>
          </table:table-cell>
          <table:table-cell office:value-type="float" office:value="0.318298876286" calcext:value-type="float">
            <text:p>0.3182988763</text:p>
          </table:table-cell>
        </table:table-row>
        <table:table-row table:style-name="ro1">
          <table:table-cell office:value-type="string" calcext:value-type="string">
            <text:p>../passo3/random/n_4/r_6.txt</text:p>
          </table:table-cell>
          <table:table-cell office:value-type="float" office:value="1.90299999714" calcext:value-type="float">
            <text:p>1.9029999971</text:p>
          </table:table-cell>
          <table:table-cell office:value-type="float" office:value="1" calcext:value-type="float">
            <text:p>1</text:p>
          </table:table-cell>
          <table:table-cell office:value-type="float" office:value="0.0968150272965" calcext:value-type="float">
            <text:p>0.0968150273</text:p>
          </table:table-cell>
        </table:table-row>
        <table:table-row table:style-name="ro1">
          <table:table-cell office:value-type="string" calcext:value-type="string">
            <text:p>../passo3/random/n_4/r_7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1" calcext:value-type="float">
            <text:p>1</text:p>
          </table:table-cell>
          <table:table-cell office:value-type="float" office:value="0.0737683922052" calcext:value-type="float">
            <text:p>0.0737683922</text:p>
          </table:table-cell>
        </table:table-row>
        <table:table-row table:style-name="ro1">
          <table:table-cell office:value-type="string" calcext:value-type="string">
            <text:p>../passo3/random/n_4/r_8.txt</text:p>
          </table:table-cell>
          <table:table-cell office:value-type="float" office:value="1.21500003338" calcext:value-type="float">
            <text:p>1.21500003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04282522202" calcext:value-type="float">
            <text:p>0.7042825222</text:p>
          </table:table-cell>
        </table:table-row>
        <table:table-row table:style-name="ro1">
          <table:table-cell office:value-type="string" calcext:value-type="string">
            <text:p>../passo3/random/n_4/r_9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1" calcext:value-type="float">
            <text:p>1</text:p>
          </table:table-cell>
          <table:table-cell office:value-type="float" office:value="0.152971938252" calcext:value-type="float">
            <text:p>0.1529719383</text:p>
          </table:table-cell>
        </table:table-row>
        <table:table-row table:style-name="ro1">
          <table:table-cell office:value-type="string" calcext:value-type="string">
            <text:p>../passo3/random/n_4/r_10.txt</text:p>
          </table:table-cell>
          <table:table-cell office:value-type="float" office:value="1.42100000381" calcext:value-type="float">
            <text:p>1.4210000038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824183226" calcext:value-type="float">
            <text:p>0.3758241832</text:p>
          </table:table-cell>
        </table:table-row>
        <table:table-row table:style-name="ro1">
          <table:table-cell office:value-type="string" calcext:value-type="string">
            <text:p>../passo3/random/n_4/r_11.txt</text:p>
          </table:table-cell>
          <table:table-cell office:value-type="float" office:value="1.78499996662" calcext:value-type="float">
            <text:p>1.7849999666</text:p>
          </table:table-cell>
          <table:table-cell office:value-type="float" office:value="1" calcext:value-type="float">
            <text:p>1</text:p>
          </table:table-cell>
          <table:table-cell office:value-type="float" office:value="0.215422332287" calcext:value-type="float">
            <text:p>0.2154223323</text:p>
          </table:table-cell>
        </table:table-row>
        <table:table-row table:style-name="ro1">
          <table:table-cell office:value-type="string" calcext:value-type="string">
            <text:p>../passo3/random/n_4/r_12.txt</text:p>
          </table:table-cell>
          <table:table-cell office:value-type="float" office:value="1.46500003338" calcext:value-type="float">
            <text:p>1.46500003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36972349882" calcext:value-type="float">
            <text:p>0.4369723499</text:p>
          </table:table-cell>
        </table:table-row>
        <table:table-row table:style-name="ro1">
          <table:table-cell office:value-type="string" calcext:value-type="string">
            <text:p>../passo3/random/n_4/r_13.txt</text:p>
          </table:table-cell>
          <table:table-cell office:value-type="float" office:value="1.25499999523" calcext:value-type="float">
            <text:p>1.254999995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55938637257" calcext:value-type="float">
            <text:p>0.4559386373</text:p>
          </table:table-cell>
        </table:table-row>
        <table:table-row table:style-name="ro1">
          <table:table-cell office:value-type="string" calcext:value-type="string">
            <text:p>../passo3/random/n_4/r_14.txt</text:p>
          </table:table-cell>
          <table:table-cell office:value-type="float" office:value="1.55099999905" calcext:value-type="float">
            <text:p>1.55099999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5876842737" calcext:value-type="float">
            <text:p>0.3458768427</text:p>
          </table:table-cell>
        </table:table-row>
        <table:table-row table:style-name="ro1">
          <table:table-cell office:value-type="string" calcext:value-type="string">
            <text:p>../passo3/random/n_4/r_15.txt</text:p>
          </table:table-cell>
          <table:table-cell office:value-type="float" office:value="1.84200000763" calcext:value-type="float">
            <text:p>1.8420000076</text:p>
          </table:table-cell>
          <table:table-cell office:value-type="float" office:value="1" calcext:value-type="float">
            <text:p>1</text:p>
          </table:table-cell>
          <table:table-cell office:value-type="float" office:value="0.158249869943" calcext:value-type="float">
            <text:p>0.1582498699</text:p>
          </table:table-cell>
        </table:table-row>
        <table:table-row table:style-name="ro1">
          <table:table-cell office:value-type="string" calcext:value-type="string">
            <text:p>../passo3/random/n_4/r_16.txt</text:p>
          </table:table-cell>
          <table:table-cell office:value-type="float" office:value="1.86699998379" calcext:value-type="float">
            <text:p>1.8669999838</text:p>
          </table:table-cell>
          <table:table-cell office:value-type="float" office:value="1" calcext:value-type="float">
            <text:p>1</text:p>
          </table:table-cell>
          <table:table-cell office:value-type="float" office:value="0.133142128587" calcext:value-type="float">
            <text:p>0.1331421286</text:p>
          </table:table-cell>
        </table:table-row>
        <table:table-row table:style-name="ro1">
          <table:table-cell office:value-type="string" calcext:value-type="string">
            <text:p>../passo3/random/n_4/r_17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40690177679" calcext:value-type="float">
            <text:p>0.0640690178</text:p>
          </table:table-cell>
        </table:table-row>
        <table:table-row table:style-name="ro1">
          <table:table-cell office:value-type="string" calcext:value-type="string">
            <text:p>../passo3/random/n_4/r_18.txt</text:p>
          </table:table-cell>
          <table:table-cell office:value-type="float" office:value="1.41600000858" calcext:value-type="float">
            <text:p>1.416000008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81727904081" calcext:value-type="float">
            <text:p>0.3817279041</text:p>
          </table:table-cell>
        </table:table-row>
        <table:table-row table:style-name="ro1">
          <table:table-cell office:value-type="string" calcext:value-type="string">
            <text:p>../passo3/random/n_4/r_19.txt</text:p>
          </table:table-cell>
          <table:table-cell office:value-type="float" office:value="1.78900003433" calcext:value-type="float">
            <text:p>1.7890000343</text:p>
          </table:table-cell>
          <table:table-cell office:value-type="float" office:value="1" calcext:value-type="float">
            <text:p>1</text:p>
          </table:table-cell>
          <table:table-cell office:value-type="float" office:value="0.2112223804" calcext:value-type="float">
            <text:p>0.2112223804</text:p>
          </table:table-cell>
        </table:table-row>
        <table:table-row table:style-name="ro1">
          <table:table-cell office:value-type="string" calcext:value-type="string">
            <text:p>../passo3/random/n_4/r_20.txt</text:p>
          </table:table-cell>
          <table:table-cell office:value-type="float" office:value="1.22599995136" calcext:value-type="float">
            <text:p>1.225999951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91483837366" calcext:value-type="float">
            <text:p>0.4914838374</text:p>
          </table:table-cell>
        </table:table-row>
        <table:table-row table:style-name="ro1">
          <table:table-cell office:value-type="string" calcext:value-type="string">
            <text:p>../passo3/random/n_4/r_21.txt</text:p>
          </table:table-cell>
          <table:table-cell office:value-type="float" office:value="1.78999996185" calcext:value-type="float">
            <text:p>1.7899999619</text:p>
          </table:table-cell>
          <table:table-cell office:value-type="float" office:value="1" calcext:value-type="float">
            <text:p>1</text:p>
          </table:table-cell>
          <table:table-cell office:value-type="float" office:value="0.210115984082" calcext:value-type="float">
            <text:p>0.2101159841</text:p>
          </table:table-cell>
        </table:table-row>
        <table:table-row table:style-name="ro1">
          <table:table-cell office:value-type="string" calcext:value-type="string">
            <text:p>../passo3/random/n_4/r_22.txt</text:p>
          </table:table-cell>
          <table:table-cell office:value-type="float" office:value="1.63900005817" calcext:value-type="float">
            <text:p>1.6390000582</text:p>
          </table:table-cell>
          <table:table-cell office:value-type="float" office:value="1" calcext:value-type="float">
            <text:p>1</text:p>
          </table:table-cell>
          <table:table-cell office:value-type="float" office:value="0.360560983419" calcext:value-type="float">
            <text:p>0.3605609834</text:p>
          </table:table-cell>
        </table:table-row>
        <table:table-row table:style-name="ro1">
          <table:table-cell office:value-type="string" calcext:value-type="string">
            <text:p>../passo3/random/n_4/r_23.txt</text:p>
          </table:table-cell>
          <table:table-cell office:value-type="float" office:value="1.29999995232" calcext:value-type="float">
            <text:p>1.299999952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00214165449" calcext:value-type="float">
            <text:p>0.4002141654</text:p>
          </table:table-cell>
        </table:table-row>
        <table:table-row table:style-name="ro1">
          <table:table-cell office:value-type="string" calcext:value-type="string">
            <text:p>../passo3/random/n_4/r_24.txt</text:p>
          </table:table-cell>
          <table:table-cell office:value-type="float" office:value="1.51199996471" calcext:value-type="float">
            <text:p>1.51199996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86711239815" calcext:value-type="float">
            <text:p>0.3867112398</text:p>
          </table:table-cell>
        </table:table-row>
        <table:table-row table:style-name="ro1">
          <table:table-cell office:value-type="string" calcext:value-type="string">
            <text:p>../passo3/random/n_4/r_25.txt</text:p>
          </table:table-cell>
          <table:table-cell office:value-type="float" office:value="1.62999999523" calcext:value-type="float">
            <text:p>1.62999999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61085271835" calcext:value-type="float">
            <text:p>0.2610852718</text:p>
          </table:table-cell>
        </table:table-row>
        <table:table-row table:style-name="ro1">
          <table:table-cell office:value-type="string" calcext:value-type="string">
            <text:p>../passo3/random/n_4/r_26.txt</text:p>
          </table:table-cell>
          <table:table-cell office:value-type="float" office:value="1.57400000095" calcext:value-type="float">
            <text:p>1.5740000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20960104465" calcext:value-type="float">
            <text:p>0.3209601045</text:p>
          </table:table-cell>
        </table:table-row>
        <table:table-row table:style-name="ro1">
          <table:table-cell office:value-type="string" calcext:value-type="string">
            <text:p>../passo3/random/n_4/r_27.txt</text:p>
          </table:table-cell>
          <table:table-cell office:value-type="float" office:value="1.74699997902" calcext:value-type="float">
            <text:p>1.746999979</text:p>
          </table:table-cell>
          <table:table-cell office:value-type="float" office:value="1" calcext:value-type="float">
            <text:p>1</text:p>
          </table:table-cell>
          <table:table-cell office:value-type="float" office:value="0.252965718508" calcext:value-type="float">
            <text:p>0.2529657185</text:p>
          </table:table-cell>
        </table:table-row>
        <table:table-row table:style-name="ro1">
          <table:table-cell office:value-type="string" calcext:value-type="string">
            <text:p>../passo3/random/n_4/r_28.txt</text:p>
          </table:table-cell>
          <table:table-cell office:value-type="float" office:value="1.73500001431" calcext:value-type="float">
            <text:p>1.73500001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49274900556" calcext:value-type="float">
            <text:p>0.1492749006</text:p>
          </table:table-cell>
        </table:table-row>
        <table:table-row table:style-name="ro1">
          <table:table-cell office:value-type="string" calcext:value-type="string">
            <text:p>../passo3/random/n_4/r_29.txt</text:p>
          </table:table-cell>
          <table:table-cell office:value-type="float" office:value="1.83500003815" calcext:value-type="float">
            <text:p>1.8350000382</text:p>
          </table:table-cell>
          <table:table-cell office:value-type="float" office:value="1" calcext:value-type="float">
            <text:p>1</text:p>
          </table:table-cell>
          <table:table-cell office:value-type="float" office:value="0.165492892265" calcext:value-type="float">
            <text:p>0.1654928923</text:p>
          </table:table-cell>
        </table:table-row>
        <table:table-row table:style-name="ro1">
          <table:table-cell office:value-type="string" calcext:value-type="string">
            <text:p>../passo3/random/n_4/r_30.txt</text:p>
          </table:table-cell>
          <table:table-cell office:value-type="float" office:value="1.4240000248" calcext:value-type="float">
            <text:p>1.42400002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81076598167" calcext:value-type="float">
            <text:p>0.4810765982</text:p>
          </table:table-cell>
        </table:table-row>
        <table:table-row table:style-name="ro1">
          <table:table-cell office:value-type="string" calcext:value-type="string">
            <text:p>../passo3/random/n_4/r_31.txt</text:p>
          </table:table-cell>
          <table:table-cell office:value-type="float" office:value="1.55799996853" calcext:value-type="float">
            <text:p>1.55799996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38096380234" calcext:value-type="float">
            <text:p>0.3380963802</text:p>
          </table:table-cell>
        </table:table-row>
        <table:table-row table:style-name="ro1">
          <table:table-cell office:value-type="string" calcext:value-type="string">
            <text:p>../passo3/random/n_4/r_32.txt</text:p>
          </table:table-cell>
          <table:table-cell office:value-type="float" office:value="1.80799996853" calcext:value-type="float">
            <text:p>1.80799996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712978541851" calcext:value-type="float">
            <text:p>0.0712978542</text:p>
          </table:table-cell>
        </table:table-row>
        <table:table-row table:style-name="ro1">
          <table:table-cell office:value-type="string" calcext:value-type="string">
            <text:p>../passo3/random/n_4/r_33.txt</text:p>
          </table:table-cell>
          <table:table-cell office:value-type="float" office:value="1.51499998569" calcext:value-type="float">
            <text:p>1.51499998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84079426527" calcext:value-type="float">
            <text:p>0.3840794265</text:p>
          </table:table-cell>
        </table:table-row>
        <table:table-row table:style-name="ro1">
          <table:table-cell office:value-type="string" calcext:value-type="string">
            <text:p>../passo3/random/n_4/r_34.txt</text:p>
          </table:table-cell>
          <table:table-cell office:value-type="float" office:value="1.64699995518" calcext:value-type="float">
            <text:p>1.64699995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4342302978" calcext:value-type="float">
            <text:p>0.2434230298</text:p>
          </table:table-cell>
        </table:table-row>
        <table:table-row table:style-name="ro1">
          <table:table-cell office:value-type="string" calcext:value-type="string">
            <text:p>../passo3/random/n_4/r_35.txt</text:p>
          </table:table-cell>
          <table:table-cell office:value-type="float" office:value="1.54999995232" calcext:value-type="float">
            <text:p>1.54999995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7166806459" calcext:value-type="float">
            <text:p>0.3471668065</text:p>
          </table:table-cell>
        </table:table-row>
        <table:table-row table:style-name="ro1">
          <table:table-cell office:value-type="string" calcext:value-type="string">
            <text:p>../passo3/random/n_4/r_36.txt</text:p>
          </table:table-cell>
          <table:table-cell office:value-type="float" office:value="1.26400005817" calcext:value-type="float">
            <text:p>1.264000058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51917159557" calcext:value-type="float">
            <text:p>0.6519171596</text:p>
          </table:table-cell>
        </table:table-row>
        <table:table-row table:style-name="ro1">
          <table:table-cell office:value-type="string" calcext:value-type="string">
            <text:p>../passo3/random/n_4/r_37.txt</text:p>
          </table:table-cell>
          <table:table-cell office:value-type="float" office:value="1.57700002193" calcext:value-type="float">
            <text:p>1.57700002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591443292797" calcext:value-type="float">
            <text:p>0.0591443293</text:p>
          </table:table-cell>
        </table:table-row>
        <table:table-row table:style-name="ro1">
          <table:table-cell office:value-type="string" calcext:value-type="string">
            <text:p>../passo3/random/n_4/r_38.txt</text:p>
          </table:table-cell>
          <table:table-cell office:value-type="float" office:value="1.68299996853" calcext:value-type="float">
            <text:p>1.682999968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04802855849" calcext:value-type="float">
            <text:p>0.2048028558</text:p>
          </table:table-cell>
        </table:table-row>
        <table:table-row table:style-name="ro1">
          <table:table-cell office:value-type="string" calcext:value-type="string">
            <text:p>../passo3/random/n_4/r_39.txt</text:p>
          </table:table-cell>
          <table:table-cell office:value-type="float" office:value="1.68799996376" calcext:value-type="float">
            <text:p>1.6879999638</text:p>
          </table:table-cell>
          <table:table-cell office:value-type="float" office:value="1" calcext:value-type="float">
            <text:p>1</text:p>
          </table:table-cell>
          <table:table-cell office:value-type="float" office:value="0.311597496271" calcext:value-type="float">
            <text:p>0.3115974963</text:p>
          </table:table-cell>
        </table:table-row>
        <table:table-row table:style-name="ro1">
          <table:table-cell office:value-type="string" calcext:value-type="string">
            <text:p>../passo3/random/n_4/r_40.txt</text:p>
          </table:table-cell>
          <table:table-cell office:value-type="float" office:value="1.29999995232" calcext:value-type="float">
            <text:p>1.299999952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99813622236" calcext:value-type="float">
            <text:p>0.3998136222</text:p>
          </table:table-cell>
        </table:table-row>
        <table:table-row table:style-name="ro1">
          <table:table-cell office:value-type="string" calcext:value-type="string">
            <text:p>../passo3/random/n_4/r_41.txt</text:p>
          </table:table-cell>
          <table:table-cell office:value-type="float" office:value="1.32799994946" calcext:value-type="float">
            <text:p>1.3279999495</text:p>
          </table:table-cell>
          <table:table-cell office:value-type="float" office:value="0.75" calcext:value-type="float">
            <text:p>0.75</text:p>
          </table:table-cell>
          <table:table-cell office:value-type="float" office:value="0.229485198855" calcext:value-type="float">
            <text:p>0.2294851989</text:p>
          </table:table-cell>
        </table:table-row>
        <table:table-row table:style-name="ro1">
          <table:table-cell office:value-type="string" calcext:value-type="string">
            <text:p>../passo3/random/n_4/r_42.txt</text:p>
          </table:table-cell>
          <table:table-cell office:value-type="float" office:value="1.44299995899" calcext:value-type="float">
            <text:p>1.4429999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6088886261" calcext:value-type="float">
            <text:p>0.4608888626</text:p>
          </table:table-cell>
        </table:table-row>
        <table:table-row table:style-name="ro1">
          <table:table-cell office:value-type="string" calcext:value-type="string">
            <text:p>../passo3/random/n_4/r_43.txt</text:p>
          </table:table-cell>
          <table:table-cell office:value-type="float" office:value="1.60800004005" calcext:value-type="float">
            <text:p>1.60800004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84341156483" calcext:value-type="float">
            <text:p>0.2843411565</text:p>
          </table:table-cell>
        </table:table-row>
        <table:table-row table:style-name="ro1">
          <table:table-cell office:value-type="string" calcext:value-type="string">
            <text:p>../passo3/random/n_4/r_44.txt</text:p>
          </table:table-cell>
          <table:table-cell office:value-type="float" office:value="1.90799999237" calcext:value-type="float">
            <text:p>1.9079999924</text:p>
          </table:table-cell>
          <table:table-cell office:value-type="float" office:value="1" calcext:value-type="float">
            <text:p>1</text:p>
          </table:table-cell>
          <table:table-cell office:value-type="float" office:value="0.0920911431313" calcext:value-type="float">
            <text:p>0.0920911431</text:p>
          </table:table-cell>
        </table:table-row>
        <table:table-row table:style-name="ro1">
          <table:table-cell office:value-type="string" calcext:value-type="string">
            <text:p>../passo3/random/n_4/r_45.txt</text:p>
          </table:table-cell>
          <table:table-cell office:value-type="float" office:value="1.62199997902" calcext:value-type="float">
            <text:p>1.62199997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69645273685" calcext:value-type="float">
            <text:p>0.2696452737</text:p>
          </table:table-cell>
        </table:table-row>
        <table:table-row table:style-name="ro1">
          <table:table-cell office:value-type="string" calcext:value-type="string">
            <text:p>../passo3/random/n_4/r_46.txt</text:p>
          </table:table-cell>
          <table:table-cell office:value-type="float" office:value="1.60500001907" calcext:value-type="float">
            <text:p>1.60500001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88239985704" calcext:value-type="float">
            <text:p>0.2882399857</text:p>
          </table:table-cell>
        </table:table-row>
        <table:table-row table:style-name="ro1">
          <table:table-cell office:value-type="string" calcext:value-type="string">
            <text:p>../passo3/random/n_4/r_47.txt</text:p>
          </table:table-cell>
          <table:table-cell office:value-type="float" office:value="1.74199998379" calcext:value-type="float">
            <text:p>1.74199998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41641497612" calcext:value-type="float">
            <text:p>0.1416414976</text:p>
          </table:table-cell>
        </table:table-row>
        <table:table-row table:style-name="ro1">
          <table:table-cell office:value-type="string" calcext:value-type="string">
            <text:p>../passo3/random/n_4/r_48.txt</text:p>
          </table:table-cell>
          <table:table-cell office:value-type="float" office:value="1.26499998569" calcext:value-type="float">
            <text:p>1.2649999857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4294526577" calcext:value-type="float">
            <text:p>0.5542945266</text:p>
          </table:table-cell>
        </table:table-row>
        <table:table-row table:style-name="ro1">
          <table:table-cell office:value-type="string" calcext:value-type="string">
            <text:p>../passo3/random/n_4/r_49.txt</text:p>
          </table:table-cell>
          <table:table-cell office:value-type="float" office:value="1.22599995136" calcext:value-type="float">
            <text:p>1.225999951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99218189716" calcext:value-type="float">
            <text:p>0.5992181897</text:p>
          </table:table-cell>
        </table:table-row>
        <table:table-row table:style-name="ro1">
          <table:table-cell office:value-type="string" calcext:value-type="string">
            <text:p>../passo3/random/n_4/r_50.txt</text:p>
          </table:table-cell>
          <table:table-cell office:value-type="float" office:value="1.72399997711" calcext:value-type="float">
            <text:p>1.7239999771</text:p>
          </table:table-cell>
          <table:table-cell office:value-type="float" office:value="1" calcext:value-type="float">
            <text:p>1</text:p>
          </table:table-cell>
          <table:table-cell office:value-type="float" office:value="0.276361733675" calcext:value-type="float">
            <text:p>0.2763617337</text:p>
          </table:table-cell>
        </table:table-row>
        <table:table-row table:style-name="ro1">
          <table:table-cell office:value-type="string" calcext:value-type="string">
            <text:p>../passo3/random/n_4/r_51.txt</text:p>
          </table:table-cell>
          <table:table-cell office:value-type="float" office:value="1.42599999905" calcext:value-type="float">
            <text:p>1.4259999991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020778656" calcext:value-type="float">
            <text:p>0.3702077866</text:p>
          </table:table-cell>
        </table:table-row>
        <table:table-row table:style-name="ro1">
          <table:table-cell office:value-type="string" calcext:value-type="string">
            <text:p>../passo3/random/n_4/r_52.txt</text:p>
          </table:table-cell>
          <table:table-cell office:value-type="float" office:value="1.82299995422" calcext:value-type="float">
            <text:p>1.8229999542</text:p>
          </table:table-cell>
          <table:table-cell office:value-type="float" office:value="1" calcext:value-type="float">
            <text:p>1</text:p>
          </table:table-cell>
          <table:table-cell office:value-type="float" office:value="0.177107080817" calcext:value-type="float">
            <text:p>0.1771070808</text:p>
          </table:table-cell>
        </table:table-row>
        <table:table-row table:style-name="ro1">
          <table:table-cell office:value-type="string" calcext:value-type="string">
            <text:p>../passo3/random/n_4/r_53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37809708714" calcext:value-type="float">
            <text:p>0.0637809709</text:p>
          </table:table-cell>
        </table:table-row>
        <table:table-row table:style-name="ro1">
          <table:table-cell office:value-type="string" calcext:value-type="string">
            <text:p>../passo3/random/n_4/r_54.txt</text:p>
          </table:table-cell>
          <table:table-cell office:value-type="float" office:value="1.58599996567" calcext:value-type="float">
            <text:p>1.5859999657</text:p>
          </table:table-cell>
          <table:table-cell office:value-type="float" office:value="0.875" calcext:value-type="float">
            <text:p>0.875</text:p>
          </table:table-cell>
          <table:table-cell office:value-type="float" office:value="0.187755137682" calcext:value-type="float">
            <text:p>0.1877551377</text:p>
          </table:table-cell>
        </table:table-row>
        <table:table-row table:style-name="ro1">
          <table:table-cell office:value-type="string" calcext:value-type="string">
            <text:p>../passo3/random/n_4/r_55.txt</text:p>
          </table:table-cell>
          <table:table-cell office:value-type="float" office:value="1.52499997616" calcext:value-type="float">
            <text:p>1.524999976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23005695641" calcext:value-type="float">
            <text:p>0.1230056956</text:p>
          </table:table-cell>
        </table:table-row>
        <table:table-row table:style-name="ro1">
          <table:table-cell office:value-type="string" calcext:value-type="string">
            <text:p>../passo3/random/n_4/r_56.txt</text:p>
          </table:table-cell>
          <table:table-cell office:value-type="float" office:value="1.63100004196" calcext:value-type="float">
            <text:p>1.631000042</text:p>
          </table:table-cell>
          <table:table-cell office:value-type="float" office:value="1" calcext:value-type="float">
            <text:p>1</text:p>
          </table:table-cell>
          <table:table-cell office:value-type="float" office:value="0.368639051914" calcext:value-type="float">
            <text:p>0.3686390519</text:p>
          </table:table-cell>
        </table:table-row>
        <table:table-row table:style-name="ro1">
          <table:table-cell office:value-type="string" calcext:value-type="string">
            <text:p>../passo3/random/n_4/r_57.txt</text:p>
          </table:table-cell>
          <table:table-cell office:value-type="float" office:value="1.2120000124" calcext:value-type="float">
            <text:p>1.2120000124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37354755402" calcext:value-type="float">
            <text:p>0.2373547554</text:p>
          </table:table-cell>
        </table:table-row>
        <table:table-row table:style-name="ro1">
          <table:table-cell office:value-type="string" calcext:value-type="string">
            <text:p>../passo3/random/n_4/r_58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1" calcext:value-type="float">
            <text:p>1</text:p>
          </table:table-cell>
          <table:table-cell office:value-type="float" office:value="0.111154347658" calcext:value-type="float">
            <text:p>0.1111543477</text:p>
          </table:table-cell>
        </table:table-row>
        <table:table-row table:style-name="ro1">
          <table:table-cell office:value-type="string" calcext:value-type="string">
            <text:p>../passo3/random/n_4/r_59.txt</text:p>
          </table:table-cell>
          <table:table-cell office:value-type="float" office:value="1.79100000858" calcext:value-type="float">
            <text:p>1.7910000086</text:p>
          </table:table-cell>
          <table:table-cell office:value-type="float" office:value="1" calcext:value-type="float">
            <text:p>1</text:p>
          </table:table-cell>
          <table:table-cell office:value-type="float" office:value="0.208946481347" calcext:value-type="float">
            <text:p>0.2089464813</text:p>
          </table:table-cell>
        </table:table-row>
        <table:table-row table:style-name="ro1">
          <table:table-cell office:value-type="string" calcext:value-type="string">
            <text:p>../passo3/random/n_4/r_60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1" calcext:value-type="float">
            <text:p>1</text:p>
          </table:table-cell>
          <table:table-cell office:value-type="float" office:value="0.200947910547" calcext:value-type="float">
            <text:p>0.2009479105</text:p>
          </table:table-cell>
        </table:table-row>
        <table:table-row table:style-name="ro1">
          <table:table-cell office:value-type="string" calcext:value-type="string">
            <text:p>../passo3/random/n_4/r_61.txt</text:p>
          </table:table-cell>
          <table:table-cell office:value-type="float" office:value="1.76800000668" calcext:value-type="float">
            <text:p>1.76800000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14615820348" calcext:value-type="float">
            <text:p>0.1146158203</text:p>
          </table:table-cell>
        </table:table-row>
        <table:table-row table:style-name="ro1">
          <table:table-cell office:value-type="string" calcext:value-type="string">
            <text:p>../passo3/random/n_4/r_62.txt</text:p>
          </table:table-cell>
          <table:table-cell office:value-type="float" office:value="1.44799995422" calcext:value-type="float">
            <text:p>1.447999954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55535054207" calcext:value-type="float">
            <text:p>0.4555350542</text:p>
          </table:table-cell>
        </table:table-row>
        <table:table-row table:style-name="ro1">
          <table:table-cell office:value-type="string" calcext:value-type="string">
            <text:p>../passo3/random/n_4/r_63.txt</text:p>
          </table:table-cell>
          <table:table-cell office:value-type="float" office:value="1.66499996185" calcext:value-type="float">
            <text:p>1.6649999619</text:p>
          </table:table-cell>
          <table:table-cell office:value-type="float" office:value="1" calcext:value-type="float">
            <text:p>1</text:p>
          </table:table-cell>
          <table:table-cell office:value-type="float" office:value="0.335443854332" calcext:value-type="float">
            <text:p>0.3354438543</text:p>
          </table:table-cell>
        </table:table-row>
        <table:table-row table:style-name="ro1">
          <table:table-cell office:value-type="string" calcext:value-type="string">
            <text:p>../passo3/random/n_4/r_64.txt</text:p>
          </table:table-cell>
          <table:table-cell office:value-type="float" office:value="1.68799996376" calcext:value-type="float">
            <text:p>1.68799996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99605166912" calcext:value-type="float">
            <text:p>0.1996051669</text:p>
          </table:table-cell>
        </table:table-row>
        <table:table-row table:style-name="ro1">
          <table:table-cell office:value-type="string" calcext:value-type="string">
            <text:p>../passo3/random/n_4/r_65.txt</text:p>
          </table:table-cell>
          <table:table-cell office:value-type="float" office:value="1.90100002289" calcext:value-type="float">
            <text:p>1.9010000229</text:p>
          </table:table-cell>
          <table:table-cell office:value-type="float" office:value="1" calcext:value-type="float">
            <text:p>1</text:p>
          </table:table-cell>
          <table:table-cell office:value-type="float" office:value="0.0986954048276" calcext:value-type="float">
            <text:p>0.0986954048</text:p>
          </table:table-cell>
        </table:table-row>
        <table:table-row table:style-name="ro1">
          <table:table-cell office:value-type="string" calcext:value-type="string">
            <text:p>../passo3/random/n_4/r_66.txt</text:p>
          </table:table-cell>
          <table:table-cell office:value-type="float" office:value="1.55599999428" calcext:value-type="float">
            <text:p>1.55599999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0443700552" calcext:value-type="float">
            <text:p>0.3404437006</text:p>
          </table:table-cell>
        </table:table-row>
        <table:table-row table:style-name="ro1">
          <table:table-cell office:value-type="string" calcext:value-type="string">
            <text:p>../passo3/random/n_4/r_67.txt</text:p>
          </table:table-cell>
          <table:table-cell office:value-type="float" office:value="1.68099999428" calcext:value-type="float">
            <text:p>1.6809999943</text:p>
          </table:table-cell>
          <table:table-cell office:value-type="float" office:value="1" calcext:value-type="float">
            <text:p>1</text:p>
          </table:table-cell>
          <table:table-cell office:value-type="float" office:value="0.319460362196" calcext:value-type="float">
            <text:p>0.3194603622</text:p>
          </table:table-cell>
        </table:table-row>
        <table:table-row table:style-name="ro1">
          <table:table-cell office:value-type="string" calcext:value-type="string">
            <text:p>../passo3/random/n_4/r_68.txt</text:p>
          </table:table-cell>
          <table:table-cell office:value-type="float" office:value="1.49399995804" calcext:value-type="float">
            <text:p>1.4939999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292837172747" calcext:value-type="float">
            <text:p>0.2928371727</text:p>
          </table:table-cell>
        </table:table-row>
        <table:table-row table:style-name="ro1">
          <table:table-cell office:value-type="string" calcext:value-type="string">
            <text:p>../passo3/random/n_4/r_69.txt</text:p>
          </table:table-cell>
          <table:table-cell office:value-type="float" office:value="1.65699994564" calcext:value-type="float">
            <text:p>1.6569999456</text:p>
          </table:table-cell>
          <table:table-cell office:value-type="float" office:value="1" calcext:value-type="float">
            <text:p>1</text:p>
          </table:table-cell>
          <table:table-cell office:value-type="float" office:value="0.342893838882" calcext:value-type="float">
            <text:p>0.3428938389</text:p>
          </table:table-cell>
        </table:table-row>
        <table:table-row table:style-name="ro1">
          <table:table-cell office:value-type="string" calcext:value-type="string">
            <text:p>../passo3/random/n_4/r_70.txt</text:p>
          </table:table-cell>
          <table:table-cell office:value-type="float" office:value="1.39199995995" calcext:value-type="float">
            <text:p>1.39199996</text:p>
          </table:table-cell>
          <table:table-cell office:value-type="float" office:value="0.875" calcext:value-type="float">
            <text:p>0.875</text:p>
          </table:table-cell>
          <table:table-cell office:value-type="float" office:value="0.409047991037" calcext:value-type="float">
            <text:p>0.409047991</text:p>
          </table:table-cell>
        </table:table-row>
        <table:table-row table:style-name="ro1">
          <table:table-cell office:value-type="string" calcext:value-type="string">
            <text:p>../passo3/random/n_4/r_71.txt</text:p>
          </table:table-cell>
          <table:table-cell office:value-type="float" office:value="1.77999997139" calcext:value-type="float">
            <text:p>1.7799999714</text:p>
          </table:table-cell>
          <table:table-cell office:value-type="float" office:value="1" calcext:value-type="float">
            <text:p>1</text:p>
          </table:table-cell>
          <table:table-cell office:value-type="float" office:value="0.219919085503" calcext:value-type="float">
            <text:p>0.2199190855</text:p>
          </table:table-cell>
        </table:table-row>
        <table:table-row table:style-name="ro1">
          <table:table-cell office:value-type="string" calcext:value-type="string">
            <text:p>../passo3/random/n_4/r_72.txt</text:p>
          </table:table-cell>
          <table:table-cell office:value-type="float" office:value="1.74300003052" calcext:value-type="float">
            <text:p>1.7430000305</text:p>
          </table:table-cell>
          <table:table-cell office:value-type="float" office:value="1" calcext:value-type="float">
            <text:p>1</text:p>
          </table:table-cell>
          <table:table-cell office:value-type="float" office:value="0.256674677134" calcext:value-type="float">
            <text:p>0.2566746771</text:p>
          </table:table-cell>
        </table:table-row>
        <table:table-row table:style-name="ro1">
          <table:table-cell office:value-type="string" calcext:value-type="string">
            <text:p>../passo3/random/n_4/r_73.txt</text:p>
          </table:table-cell>
          <table:table-cell office:value-type="float" office:value="1.60800004005" calcext:value-type="float">
            <text:p>1.6080000401</text:p>
          </table:table-cell>
          <table:table-cell office:value-type="float" office:value="0.875" calcext:value-type="float">
            <text:p>0.875</text:p>
          </table:table-cell>
          <table:table-cell office:value-type="float" office:value="0.161816105247" calcext:value-type="float">
            <text:p>0.1618161052</text:p>
          </table:table-cell>
        </table:table-row>
        <table:table-row table:style-name="ro1">
          <table:table-cell office:value-type="string" calcext:value-type="string">
            <text:p>../passo3/random/n_4/r_74.txt</text:p>
          </table:table-cell>
          <table:table-cell office:value-type="float" office:value="1.93799996376" calcext:value-type="float">
            <text:p>1.9379999638</text:p>
          </table:table-cell>
          <table:table-cell office:value-type="float" office:value="1" calcext:value-type="float">
            <text:p>1</text:p>
          </table:table-cell>
          <table:table-cell office:value-type="float" office:value="0.061749137938" calcext:value-type="float">
            <text:p>0.0617491379</text:p>
          </table:table-cell>
        </table:table-row>
        <table:table-row table:style-name="ro1">
          <table:table-cell office:value-type="string" calcext:value-type="string">
            <text:p>../passo3/random/n_4/r_75.txt</text:p>
          </table:table-cell>
          <table:table-cell office:value-type="float" office:value="1.30200004578" calcext:value-type="float">
            <text:p>1.30200004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511570811272" calcext:value-type="float">
            <text:p>0.5115708113</text:p>
          </table:table-cell>
        </table:table-row>
        <table:table-row table:style-name="ro1">
          <table:table-cell office:value-type="string" calcext:value-type="string">
            <text:p>../passo3/random/n_4/r_76.txt</text:p>
          </table:table-cell>
          <table:table-cell office:value-type="float" office:value="1.49800002575" calcext:value-type="float">
            <text:p>1.4980000258</text:p>
          </table:table-cell>
          <table:table-cell office:value-type="float" office:value="0.875" calcext:value-type="float">
            <text:p>0.875</text:p>
          </table:table-cell>
          <table:table-cell office:value-type="float" office:value="0.288001000881" calcext:value-type="float">
            <text:p>0.2880010009</text:p>
          </table:table-cell>
        </table:table-row>
        <table:table-row table:style-name="ro1">
          <table:table-cell office:value-type="string" calcext:value-type="string">
            <text:p>../passo3/random/n_4/r_77.txt</text:p>
          </table:table-cell>
          <table:table-cell office:value-type="float" office:value="1.66799998283" calcext:value-type="float">
            <text:p>1.6679999828</text:p>
          </table:table-cell>
          <table:table-cell office:value-type="float" office:value="0.875" calcext:value-type="float">
            <text:p>0.875</text:p>
          </table:table-cell>
          <table:table-cell office:value-type="float" office:value="0.0940147787333" calcext:value-type="float">
            <text:p>0.0940147787</text:p>
          </table:table-cell>
        </table:table-row>
        <table:table-row table:style-name="ro1">
          <table:table-cell office:value-type="string" calcext:value-type="string">
            <text:p>../passo3/random/n_4/r_78.txt</text:p>
          </table:table-cell>
          <table:table-cell office:value-type="float" office:value="1.52699995041" calcext:value-type="float">
            <text:p>1.526999950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20669707656" calcext:value-type="float">
            <text:p>0.1206697077</text:p>
          </table:table-cell>
        </table:table-row>
        <table:table-row table:style-name="ro1">
          <table:table-cell office:value-type="string" calcext:value-type="string">
            <text:p>../passo3/random/n_4/r_79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4251053333" calcext:value-type="float">
            <text:p>0.0764251053</text:p>
          </table:table-cell>
        </table:table-row>
        <table:table-row table:style-name="ro1">
          <table:table-cell office:value-type="string" calcext:value-type="string">
            <text:p>../passo3/random/n_4/r_80.txt</text:p>
          </table:table-cell>
          <table:table-cell office:value-type="float" office:value="1.81599998474" calcext:value-type="float">
            <text:p>1.8159999847</text:p>
          </table:table-cell>
          <table:table-cell office:value-type="float" office:value="1" calcext:value-type="float">
            <text:p>1</text:p>
          </table:table-cell>
          <table:table-cell office:value-type="float" office:value="0.184062555432" calcext:value-type="float">
            <text:p>0.1840625554</text:p>
          </table:table-cell>
        </table:table-row>
        <table:table-row table:style-name="ro1">
          <table:table-cell office:value-type="string" calcext:value-type="string">
            <text:p>../passo3/random/n_4/r_81.txt</text:p>
          </table:table-cell>
          <table:table-cell office:value-type="float" office:value="1.60099995136" calcext:value-type="float">
            <text:p>1.60099995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291932165623" calcext:value-type="float">
            <text:p>0.2919321656</text:p>
          </table:table-cell>
        </table:table-row>
        <table:table-row table:style-name="ro1">
          <table:table-cell office:value-type="string" calcext:value-type="string">
            <text:p>../passo3/random/n_4/r_82.txt</text:p>
          </table:table-cell>
          <table:table-cell office:value-type="float" office:value="1.81900000572" calcext:value-type="float">
            <text:p>1.81900000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01921975613" calcext:value-type="float">
            <text:p>0.0601921976</text:p>
          </table:table-cell>
        </table:table-row>
        <table:table-row table:style-name="ro1">
          <table:table-cell office:value-type="string" calcext:value-type="string">
            <text:p>../passo3/random/n_4/r_83.txt</text:p>
          </table:table-cell>
          <table:table-cell office:value-type="float" office:value="1.71099996567" calcext:value-type="float">
            <text:p>1.7109999657</text:p>
          </table:table-cell>
          <table:table-cell office:value-type="float" office:value="1" calcext:value-type="float">
            <text:p>1</text:p>
          </table:table-cell>
          <table:table-cell office:value-type="float" office:value="0.288683533669" calcext:value-type="float">
            <text:p>0.2886835337</text:p>
          </table:table-cell>
        </table:table-row>
        <table:table-row table:style-name="ro1">
          <table:table-cell office:value-type="string" calcext:value-type="string">
            <text:p>../passo3/random/n_4/r_84.txt</text:p>
          </table:table-cell>
          <table:table-cell office:value-type="float" office:value="1.58599996567" calcext:value-type="float">
            <text:p>1.5859999657</text:p>
          </table:table-cell>
          <table:table-cell office:value-type="float" office:value="1" calcext:value-type="float">
            <text:p>1</text:p>
          </table:table-cell>
          <table:table-cell office:value-type="float" office:value="0.413781911135" calcext:value-type="float">
            <text:p>0.4137819111</text:p>
          </table:table-cell>
        </table:table-row>
        <table:table-row table:style-name="ro1">
          <table:table-cell office:value-type="string" calcext:value-type="string">
            <text:p>../passo3/random/n_4/r_85.txt</text:p>
          </table:table-cell>
          <table:table-cell office:value-type="float" office:value="1.45200002193" calcext:value-type="float">
            <text:p>1.45200002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340376406908" calcext:value-type="float">
            <text:p>0.3403764069</text:p>
          </table:table-cell>
        </table:table-row>
        <table:table-row table:style-name="ro1">
          <table:table-cell office:value-type="string" calcext:value-type="string">
            <text:p>../passo3/random/n_4/r_86.txt</text:p>
          </table:table-cell>
          <table:table-cell office:value-type="float" office:value="1.68599998951" calcext:value-type="float">
            <text:p>1.68599998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733577534556" calcext:value-type="float">
            <text:p>0.0733577535</text:p>
          </table:table-cell>
        </table:table-row>
        <table:table-row table:style-name="ro1">
          <table:table-cell office:value-type="string" calcext:value-type="string">
            <text:p>../passo3/random/n_4/r_87.txt</text:p>
          </table:table-cell>
          <table:table-cell office:value-type="float" office:value="1.40999996662" calcext:value-type="float">
            <text:p>1.4099999666</text:p>
          </table:table-cell>
          <table:table-cell office:value-type="float" office:value="0.875" calcext:value-type="float">
            <text:p>0.875</text:p>
          </table:table-cell>
          <table:table-cell office:value-type="float" office:value="0.388866364956" calcext:value-type="float">
            <text:p>0.388866365</text:p>
          </table:table-cell>
        </table:table-row>
        <table:table-row table:style-name="ro1">
          <table:table-cell office:value-type="string" calcext:value-type="string">
            <text:p>../passo3/random/n_4/r_88.txt</text:p>
          </table:table-cell>
          <table:table-cell office:value-type="float" office:value="1.76100003719" calcext:value-type="float">
            <text:p>1.7610000372</text:p>
          </table:table-cell>
          <table:table-cell office:value-type="float" office:value="1" calcext:value-type="float">
            <text:p>1</text:p>
          </table:table-cell>
          <table:table-cell office:value-type="float" office:value="0.239298984408" calcext:value-type="float">
            <text:p>0.2392989844</text:p>
          </table:table-cell>
        </table:table-row>
        <table:table-row table:style-name="ro1">
          <table:table-cell office:value-type="string" calcext:value-type="string">
            <text:p>../passo3/random/n_4/r_89.txt</text:p>
          </table:table-cell>
          <table:table-cell office:value-type="float" office:value="1.46099996567" calcext:value-type="float">
            <text:p>1.46099996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41918373108" calcext:value-type="float">
            <text:p>0.4419183731</text:p>
          </table:table-cell>
        </table:table-row>
        <table:table-row table:style-name="ro1">
          <table:table-cell office:value-type="string" calcext:value-type="string">
            <text:p>../passo3/random/n_4/r_90.txt</text:p>
          </table:table-cell>
          <table:table-cell office:value-type="float" office:value="1.41999995708" calcext:value-type="float">
            <text:p>1.4199999571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6996785402" calcext:value-type="float">
            <text:p>0.3769967854</text:p>
          </table:table-cell>
        </table:table-row>
        <table:table-row table:style-name="ro1">
          <table:table-cell office:value-type="string" calcext:value-type="string">
            <text:p>../passo3/random/n_4/r_91.txt</text:p>
          </table:table-cell>
          <table:table-cell office:value-type="float" office:value="1.66600000858" calcext:value-type="float">
            <text:p>1.6660000086</text:p>
          </table:table-cell>
          <table:table-cell office:value-type="float" office:value="1" calcext:value-type="float">
            <text:p>1</text:p>
          </table:table-cell>
          <table:table-cell office:value-type="float" office:value="0.334174931049" calcext:value-type="float">
            <text:p>0.334174931</text:p>
          </table:table-cell>
        </table:table-row>
        <table:table-row table:style-name="ro1">
          <table:table-cell office:value-type="string" calcext:value-type="string">
            <text:p>../passo3/random/n_4/r_92.txt</text:p>
          </table:table-cell>
          <table:table-cell office:value-type="float" office:value="1.6740000248" calcext:value-type="float">
            <text:p>1.6740000248</text:p>
          </table:table-cell>
          <table:table-cell office:value-type="float" office:value="1" calcext:value-type="float">
            <text:p>1</text:p>
          </table:table-cell>
          <table:table-cell office:value-type="float" office:value="0.326213181019" calcext:value-type="float">
            <text:p>0.326213181</text:p>
          </table:table-cell>
        </table:table-row>
        <table:table-row table:style-name="ro1">
          <table:table-cell office:value-type="string" calcext:value-type="string">
            <text:p>../passo3/random/n_4/r_93.txt</text:p>
          </table:table-cell>
          <table:table-cell office:value-type="float" office:value="1.79700005054" calcext:value-type="float">
            <text:p>1.7970000505</text:p>
          </table:table-cell>
          <table:table-cell office:value-type="float" office:value="1" calcext:value-type="float">
            <text:p>1</text:p>
          </table:table-cell>
          <table:table-cell office:value-type="float" office:value="0.20338883996" calcext:value-type="float">
            <text:p>0.20338884</text:p>
          </table:table-cell>
        </table:table-row>
        <table:table-row table:style-name="ro1">
          <table:table-cell office:value-type="string" calcext:value-type="string">
            <text:p>../passo3/random/n_4/r_94.txt</text:p>
          </table:table-cell>
          <table:table-cell office:value-type="float" office:value="1.22399997711" calcext:value-type="float">
            <text:p>1.223999977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694612622261" calcext:value-type="float">
            <text:p>0.6946126223</text:p>
          </table:table-cell>
        </table:table-row>
        <table:table-row table:style-name="ro1">
          <table:table-cell office:value-type="string" calcext:value-type="string">
            <text:p>../passo3/random/n_4/r_95.txt</text:p>
          </table:table-cell>
          <table:table-cell office:value-type="float" office:value="1.64699995518" calcext:value-type="float">
            <text:p>1.6469999552</text:p>
          </table:table-cell>
          <table:table-cell office:value-type="float" office:value="0.875" calcext:value-type="float">
            <text:p>0.875</text:p>
          </table:table-cell>
          <table:table-cell office:value-type="float" office:value="0.117872349918" calcext:value-type="float">
            <text:p>0.1178723499</text:p>
          </table:table-cell>
        </table:table-row>
        <table:table-row table:style-name="ro1">
          <table:table-cell office:value-type="string" calcext:value-type="string">
            <text:p>../passo3/random/n_4/r_96.txt</text:p>
          </table:table-cell>
          <table:table-cell office:value-type="float" office:value="1.18700003624" calcext:value-type="float">
            <text:p>1.1870000362</text:p>
          </table:table-cell>
          <table:table-cell office:value-type="float" office:value="0.875" calcext:value-type="float">
            <text:p>0.875</text:p>
          </table:table-cell>
          <table:table-cell office:value-type="float" office:value="0.643503725529" calcext:value-type="float">
            <text:p>0.6435037255</text:p>
          </table:table-cell>
        </table:table-row>
        <table:table-row table:style-name="ro1">
          <table:table-cell office:value-type="string" calcext:value-type="string">
            <text:p>../passo3/random/n_4/r_97.txt</text:p>
          </table:table-cell>
          <table:table-cell office:value-type="float" office:value="1.20200002193" calcext:value-type="float">
            <text:p>1.20200002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6814007759" calcext:value-type="float">
            <text:p>0.6268140078</text:p>
          </table:table-cell>
        </table:table-row>
        <table:table-row table:style-name="ro1">
          <table:table-cell office:value-type="string" calcext:value-type="string">
            <text:p>../passo3/random/n_4/r_98.txt</text:p>
          </table:table-cell>
          <table:table-cell office:value-type="float" office:value="1.69500005245" calcext:value-type="float">
            <text:p>1.69500005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91691473126" calcext:value-type="float">
            <text:p>0.1916914731</text:p>
          </table:table-cell>
        </table:table-row>
        <table:table-row table:style-name="ro1">
          <table:table-cell office:value-type="string" calcext:value-type="string">
            <text:p>../passo3/random/n_4/r_99.txt</text:p>
          </table:table-cell>
          <table:table-cell office:value-type="float" office:value="1.22300004959" calcext:value-type="float">
            <text:p>1.22300004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1627727151" calcext:value-type="float">
            <text:p>0.22162772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6034199941156" calcext:value-type="float">
            <text:p>1.6034199941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206751996360058" calcext:value-type="float">
            <text:p>0.2067519964</text:p>
          </table:table-cell>
          <table:table-cell table:number-columns-repeated="2"/>
        </table:table-row>
      </table:table>
      <table:table table:name="r8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8/r_0.txt</text:p>
          </table:table-cell>
          <table:table-cell office:value-type="float" office:value="1.89100003242" calcext:value-type="float">
            <text:p>1.8910000324</text:p>
          </table:table-cell>
          <table:table-cell office:value-type="float" office:value="1" calcext:value-type="float">
            <text:p>1</text:p>
          </table:table-cell>
          <table:table-cell office:value-type="float" office:value="0.108770675957" calcext:value-type="float">
            <text:p>0.108770676</text:p>
          </table:table-cell>
        </table:table-row>
        <table:table-row table:style-name="ro1">
          <table:table-cell office:value-type="string" calcext:value-type="string">
            <text:p>../passo3/random/n_8/r_1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59442842007" calcext:value-type="float">
            <text:p>0.0659442842</text:p>
          </table:table-cell>
        </table:table-row>
        <table:table-row table:style-name="ro1">
          <table:table-cell office:value-type="string" calcext:value-type="string">
            <text:p>../passo3/random/n_8/r_2.txt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 office:value-type="float" office:value="0.12538933754" calcext:value-type="float">
            <text:p>0.1253893375</text:p>
          </table:table-cell>
        </table:table-row>
        <table:table-row table:style-name="ro1">
          <table:table-cell office:value-type="string" calcext:value-type="string">
            <text:p>../passo3/random/n_8/r_3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1" calcext:value-type="float">
            <text:p>1</text:p>
          </table:table-cell>
          <table:table-cell office:value-type="float" office:value="0.142479538918" calcext:value-type="float">
            <text:p>0.1424795389</text:p>
          </table:table-cell>
        </table:table-row>
        <table:table-row table:style-name="ro1">
          <table:table-cell office:value-type="string" calcext:value-type="string">
            <text:p>../passo3/random/n_8/r_4.txt</text:p>
          </table:table-cell>
          <table:table-cell office:value-type="float" office:value="1.87600004673" calcext:value-type="float">
            <text:p>1.8760000467</text:p>
          </table:table-cell>
          <table:table-cell office:value-type="float" office:value="1" calcext:value-type="float">
            <text:p>1</text:p>
          </table:table-cell>
          <table:table-cell office:value-type="float" office:value="0.123702354729" calcext:value-type="float">
            <text:p>0.1237023547</text:p>
          </table:table-cell>
        </table:table-row>
        <table:table-row table:style-name="ro1">
          <table:table-cell office:value-type="string" calcext:value-type="string">
            <text:p>../passo3/random/n_8/r_5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50955554843" calcext:value-type="float">
            <text:p>0.0450955555</text:p>
          </table:table-cell>
        </table:table-row>
        <table:table-row table:style-name="ro1">
          <table:table-cell office:value-type="string" calcext:value-type="string">
            <text:p>../passo3/random/n_8/r_6.txt</text:p>
          </table:table-cell>
          <table:table-cell office:value-type="float" office:value="1.86399996281" calcext:value-type="float">
            <text:p>1.8639999628</text:p>
          </table:table-cell>
          <table:table-cell office:value-type="float" office:value="1" calcext:value-type="float">
            <text:p>1</text:p>
          </table:table-cell>
          <table:table-cell office:value-type="float" office:value="0.136312991381" calcext:value-type="float">
            <text:p>0.1363129914</text:p>
          </table:table-cell>
        </table:table-row>
        <table:table-row table:style-name="ro1">
          <table:table-cell office:value-type="string" calcext:value-type="string">
            <text:p>../passo3/random/n_8/r_7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111715734" calcext:value-type="float">
            <text:p>0.0561117157</text:p>
          </table:table-cell>
        </table:table-row>
        <table:table-row table:style-name="ro1">
          <table:table-cell office:value-type="string" calcext:value-type="string">
            <text:p>../passo3/random/n_8/r_8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0506224818528" calcext:value-type="float">
            <text:p>0.0506224819</text:p>
          </table:table-cell>
        </table:table-row>
        <table:table-row table:style-name="ro1">
          <table:table-cell office:value-type="string" calcext:value-type="string">
            <text:p>../passo3/random/n_8/r_9.txt</text:p>
          </table:table-cell>
          <table:table-cell office:value-type="float" office:value="1.84399998188" calcext:value-type="float">
            <text:p>1.8439999819</text:p>
          </table:table-cell>
          <table:table-cell office:value-type="float" office:value="1" calcext:value-type="float">
            <text:p>1</text:p>
          </table:table-cell>
          <table:table-cell office:value-type="float" office:value="0.155891731381" calcext:value-type="float">
            <text:p>0.1558917314</text:p>
          </table:table-cell>
        </table:table-row>
        <table:table-row table:style-name="ro1">
          <table:table-cell office:value-type="string" calcext:value-type="string">
            <text:p>../passo3/random/n_8/r_10.txt</text:p>
          </table:table-cell>
          <table:table-cell office:value-type="float" office:value="1.8789999485" calcext:value-type="float">
            <text:p>1.8789999485</text:p>
          </table:table-cell>
          <table:table-cell office:value-type="float" office:value="1" calcext:value-type="float">
            <text:p>1</text:p>
          </table:table-cell>
          <table:table-cell office:value-type="float" office:value="0.120581202209" calcext:value-type="float">
            <text:p>0.1205812022</text:p>
          </table:table-cell>
        </table:table-row>
        <table:table-row table:style-name="ro1">
          <table:table-cell office:value-type="string" calcext:value-type="string">
            <text:p>../passo3/random/n_8/r_11.txt</text:p>
          </table:table-cell>
          <table:table-cell office:value-type="float" office:value="1.63999998569" calcext:value-type="float">
            <text:p>1.639999985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307587087154" calcext:value-type="float">
            <text:p>0.3075870872</text:p>
          </table:table-cell>
        </table:table-row>
        <table:table-row table:style-name="ro1">
          <table:table-cell office:value-type="string" calcext:value-type="string">
            <text:p>../passo3/random/n_8/r_12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90510997176" calcext:value-type="float">
            <text:p>0.0790510997</text:p>
          </table:table-cell>
        </table:table-row>
        <table:table-row table:style-name="ro1">
          <table:table-cell office:value-type="string" calcext:value-type="string">
            <text:p>../passo3/random/n_8/r_13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495475418866" calcext:value-type="float">
            <text:p>0.0495475419</text:p>
          </table:table-cell>
        </table:table-row>
        <table:table-row table:style-name="ro1">
          <table:table-cell office:value-type="string" calcext:value-type="string">
            <text:p>../passo3/random/n_8/r_14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2306174636" calcext:value-type="float">
            <text:p>0.0662306175</text:p>
          </table:table-cell>
        </table:table-row>
        <table:table-row table:style-name="ro1">
          <table:table-cell office:value-type="string" calcext:value-type="string">
            <text:p>../passo3/random/n_8/r_15.txt</text:p>
          </table:table-cell>
          <table:table-cell office:value-type="float" office:value="1.83800005913" calcext:value-type="float">
            <text:p>1.8380000591</text:p>
          </table:table-cell>
          <table:table-cell office:value-type="float" office:value="1" calcext:value-type="float">
            <text:p>1</text:p>
          </table:table-cell>
          <table:table-cell office:value-type="float" office:value="0.161528691649" calcext:value-type="float">
            <text:p>0.1615286916</text:p>
          </table:table-cell>
        </table:table-row>
        <table:table-row table:style-name="ro1">
          <table:table-cell office:value-type="string" calcext:value-type="string">
            <text:p>../passo3/random/n_8/r_16.txt</text:p>
          </table:table-cell>
          <table:table-cell office:value-type="float" office:value="1.9129999876" calcext:value-type="float">
            <text:p>1.9129999876</text:p>
          </table:table-cell>
          <table:table-cell office:value-type="float" office:value="1" calcext:value-type="float">
            <text:p>1</text:p>
          </table:table-cell>
          <table:table-cell office:value-type="float" office:value="0.0870753377676" calcext:value-type="float">
            <text:p>0.0870753378</text:p>
          </table:table-cell>
        </table:table-row>
        <table:table-row table:style-name="ro1">
          <table:table-cell office:value-type="string" calcext:value-type="string">
            <text:p>../passo3/random/n_8/r_17.txt</text:p>
          </table:table-cell>
          <table:table-cell office:value-type="float" office:value="1.77900004387" calcext:value-type="float">
            <text:p>1.7790000439</text:p>
          </table:table-cell>
          <table:table-cell office:value-type="float" office:value="1" calcext:value-type="float">
            <text:p>1</text:p>
          </table:table-cell>
          <table:table-cell office:value-type="float" office:value="0.221091240644" calcext:value-type="float">
            <text:p>0.2210912406</text:p>
          </table:table-cell>
        </table:table-row>
        <table:table-row table:style-name="ro1">
          <table:table-cell office:value-type="string" calcext:value-type="string">
            <text:p>../passo3/random/n_8/r_18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1213941574" calcext:value-type="float">
            <text:p>0.0341213942</text:p>
          </table:table-cell>
        </table:table-row>
        <table:table-row table:style-name="ro1">
          <table:table-cell office:value-type="string" calcext:value-type="string">
            <text:p>../passo3/random/n_8/r_19.txt</text:p>
          </table:table-cell>
          <table:table-cell office:value-type="float" office:value="1.80700004101" calcext:value-type="float">
            <text:p>1.80700004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4417250752" calcext:value-type="float">
            <text:p>0.1344172508</text:p>
          </table:table-cell>
        </table:table-row>
        <table:table-row table:style-name="ro1">
          <table:table-cell office:value-type="string" calcext:value-type="string">
            <text:p>../passo3/random/n_8/r_20.txt</text:p>
          </table:table-cell>
          <table:table-cell office:value-type="float" office:value="1.83399999142" calcext:value-type="float">
            <text:p>1.833999991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06577806175" calcext:value-type="float">
            <text:p>0.1065778062</text:p>
          </table:table-cell>
        </table:table-row>
        <table:table-row table:style-name="ro1">
          <table:table-cell office:value-type="string" calcext:value-type="string">
            <text:p>../passo3/random/n_8/r_21.txt</text:p>
          </table:table-cell>
          <table:table-cell office:value-type="float" office:value="1.80999994278" calcext:value-type="float">
            <text:p>1.809999942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291389465" calcext:value-type="float">
            <text:p>0.1312913895</text:p>
          </table:table-cell>
        </table:table-row>
        <table:table-row table:style-name="ro1">
          <table:table-cell office:value-type="string" calcext:value-type="string">
            <text:p>../passo3/random/n_8/r_22.txt</text:p>
          </table:table-cell>
          <table:table-cell office:value-type="float" office:value="1.84500002861" calcext:value-type="float">
            <text:p>1.845000028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319813378155" calcext:value-type="float">
            <text:p>0.0319813378</text:p>
          </table:table-cell>
        </table:table-row>
        <table:table-row table:style-name="ro1">
          <table:table-cell office:value-type="string" calcext:value-type="string">
            <text:p>../passo3/random/n_8/r_23.txt</text:p>
          </table:table-cell>
          <table:table-cell office:value-type="float" office:value="1.85199999809" calcext:value-type="float">
            <text:p>1.851999998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885730311275" calcext:value-type="float">
            <text:p>0.0885730311</text:p>
          </table:table-cell>
        </table:table-row>
        <table:table-row table:style-name="ro1">
          <table:table-cell office:value-type="string" calcext:value-type="string">
            <text:p>../passo3/random/n_8/r_24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36400321871" calcext:value-type="float">
            <text:p>0.0364003219</text:p>
          </table:table-cell>
        </table:table-row>
        <table:table-row table:style-name="ro1">
          <table:table-cell office:value-type="string" calcext:value-type="string">
            <text:p>../passo3/random/n_8/r_25.txt</text:p>
          </table:table-cell>
          <table:table-cell office:value-type="float" office:value="1.75699996948" calcext:value-type="float">
            <text:p>1.75699996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25559732318" calcext:value-type="float">
            <text:p>0.1255597323</text:p>
          </table:table-cell>
        </table:table-row>
        <table:table-row table:style-name="ro1">
          <table:table-cell office:value-type="string" calcext:value-type="string">
            <text:p>../passo3/random/n_8/r_26.txt</text:p>
          </table:table-cell>
          <table:table-cell office:value-type="float" office:value="1.90600001812" calcext:value-type="float">
            <text:p>1.9060000181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63918158412" calcext:value-type="float">
            <text:p>0.0639181584</text:p>
          </table:table-cell>
        </table:table-row>
        <table:table-row table:style-name="ro1">
          <table:table-cell office:value-type="string" calcext:value-type="string">
            <text:p>../passo3/random/n_8/r_27.txt</text:p>
          </table:table-cell>
          <table:table-cell office:value-type="float" office:value="1.79499995708" calcext:value-type="float">
            <text:p>1.794999957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47318169475" calcext:value-type="float">
            <text:p>0.1473181695</text:p>
          </table:table-cell>
        </table:table-row>
        <table:table-row table:style-name="ro1">
          <table:table-cell office:value-type="string" calcext:value-type="string">
            <text:p>../passo3/random/n_8/r_28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1" calcext:value-type="float">
            <text:p>1</text:p>
          </table:table-cell>
          <table:table-cell office:value-type="float" office:value="0.0846960693598" calcext:value-type="float">
            <text:p>0.0846960694</text:p>
          </table:table-cell>
        </table:table-row>
        <table:table-row table:style-name="ro1">
          <table:table-cell office:value-type="string" calcext:value-type="string">
            <text:p>../passo3/random/n_8/r_29.txt</text:p>
          </table:table-cell>
          <table:table-cell office:value-type="float" office:value="1.86800003052" calcext:value-type="float">
            <text:p>1.8680000305</text:p>
          </table:table-cell>
          <table:table-cell office:value-type="float" office:value="1" calcext:value-type="float">
            <text:p>1</text:p>
          </table:table-cell>
          <table:table-cell office:value-type="float" office:value="0.132085889578" calcext:value-type="float">
            <text:p>0.1320858896</text:p>
          </table:table-cell>
        </table:table-row>
        <table:table-row table:style-name="ro1">
          <table:table-cell office:value-type="string" calcext:value-type="string">
            <text:p>../passo3/random/n_8/r_30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53947708011" calcext:value-type="float">
            <text:p>0.0453947708</text:p>
          </table:table-cell>
        </table:table-row>
        <table:table-row table:style-name="ro1">
          <table:table-cell office:value-type="string" calcext:value-type="string">
            <text:p>../passo3/random/n_8/r_31.txt</text:p>
          </table:table-cell>
          <table:table-cell office:value-type="float" office:value="1.77100002766" calcext:value-type="float">
            <text:p>1.7710000277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142213374376" calcext:value-type="float">
            <text:p>0.1422133744</text:p>
          </table:table-cell>
        </table:table-row>
        <table:table-row table:style-name="ro1">
          <table:table-cell office:value-type="string" calcext:value-type="string">
            <text:p>../passo3/random/n_8/r_32.txt</text:p>
          </table:table-cell>
          <table:table-cell office:value-type="float" office:value="1.87000000477" calcext:value-type="float">
            <text:p>1.8700000048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0040165484" calcext:value-type="float">
            <text:p>0.1004016548</text:p>
          </table:table-cell>
        </table:table-row>
        <table:table-row table:style-name="ro1">
          <table:table-cell office:value-type="string" calcext:value-type="string">
            <text:p>../passo3/random/n_8/r_33.txt</text:p>
          </table:table-cell>
          <table:table-cell office:value-type="float" office:value="1.9240000248" calcext:value-type="float">
            <text:p>1.9240000248</text:p>
          </table:table-cell>
          <table:table-cell office:value-type="float" office:value="1" calcext:value-type="float">
            <text:p>1</text:p>
          </table:table-cell>
          <table:table-cell office:value-type="float" office:value="0.0764933526516" calcext:value-type="float">
            <text:p>0.0764933527</text:p>
          </table:table-cell>
        </table:table-row>
        <table:table-row table:style-name="ro1">
          <table:table-cell office:value-type="string" calcext:value-type="string">
            <text:p>../passo3/random/n_8/r_34.txt</text:p>
          </table:table-cell>
          <table:table-cell office:value-type="float" office:value="1.76900005341" calcext:value-type="float">
            <text:p>1.7690000534</text:p>
          </table:table-cell>
          <table:table-cell office:value-type="float" office:value="1" calcext:value-type="float">
            <text:p>1</text:p>
          </table:table-cell>
          <table:table-cell office:value-type="float" office:value="0.23120893538" calcext:value-type="float">
            <text:p>0.2312089354</text:p>
          </table:table-cell>
        </table:table-row>
        <table:table-row table:style-name="ro1">
          <table:table-cell office:value-type="string" calcext:value-type="string">
            <text:p>../passo3/random/n_8/r_35.txt</text:p>
          </table:table-cell>
          <table:table-cell office:value-type="float" office:value="1.87800002098" calcext:value-type="float">
            <text:p>1.878000021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920282155275" calcext:value-type="float">
            <text:p>0.0920282155</text:p>
          </table:table-cell>
        </table:table-row>
        <table:table-row table:style-name="ro1">
          <table:table-cell office:value-type="string" calcext:value-type="string">
            <text:p>../passo3/random/n_8/r_36.txt</text:p>
          </table:table-cell>
          <table:table-cell office:value-type="float" office:value="1.9090000391" calcext:value-type="float">
            <text:p>1.909000039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296024754643" calcext:value-type="float">
            <text:p>0.0296024755</text:p>
          </table:table-cell>
        </table:table-row>
        <table:table-row table:style-name="ro1">
          <table:table-cell office:value-type="string" calcext:value-type="string">
            <text:p>../passo3/random/n_8/r_37.txt</text:p>
          </table:table-cell>
          <table:table-cell office:value-type="float" office:value="1.84000003338" calcext:value-type="float">
            <text:p>1.8400000334</text:p>
          </table:table-cell>
          <table:table-cell office:value-type="float" office:value="1" calcext:value-type="float">
            <text:p>1</text:p>
          </table:table-cell>
          <table:table-cell office:value-type="float" office:value="0.160339280963" calcext:value-type="float">
            <text:p>0.160339281</text:p>
          </table:table-cell>
        </table:table-row>
        <table:table-row table:style-name="ro1">
          <table:table-cell office:value-type="string" calcext:value-type="string">
            <text:p>../passo3/random/n_8/r_38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1" calcext:value-type="float">
            <text:p>1</text:p>
          </table:table-cell>
          <table:table-cell office:value-type="float" office:value="0.0592086836696" calcext:value-type="float">
            <text:p>0.0592086837</text:p>
          </table:table-cell>
        </table:table-row>
        <table:table-row table:style-name="ro1">
          <table:table-cell office:value-type="string" calcext:value-type="string">
            <text:p>../passo3/random/n_8/r_39.txt</text:p>
          </table:table-cell>
          <table:table-cell office:value-type="float" office:value="1.85300004482" calcext:value-type="float">
            <text:p>1.853000044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86945950985" calcext:value-type="float">
            <text:p>0.086945951</text:p>
          </table:table-cell>
        </table:table-row>
        <table:table-row table:style-name="ro1">
          <table:table-cell office:value-type="string" calcext:value-type="string">
            <text:p>../passo3/random/n_8/r_40.txt</text:p>
          </table:table-cell>
          <table:table-cell office:value-type="float" office:value="1.85699999332" calcext:value-type="float">
            <text:p>1.8569999933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0519143640995" calcext:value-type="float">
            <text:p>0.0519143641</text:p>
          </table:table-cell>
        </table:table-row>
        <table:table-row table:style-name="ro1">
          <table:table-cell office:value-type="string" calcext:value-type="string">
            <text:p>../passo3/random/n_8/r_41.txt</text:p>
          </table:table-cell>
          <table:table-cell office:value-type="float" office:value="1.77400004864" calcext:value-type="float">
            <text:p>1.774000048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69267714024" calcext:value-type="float">
            <text:p>0.169267714</text:p>
          </table:table-cell>
        </table:table-row>
        <table:table-row table:style-name="ro1">
          <table:table-cell office:value-type="string" calcext:value-type="string">
            <text:p>../passo3/random/n_8/r_42.txt</text:p>
          </table:table-cell>
          <table:table-cell office:value-type="float" office:value="1.85099995136" calcext:value-type="float">
            <text:p>1.8509999514</text:p>
          </table:table-cell>
          <table:table-cell office:value-type="float" office:value="1" calcext:value-type="float">
            <text:p>1</text:p>
          </table:table-cell>
          <table:table-cell office:value-type="float" office:value="0.149226412177" calcext:value-type="float">
            <text:p>0.1492264122</text:p>
          </table:table-cell>
        </table:table-row>
        <table:table-row table:style-name="ro1">
          <table:table-cell office:value-type="string" calcext:value-type="string">
            <text:p>../passo3/random/n_8/r_43.txt</text:p>
          </table:table-cell>
          <table:table-cell office:value-type="float" office:value="1.95299994946" calcext:value-type="float">
            <text:p>1.9529999495</text:p>
          </table:table-cell>
          <table:table-cell office:value-type="float" office:value="1" calcext:value-type="float">
            <text:p>1</text:p>
          </table:table-cell>
          <table:table-cell office:value-type="float" office:value="0.0471308939159" calcext:value-type="float">
            <text:p>0.0471308939</text:p>
          </table:table-cell>
        </table:table-row>
        <table:table-row table:style-name="ro1">
          <table:table-cell office:value-type="string" calcext:value-type="string">
            <text:p>../passo3/random/n_8/r_44.txt</text:p>
          </table:table-cell>
          <table:table-cell office:value-type="float" office:value="1.82099997997" calcext:value-type="float">
            <text:p>1.82099998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0891767293215" calcext:value-type="float">
            <text:p>0.0891767293</text:p>
          </table:table-cell>
        </table:table-row>
        <table:table-row table:style-name="ro1">
          <table:table-cell office:value-type="string" calcext:value-type="string">
            <text:p>../passo3/random/n_8/r_45.txt</text:p>
          </table:table-cell>
          <table:table-cell office:value-type="float" office:value="1.77300000191" calcext:value-type="float">
            <text:p>1.773000001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69764384627" calcext:value-type="float">
            <text:p>0.1697643846</text:p>
          </table:table-cell>
        </table:table-row>
        <table:table-row table:style-name="ro1">
          <table:table-cell office:value-type="string" calcext:value-type="string">
            <text:p>../passo3/random/n_8/r_46.txt</text:p>
          </table:table-cell>
          <table:table-cell office:value-type="float" office:value="1.91400003433" calcext:value-type="float">
            <text:p>1.9140000343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551667846739" calcext:value-type="float">
            <text:p>0.0551667847</text:p>
          </table:table-cell>
        </table:table-row>
        <table:table-row table:style-name="ro1">
          <table:table-cell office:value-type="string" calcext:value-type="string">
            <text:p>../passo3/random/n_8/r_47.txt</text:p>
          </table:table-cell>
          <table:table-cell office:value-type="float" office:value="1.77100002766" calcext:value-type="float">
            <text:p>1.771000027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200758174062" calcext:value-type="float">
            <text:p>0.2007581741</text:p>
          </table:table-cell>
        </table:table-row>
        <table:table-row table:style-name="ro1">
          <table:table-cell office:value-type="string" calcext:value-type="string">
            <text:p>../passo3/random/n_8/r_48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1" calcext:value-type="float">
            <text:p>1</text:p>
          </table:table-cell>
          <table:table-cell office:value-type="float" office:value="0.0273079331964" calcext:value-type="float">
            <text:p>0.0273079332</text:p>
          </table:table-cell>
        </table:table-row>
        <table:table-row table:style-name="ro1">
          <table:table-cell office:value-type="string" calcext:value-type="string">
            <text:p>../passo3/random/n_8/r_49.txt</text:p>
          </table:table-cell>
          <table:table-cell office:value-type="float" office:value="1.81299996376" calcext:value-type="float">
            <text:p>1.8129999638</text:p>
          </table:table-cell>
          <table:table-cell office:value-type="float" office:value="1" calcext:value-type="float">
            <text:p>1</text:p>
          </table:table-cell>
          <table:table-cell office:value-type="float" office:value="0.187319904566" calcext:value-type="float">
            <text:p>0.1873199046</text:p>
          </table:table-cell>
        </table:table-row>
        <table:table-row table:style-name="ro1">
          <table:table-cell office:value-type="string" calcext:value-type="string">
            <text:p>../passo3/random/n_8/r_50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1" calcext:value-type="float">
            <text:p>1</text:p>
          </table:table-cell>
          <table:table-cell office:value-type="float" office:value="0.0460718907416" calcext:value-type="float">
            <text:p>0.0460718907</text:p>
          </table:table-cell>
        </table:table-row>
        <table:table-row table:style-name="ro1">
          <table:table-cell office:value-type="string" calcext:value-type="string">
            <text:p>../passo3/random/n_8/r_51.txt</text:p>
          </table:table-cell>
          <table:table-cell office:value-type="float" office:value="1.86399996281" calcext:value-type="float">
            <text:p>1.863999962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755818337202" calcext:value-type="float">
            <text:p>0.0755818337</text:p>
          </table:table-cell>
        </table:table-row>
        <table:table-row table:style-name="ro1">
          <table:table-cell office:value-type="string" calcext:value-type="string">
            <text:p>../passo3/random/n_8/r_52.txt</text:p>
          </table:table-cell>
          <table:table-cell office:value-type="float" office:value="1.74399995804" calcext:value-type="float">
            <text:p>1.74399995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99640244246" calcext:value-type="float">
            <text:p>0.1996402442</text:p>
          </table:table-cell>
        </table:table-row>
        <table:table-row table:style-name="ro1">
          <table:table-cell office:value-type="string" calcext:value-type="string">
            <text:p>../passo3/random/n_8/r_53.txt</text:p>
          </table:table-cell>
          <table:table-cell office:value-type="float" office:value="1.74000000954" calcext:value-type="float">
            <text:p>1.74000000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1439204216" calcext:value-type="float">
            <text:p>0.1439204216</text:p>
          </table:table-cell>
        </table:table-row>
        <table:table-row table:style-name="ro1">
          <table:table-cell office:value-type="string" calcext:value-type="string">
            <text:p>../passo3/random/n_8/r_54.txt</text:p>
          </table:table-cell>
          <table:table-cell office:value-type="float" office:value="1.8220000267" calcext:value-type="float">
            <text:p>1.822000026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49427518249" calcext:value-type="float">
            <text:p>0.1494275182</text:p>
          </table:table-cell>
        </table:table-row>
        <table:table-row table:style-name="ro1">
          <table:table-cell office:value-type="string" calcext:value-type="string">
            <text:p>../passo3/random/n_8/r_55.txt</text:p>
          </table:table-cell>
          <table:table-cell office:value-type="float" office:value="1.80799996853" calcext:value-type="float">
            <text:p>1.807999968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3384123445" calcext:value-type="float">
            <text:p>0.1333841234</text:p>
          </table:table-cell>
        </table:table-row>
        <table:table-row table:style-name="ro1">
          <table:table-cell office:value-type="string" calcext:value-type="string">
            <text:p>../passo3/random/n_8/r_56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1" calcext:value-type="float">
            <text:p>1</text:p>
          </table:table-cell>
          <table:table-cell office:value-type="float" office:value="0.13458161056" calcext:value-type="float">
            <text:p>0.1345816106</text:p>
          </table:table-cell>
        </table:table-row>
        <table:table-row table:style-name="ro1">
          <table:table-cell office:value-type="string" calcext:value-type="string">
            <text:p>../passo3/random/n_8/r_57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6971259713" calcext:value-type="float">
            <text:p>0.1269712597</text:p>
          </table:table-cell>
        </table:table-row>
        <table:table-row table:style-name="ro1">
          <table:table-cell office:value-type="string" calcext:value-type="string">
            <text:p>../passo3/random/n_8/r_58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143725397065" calcext:value-type="float">
            <text:p>0.0143725397</text:p>
          </table:table-cell>
        </table:table-row>
        <table:table-row table:style-name="ro1">
          <table:table-cell office:value-type="string" calcext:value-type="string">
            <text:p>../passo3/random/n_8/r_59.txt</text:p>
          </table:table-cell>
          <table:table-cell office:value-type="float" office:value="1.90199995041" calcext:value-type="float">
            <text:p>1.9019999504</text:p>
          </table:table-cell>
          <table:table-cell office:value-type="float" office:value="1" calcext:value-type="float">
            <text:p>1</text:p>
          </table:table-cell>
          <table:table-cell office:value-type="float" office:value="0.0979012027383" calcext:value-type="float">
            <text:p>0.0979012027</text:p>
          </table:table-cell>
        </table:table-row>
        <table:table-row table:style-name="ro1">
          <table:table-cell office:value-type="string" calcext:value-type="string">
            <text:p>../passo3/random/n_8/r_60.txt</text:p>
          </table:table-cell>
          <table:table-cell office:value-type="float" office:value="1.81400001049" calcext:value-type="float">
            <text:p>1.8140000105</text:p>
          </table:table-cell>
          <table:table-cell office:value-type="float" office:value="1" calcext:value-type="float">
            <text:p>1</text:p>
          </table:table-cell>
          <table:table-cell office:value-type="float" office:value="0.18632799387" calcext:value-type="float">
            <text:p>0.1863279939</text:p>
          </table:table-cell>
        </table:table-row>
        <table:table-row table:style-name="ro1">
          <table:table-cell office:value-type="string" calcext:value-type="string">
            <text:p>../passo3/random/n_8/r_61.txt</text:p>
          </table:table-cell>
          <table:table-cell office:value-type="float" office:value="1.84800004959" calcext:value-type="float">
            <text:p>1.8480000496</text:p>
          </table:table-cell>
          <table:table-cell office:value-type="float" office:value="1" calcext:value-type="float">
            <text:p>1</text:p>
          </table:table-cell>
          <table:table-cell office:value-type="float" office:value="0.15160612762" calcext:value-type="float">
            <text:p>0.1516061276</text:p>
          </table:table-cell>
        </table:table-row>
        <table:table-row table:style-name="ro1">
          <table:table-cell office:value-type="string" calcext:value-type="string">
            <text:p>../passo3/random/n_8/r_62.txt</text:p>
          </table:table-cell>
          <table:table-cell office:value-type="float" office:value="1.87300002575" calcext:value-type="float">
            <text:p>1.8730000258</text:p>
          </table:table-cell>
          <table:table-cell office:value-type="float" office:value="1" calcext:value-type="float">
            <text:p>1</text:p>
          </table:table-cell>
          <table:table-cell office:value-type="float" office:value="0.126735314727" calcext:value-type="float">
            <text:p>0.1267353147</text:p>
          </table:table-cell>
        </table:table-row>
        <table:table-row table:style-name="ro1">
          <table:table-cell office:value-type="string" calcext:value-type="string">
            <text:p>../passo3/random/n_8/r_63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1" calcext:value-type="float">
            <text:p>1</text:p>
          </table:table-cell>
          <table:table-cell office:value-type="float" office:value="0.0478853806853" calcext:value-type="float">
            <text:p>0.0478853807</text:p>
          </table:table-cell>
        </table:table-row>
        <table:table-row table:style-name="ro1">
          <table:table-cell office:value-type="string" calcext:value-type="string">
            <text:p>../passo3/random/n_8/r_64.txt</text:p>
          </table:table-cell>
          <table:table-cell office:value-type="float" office:value="1.88900005817" calcext:value-type="float">
            <text:p>1.8890000582</text:p>
          </table:table-cell>
          <table:table-cell office:value-type="float" office:value="1" calcext:value-type="float">
            <text:p>1</text:p>
          </table:table-cell>
          <table:table-cell office:value-type="float" office:value="0.110714152455" calcext:value-type="float">
            <text:p>0.1107141525</text:p>
          </table:table-cell>
        </table:table-row>
        <table:table-row table:style-name="ro1">
          <table:table-cell office:value-type="string" calcext:value-type="string">
            <text:p>../passo3/random/n_8/r_65.txt</text:p>
          </table:table-cell>
          <table:table-cell office:value-type="float" office:value="1.79400002956" calcext:value-type="float">
            <text:p>1.7940000296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053556997329" calcext:value-type="float">
            <text:p>0.0535569973</text:p>
          </table:table-cell>
        </table:table-row>
        <table:table-row table:style-name="ro1">
          <table:table-cell office:value-type="string" calcext:value-type="string">
            <text:p>../passo3/random/n_8/r_66.txt</text:p>
          </table:table-cell>
          <table:table-cell office:value-type="float" office:value="1.88499999046" calcext:value-type="float">
            <text:p>1.884999990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855080261827" calcext:value-type="float">
            <text:p>0.0855080262</text:p>
          </table:table-cell>
        </table:table-row>
        <table:table-row table:style-name="ro1">
          <table:table-cell office:value-type="string" calcext:value-type="string">
            <text:p>../passo3/random/n_8/r_67.txt</text:p>
          </table:table-cell>
          <table:table-cell office:value-type="float" office:value="1.91499996185" calcext:value-type="float">
            <text:p>1.9149999619</text:p>
          </table:table-cell>
          <table:table-cell office:value-type="float" office:value="1" calcext:value-type="float">
            <text:p>1</text:p>
          </table:table-cell>
          <table:table-cell office:value-type="float" office:value="0.0854704529047" calcext:value-type="float">
            <text:p>0.0854704529</text:p>
          </table:table-cell>
        </table:table-row>
        <table:table-row table:style-name="ro1">
          <table:table-cell office:value-type="string" calcext:value-type="string">
            <text:p>../passo3/random/n_8/r_68.txt</text:p>
          </table:table-cell>
          <table:table-cell office:value-type="float" office:value="1.81799995899" calcext:value-type="float">
            <text:p>1.8179999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12337775528" calcext:value-type="float">
            <text:p>0.0612337776</text:p>
          </table:table-cell>
        </table:table-row>
        <table:table-row table:style-name="ro1">
          <table:table-cell office:value-type="string" calcext:value-type="string">
            <text:p>../passo3/random/n_8/r_69.txt</text:p>
          </table:table-cell>
          <table:table-cell office:value-type="float" office:value="1.84899997711" calcext:value-type="float">
            <text:p>1.8489999771</text:p>
          </table:table-cell>
          <table:table-cell office:value-type="float" office:value="1" calcext:value-type="float">
            <text:p>1</text:p>
          </table:table-cell>
          <table:table-cell office:value-type="float" office:value="0.15093433857" calcext:value-type="float">
            <text:p>0.1509343386</text:p>
          </table:table-cell>
        </table:table-row>
        <table:table-row table:style-name="ro1">
          <table:table-cell office:value-type="string" calcext:value-type="string">
            <text:p>../passo3/random/n_8/r_70.txt</text:p>
          </table:table-cell>
          <table:table-cell office:value-type="float" office:value="1.85099995136" calcext:value-type="float">
            <text:p>1.8509999514</text:p>
          </table:table-cell>
          <table:table-cell office:value-type="float" office:value="1" calcext:value-type="float">
            <text:p>1</text:p>
          </table:table-cell>
          <table:table-cell office:value-type="float" office:value="0.149247840047" calcext:value-type="float">
            <text:p>0.14924784</text:p>
          </table:table-cell>
        </table:table-row>
        <table:table-row table:style-name="ro1">
          <table:table-cell office:value-type="string" calcext:value-type="string">
            <text:p>../passo3/random/n_8/r_71.txt</text:p>
          </table:table-cell>
          <table:table-cell office:value-type="float" office:value="1.8370000124" calcext:value-type="float">
            <text:p>1.8370000124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0723860561848" calcext:value-type="float">
            <text:p>0.0723860562</text:p>
          </table:table-cell>
        </table:table-row>
        <table:table-row table:style-name="ro1">
          <table:table-cell office:value-type="string" calcext:value-type="string">
            <text:p>../passo3/random/n_8/r_72.txt</text:p>
          </table:table-cell>
          <table:table-cell office:value-type="float" office:value="1.88699996471" calcext:value-type="float">
            <text:p>1.8869999647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834900289774" calcext:value-type="float">
            <text:p>0.083490029</text:p>
          </table:table-cell>
        </table:table-row>
        <table:table-row table:style-name="ro1">
          <table:table-cell office:value-type="string" calcext:value-type="string">
            <text:p>../passo3/random/n_8/r_73.txt</text:p>
          </table:table-cell>
          <table:table-cell office:value-type="float" office:value="1.93499994278" calcext:value-type="float">
            <text:p>1.9349999428</text:p>
          </table:table-cell>
          <table:table-cell office:value-type="float" office:value="1" calcext:value-type="float">
            <text:p>1</text:p>
          </table:table-cell>
          <table:table-cell office:value-type="float" office:value="0.0647751614451" calcext:value-type="float">
            <text:p>0.0647751614</text:p>
          </table:table-cell>
        </table:table-row>
        <table:table-row table:style-name="ro1">
          <table:table-cell office:value-type="string" calcext:value-type="string">
            <text:p>../passo3/random/n_8/r_74.txt</text:p>
          </table:table-cell>
          <table:table-cell office:value-type="float" office:value="1.86600005627" calcext:value-type="float">
            <text:p>1.866000056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739069283009" calcext:value-type="float">
            <text:p>0.0739069283</text:p>
          </table:table-cell>
        </table:table-row>
        <table:table-row table:style-name="ro1">
          <table:table-cell office:value-type="string" calcext:value-type="string">
            <text:p>../passo3/random/n_8/r_75.txt</text:p>
          </table:table-cell>
          <table:table-cell office:value-type="float" office:value="1.72500002384" calcext:value-type="float">
            <text:p>1.7250000238</text:p>
          </table:table-cell>
          <table:table-cell office:value-type="float" office:value="1" calcext:value-type="float">
            <text:p>1</text:p>
          </table:table-cell>
          <table:table-cell office:value-type="float" office:value="0.275370329618" calcext:value-type="float">
            <text:p>0.2753703296</text:p>
          </table:table-cell>
        </table:table-row>
        <table:table-row table:style-name="ro1">
          <table:table-cell office:value-type="string" calcext:value-type="string">
            <text:p>../passo3/random/n_8/r_76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902192443609" calcext:value-type="float">
            <text:p>0.0902192444</text:p>
          </table:table-cell>
        </table:table-row>
        <table:table-row table:style-name="ro1">
          <table:table-cell office:value-type="string" calcext:value-type="string">
            <text:p>../passo3/random/n_8/r_77.txt</text:p>
          </table:table-cell>
          <table:table-cell office:value-type="float" office:value="1.7879999876" calcext:value-type="float">
            <text:p>1.7879999876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83710291982" calcext:value-type="float">
            <text:p>0.183710292</text:p>
          </table:table-cell>
        </table:table-row>
        <table:table-row table:style-name="ro1">
          <table:table-cell office:value-type="string" calcext:value-type="string">
            <text:p>../passo3/random/n_8/r_78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65215824544" calcext:value-type="float">
            <text:p>0.0096521582</text:p>
          </table:table-cell>
        </table:table-row>
        <table:table-row table:style-name="ro1">
          <table:table-cell office:value-type="string" calcext:value-type="string">
            <text:p>../passo3/random/n_8/r_79.txt</text:p>
          </table:table-cell>
          <table:table-cell office:value-type="float" office:value="1.84700000286" calcext:value-type="float">
            <text:p>1.8470000029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06212702021" calcext:value-type="float">
            <text:p>0.0621270202</text:p>
          </table:table-cell>
        </table:table-row>
        <table:table-row table:style-name="ro1">
          <table:table-cell office:value-type="string" calcext:value-type="string">
            <text:p>../passo3/random/n_8/r_80.txt</text:p>
          </table:table-cell>
          <table:table-cell office:value-type="float" office:value="1.85500001907" calcext:value-type="float">
            <text:p>1.8550000191</text:p>
          </table:table-cell>
          <table:table-cell office:value-type="float" office:value="1" calcext:value-type="float">
            <text:p>1</text:p>
          </table:table-cell>
          <table:table-cell office:value-type="float" office:value="0.1451241225" calcext:value-type="float">
            <text:p>0.1451241225</text:p>
          </table:table-cell>
        </table:table-row>
        <table:table-row table:style-name="ro1">
          <table:table-cell office:value-type="string" calcext:value-type="string">
            <text:p>../passo3/random/n_8/r_81.txt</text:p>
          </table:table-cell>
          <table:table-cell office:value-type="float" office:value="1.82299995422" calcext:value-type="float">
            <text:p>1.822999954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558272823691" calcext:value-type="float">
            <text:p>0.0558272824</text:p>
          </table:table-cell>
        </table:table-row>
        <table:table-row table:style-name="ro1">
          <table:table-cell office:value-type="string" calcext:value-type="string">
            <text:p>../passo3/random/n_8/r_82.txt</text:p>
          </table:table-cell>
          <table:table-cell office:value-type="float" office:value="1.88800001144" calcext:value-type="float">
            <text:p>1.888000011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513256676495" calcext:value-type="float">
            <text:p>0.0513256676</text:p>
          </table:table-cell>
        </table:table-row>
        <table:table-row table:style-name="ro1">
          <table:table-cell office:value-type="string" calcext:value-type="string">
            <text:p>../passo3/random/n_8/r_83.txt</text:p>
          </table:table-cell>
          <table:table-cell office:value-type="float" office:value="1.87999999523" calcext:value-type="float">
            <text:p>1.8799999952</text:p>
          </table:table-cell>
          <table:table-cell office:value-type="float" office:value="1" calcext:value-type="float">
            <text:p>1</text:p>
          </table:table-cell>
          <table:table-cell office:value-type="float" office:value="0.119797617197" calcext:value-type="float">
            <text:p>0.1197976172</text:p>
          </table:table-cell>
        </table:table-row>
        <table:table-row table:style-name="ro1">
          <table:table-cell office:value-type="string" calcext:value-type="string">
            <text:p>../passo3/random/n_8/r_84.txt</text:p>
          </table:table-cell>
          <table:table-cell office:value-type="float" office:value="1.80900001526" calcext:value-type="float">
            <text:p>1.809000015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2364034653" calcext:value-type="float">
            <text:p>0.1323640347</text:p>
          </table:table-cell>
        </table:table-row>
        <table:table-row table:style-name="ro1">
          <table:table-cell office:value-type="string" calcext:value-type="string">
            <text:p>../passo3/random/n_8/r_85.txt</text:p>
          </table:table-cell>
          <table:table-cell office:value-type="float" office:value="1.76100003719" calcext:value-type="float">
            <text:p>1.761000037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81941613555" calcext:value-type="float">
            <text:p>0.1819416136</text:p>
          </table:table-cell>
        </table:table-row>
        <table:table-row table:style-name="ro1">
          <table:table-cell office:value-type="string" calcext:value-type="string">
            <text:p>../passo3/random/n_8/r_86.txt</text:p>
          </table:table-cell>
          <table:table-cell office:value-type="float" office:value="1.90299999714" calcext:value-type="float">
            <text:p>1.9029999971</text:p>
          </table:table-cell>
          <table:table-cell office:value-type="float" office:value="1" calcext:value-type="float">
            <text:p>1</text:p>
          </table:table-cell>
          <table:table-cell office:value-type="float" office:value="0.0971083417535" calcext:value-type="float">
            <text:p>0.0971083418</text:p>
          </table:table-cell>
        </table:table-row>
        <table:table-row table:style-name="ro1">
          <table:table-cell office:value-type="string" calcext:value-type="string">
            <text:p>../passo3/random/n_8/r_87.txt</text:p>
          </table:table-cell>
          <table:table-cell office:value-type="float" office:value="1.71700000763" calcext:value-type="float">
            <text:p>1.7170000076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255512088537" calcext:value-type="float">
            <text:p>0.2555120885</text:p>
          </table:table-cell>
        </table:table-row>
        <table:table-row table:style-name="ro1">
          <table:table-cell office:value-type="string" calcext:value-type="string">
            <text:p>../passo3/random/n_8/r_88.txt</text:p>
          </table:table-cell>
          <table:table-cell office:value-type="float" office:value="1.85800004005" calcext:value-type="float">
            <text:p>1.8580000401</text:p>
          </table:table-cell>
          <table:table-cell office:value-type="float" office:value="1" calcext:value-type="float">
            <text:p>1</text:p>
          </table:table-cell>
          <table:table-cell office:value-type="float" office:value="0.142316639423" calcext:value-type="float">
            <text:p>0.1423166394</text:p>
          </table:table-cell>
        </table:table-row>
        <table:table-row table:style-name="ro1">
          <table:table-cell office:value-type="string" calcext:value-type="string">
            <text:p>../passo3/random/n_8/r_89.txt</text:p>
          </table:table-cell>
          <table:table-cell office:value-type="float" office:value="1.91999995708" calcext:value-type="float">
            <text:p>1.919999957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180772691965" calcext:value-type="float">
            <text:p>0.0180772692</text:p>
          </table:table-cell>
        </table:table-row>
        <table:table-row table:style-name="ro1">
          <table:table-cell office:value-type="string" calcext:value-type="string">
            <text:p>../passo3/random/n_8/r_90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58755078912" calcext:value-type="float">
            <text:p>0.0658755079</text:p>
          </table:table-cell>
        </table:table-row>
        <table:table-row table:style-name="ro1">
          <table:table-cell office:value-type="string" calcext:value-type="string">
            <text:p>../passo3/random/n_8/r_91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1" calcext:value-type="float">
            <text:p>1</text:p>
          </table:table-cell>
          <table:table-cell office:value-type="float" office:value="0.067135669291" calcext:value-type="float">
            <text:p>0.0671356693</text:p>
          </table:table-cell>
        </table:table-row>
        <table:table-row table:style-name="ro1">
          <table:table-cell office:value-type="string" calcext:value-type="string">
            <text:p>../passo3/random/n_8/r_92.txt</text:p>
          </table:table-cell>
          <table:table-cell office:value-type="float" office:value="1.82400000095" calcext:value-type="float">
            <text:p>1.824000001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0867933928967" calcext:value-type="float">
            <text:p>0.0867933929</text:p>
          </table:table-cell>
        </table:table-row>
        <table:table-row table:style-name="ro1">
          <table:table-cell office:value-type="string" calcext:value-type="string">
            <text:p>../passo3/random/n_8/r_93.txt</text:p>
          </table:table-cell>
          <table:table-cell office:value-type="float" office:value="1.94799995422" calcext:value-type="float">
            <text:p>1.9479999542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214506909251" calcext:value-type="float">
            <text:p>0.0214506909</text:p>
          </table:table-cell>
        </table:table-row>
        <table:table-row table:style-name="ro1">
          <table:table-cell office:value-type="string" calcext:value-type="string">
            <text:p>../passo3/random/n_8/r_94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46862452477" calcext:value-type="float">
            <text:p>0.0246862452</text:p>
          </table:table-cell>
        </table:table-row>
        <table:table-row table:style-name="ro1">
          <table:table-cell office:value-type="string" calcext:value-type="string">
            <text:p>../passo3/random/n_8/r_95.txt</text:p>
          </table:table-cell>
          <table:table-cell office:value-type="float" office:value="1.83200001717" calcext:value-type="float">
            <text:p>1.832000017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08494155109" calcext:value-type="float">
            <text:p>0.1084941551</text:p>
          </table:table-cell>
        </table:table-row>
        <table:table-row table:style-name="ro1">
          <table:table-cell office:value-type="string" calcext:value-type="string">
            <text:p>../passo3/random/n_8/r_96.txt</text:p>
          </table:table-cell>
          <table:table-cell office:value-type="float" office:value="1.76199996471" calcext:value-type="float">
            <text:p>1.761999964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81018009782" calcext:value-type="float">
            <text:p>0.1810180098</text:p>
          </table:table-cell>
        </table:table-row>
        <table:table-row table:style-name="ro1">
          <table:table-cell office:value-type="string" calcext:value-type="string">
            <text:p>../passo3/random/n_8/r_97.txt</text:p>
          </table:table-cell>
          <table:table-cell office:value-type="float" office:value="1.7990000248" calcext:value-type="float">
            <text:p>1.7990000248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72628000379" calcext:value-type="float">
            <text:p>0.1726280004</text:p>
          </table:table-cell>
        </table:table-row>
        <table:table-row table:style-name="ro1">
          <table:table-cell office:value-type="string" calcext:value-type="string">
            <text:p>../passo3/random/n_8/r_98.txt</text:p>
          </table:table-cell>
          <table:table-cell office:value-type="float" office:value="1.94900000095" calcext:value-type="float">
            <text:p>1.949000001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0202040299773" calcext:value-type="float">
            <text:p>0.02020403</text:p>
          </table:table-cell>
        </table:table-row>
        <table:table-row table:style-name="ro1">
          <table:table-cell office:value-type="string" calcext:value-type="string">
            <text:p>../passo3/random/n_8/r_99.txt</text:p>
          </table:table-cell>
          <table:table-cell office:value-type="float" office:value="1.82500004768" calcext:value-type="float">
            <text:p>1.8250000477</text:p>
          </table:table-cell>
          <table:table-cell office:value-type="float" office:value="0.953125" calcext:value-type="float">
            <text:p>0.953125</text:p>
          </table:table-cell>
          <table:table-cell office:value-type="float" office:value="0.0850385576487" calcext:value-type="float">
            <text:p>0.085038557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8621600043769" calcext:value-type="float">
            <text:p>1.8621600044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674461576332646" calcext:value-type="float">
            <text:p>0.0674461576</text:p>
          </table:table-cell>
          <table:table-cell table:number-columns-repeated="2"/>
        </table:table-row>
      </table:table>
      <table:table table:name="r16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16/r_0.txt</text:p>
          </table:table-cell>
          <table:table-cell office:value-type="float" office:value="1.93099999428" calcext:value-type="float">
            <text:p>1.9309999943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533449240029" calcext:value-type="float">
            <text:p>0.053344924</text:p>
          </table:table-cell>
        </table:table-row>
        <table:table-row table:style-name="ro1">
          <table:table-cell office:value-type="string" calcext:value-type="string">
            <text:p>../passo3/random/n_16/r_1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56708425283" calcext:value-type="float">
            <text:p>0.0556708425</text:p>
          </table:table-cell>
        </table:table-row>
        <table:table-row table:style-name="ro1">
          <table:table-cell office:value-type="string" calcext:value-type="string">
            <text:p>../passo3/random/n_16/r_2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632734522223" calcext:value-type="float">
            <text:p>0.0632734522</text:p>
          </table:table-cell>
        </table:table-row>
        <table:table-row table:style-name="ro1">
          <table:table-cell office:value-type="string" calcext:value-type="string">
            <text:p>../passo3/random/n_16/r_3.txt</text:p>
          </table:table-cell>
          <table:table-cell office:value-type="float" office:value="1.9470000267" calcext:value-type="float">
            <text:p>1.9470000267</text:p>
          </table:table-cell>
          <table:table-cell office:value-type="float" office:value="1" calcext:value-type="float">
            <text:p>1</text:p>
          </table:table-cell>
          <table:table-cell office:value-type="float" office:value="0.0531472936273" calcext:value-type="float">
            <text:p>0.0531472936</text:p>
          </table:table-cell>
        </table:table-row>
        <table:table-row table:style-name="ro1">
          <table:table-cell office:value-type="string" calcext:value-type="string">
            <text:p>../passo3/random/n_16/r_4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05311479419" calcext:value-type="float">
            <text:p>0.0105311479</text:p>
          </table:table-cell>
        </table:table-row>
        <table:table-row table:style-name="ro1">
          <table:table-cell office:value-type="string" calcext:value-type="string">
            <text:p>../passo3/random/n_16/r_5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48386731744" calcext:value-type="float">
            <text:p>0.0148386732</text:p>
          </table:table-cell>
        </table:table-row>
        <table:table-row table:style-name="ro1">
          <table:table-cell office:value-type="string" calcext:value-type="string">
            <text:p>../passo3/random/n_16/r_6.txt</text:p>
          </table:table-cell>
          <table:table-cell office:value-type="float" office:value="1.95599997044" calcext:value-type="float">
            <text:p>1.9559999704</text:p>
          </table:table-cell>
          <table:table-cell office:value-type="float" office:value="1" calcext:value-type="float">
            <text:p>1</text:p>
          </table:table-cell>
          <table:table-cell office:value-type="float" office:value="0.0436419807374" calcext:value-type="float">
            <text:p>0.0436419807</text:p>
          </table:table-cell>
        </table:table-row>
        <table:table-row table:style-name="ro1">
          <table:table-cell office:value-type="string" calcext:value-type="string">
            <text:p>../passo3/random/n_16/r_7.txt</text:p>
          </table:table-cell>
          <table:table-cell office:value-type="float" office:value="1.91900002956" calcext:value-type="float">
            <text:p>1.9190000296</text:p>
          </table:table-cell>
          <table:table-cell office:value-type="float" office:value="1" calcext:value-type="float">
            <text:p>1</text:p>
          </table:table-cell>
          <table:table-cell office:value-type="float" office:value="0.0805605351925" calcext:value-type="float">
            <text:p>0.0805605352</text:p>
          </table:table-cell>
        </table:table-row>
        <table:table-row table:style-name="ro1">
          <table:table-cell office:value-type="string" calcext:value-type="string">
            <text:p>../passo3/random/n_16/r_8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1" calcext:value-type="float">
            <text:p>1</text:p>
          </table:table-cell>
          <table:table-cell office:value-type="float" office:value="0.0399454273283" calcext:value-type="float">
            <text:p>0.0399454273</text:p>
          </table:table-cell>
        </table:table-row>
        <table:table-row table:style-name="ro1">
          <table:table-cell office:value-type="string" calcext:value-type="string">
            <text:p>../passo3/random/n_16/r_9.txt</text:p>
          </table:table-cell>
          <table:table-cell office:value-type="float" office:value="1.86500000954" calcext:value-type="float">
            <text:p>1.8650000095</text:p>
          </table:table-cell>
          <table:table-cell office:value-type="float" office:value="0.984375" calcext:value-type="float">
            <text:p>0.984375</text:p>
          </table:table-cell>
          <table:table-cell office:value-type="float" office:value="0.104970060289" calcext:value-type="float">
            <text:p>0.1049700603</text:p>
          </table:table-cell>
        </table:table-row>
        <table:table-row table:style-name="ro1">
          <table:table-cell office:value-type="string" calcext:value-type="string">
            <text:p>../passo3/random/n_16/r_10.txt</text:p>
          </table:table-cell>
          <table:table-cell office:value-type="float" office:value="1.9620000124" calcext:value-type="float">
            <text:p>1.9620000124</text:p>
          </table:table-cell>
          <table:table-cell office:value-type="float" office:value="1" calcext:value-type="float">
            <text:p>1</text:p>
          </table:table-cell>
          <table:table-cell office:value-type="float" office:value="0.038147252053" calcext:value-type="float">
            <text:p>0.0381472521</text:p>
          </table:table-cell>
        </table:table-row>
        <table:table-row table:style-name="ro1">
          <table:table-cell office:value-type="string" calcext:value-type="string">
            <text:p>../passo3/random/n_16/r_11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1" calcext:value-type="float">
            <text:p>1</text:p>
          </table:table-cell>
          <table:table-cell office:value-type="float" office:value="0.0679725557566" calcext:value-type="float">
            <text:p>0.0679725558</text:p>
          </table:table-cell>
        </table:table-row>
        <table:table-row table:style-name="ro1">
          <table:table-cell office:value-type="string" calcext:value-type="string">
            <text:p>../passo3/random/n_16/r_12.txt</text:p>
          </table:table-cell>
          <table:table-cell office:value-type="float" office:value="1.93299996853" calcext:value-type="float">
            <text:p>1.9329999685</text:p>
          </table:table-cell>
          <table:table-cell office:value-type="float" office:value="1" calcext:value-type="float">
            <text:p>1</text:p>
          </table:table-cell>
          <table:table-cell office:value-type="float" office:value="0.0665657147765" calcext:value-type="float">
            <text:p>0.0665657148</text:p>
          </table:table-cell>
        </table:table-row>
        <table:table-row table:style-name="ro1">
          <table:table-cell office:value-type="string" calcext:value-type="string">
            <text:p>../passo3/random/n_16/r_13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601252429187" calcext:value-type="float">
            <text:p>0.0601252429</text:p>
          </table:table-cell>
        </table:table-row>
        <table:table-row table:style-name="ro1">
          <table:table-cell office:value-type="string" calcext:value-type="string">
            <text:p>../passo3/random/n_16/r_14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324463434517" calcext:value-type="float">
            <text:p>0.0324463435</text:p>
          </table:table-cell>
        </table:table-row>
        <table:table-row table:style-name="ro1">
          <table:table-cell office:value-type="string" calcext:value-type="string">
            <text:p>../passo3/random/n_16/r_15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272772461176" calcext:value-type="float">
            <text:p>0.0272772461</text:p>
          </table:table-cell>
        </table:table-row>
        <table:table-row table:style-name="ro1">
          <table:table-cell office:value-type="string" calcext:value-type="string">
            <text:p>../passo3/random/n_16/r_16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3877849653" calcext:value-type="float">
            <text:p>0.011387785</text:p>
          </table:table-cell>
        </table:table-row>
        <table:table-row table:style-name="ro1">
          <table:table-cell office:value-type="string" calcext:value-type="string">
            <text:p>../passo3/random/n_16/r_17.txt</text:p>
          </table:table-cell>
          <table:table-cell office:value-type="float" office:value="1.94900000095" calcext:value-type="float">
            <text:p>1.949000001</text:p>
          </table:table-cell>
          <table:table-cell office:value-type="float" office:value="1" calcext:value-type="float">
            <text:p>1</text:p>
          </table:table-cell>
          <table:table-cell office:value-type="float" office:value="0.0505926832557" calcext:value-type="float">
            <text:p>0.0505926833</text:p>
          </table:table-cell>
        </table:table-row>
        <table:table-row table:style-name="ro1">
          <table:table-cell office:value-type="string" calcext:value-type="string">
            <text:p>../passo3/random/n_16/r_18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2193989903" calcext:value-type="float">
            <text:p>0.022219399</text:p>
          </table:table-cell>
        </table:table-row>
        <table:table-row table:style-name="ro1">
          <table:table-cell office:value-type="string" calcext:value-type="string">
            <text:p>../passo3/random/n_16/r_19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1" calcext:value-type="float">
            <text:p>1</text:p>
          </table:table-cell>
          <table:table-cell office:value-type="float" office:value="0.0632997080684" calcext:value-type="float">
            <text:p>0.0632997081</text:p>
          </table:table-cell>
        </table:table-row>
        <table:table-row table:style-name="ro1">
          <table:table-cell office:value-type="string" calcext:value-type="string">
            <text:p>../passo3/random/n_16/r_20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299028195441" calcext:value-type="float">
            <text:p>0.0299028195</text:p>
          </table:table-cell>
        </table:table-row>
        <table:table-row table:style-name="ro1">
          <table:table-cell office:value-type="string" calcext:value-type="string">
            <text:p>../passo3/random/n_16/r_21.txt</text:p>
          </table:table-cell>
          <table:table-cell office:value-type="float" office:value="1.96399998665" calcext:value-type="float">
            <text:p>1.9639999867</text:p>
          </table:table-cell>
          <table:table-cell office:value-type="float" office:value="1" calcext:value-type="float">
            <text:p>1</text:p>
          </table:table-cell>
          <table:table-cell office:value-type="float" office:value="0.0360882654786" calcext:value-type="float">
            <text:p>0.0360882655</text:p>
          </table:table-cell>
        </table:table-row>
        <table:table-row table:style-name="ro1">
          <table:table-cell office:value-type="string" calcext:value-type="string">
            <text:p>../passo3/random/n_16/r_22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46582478285" calcext:value-type="float">
            <text:p>0.0246582478</text:p>
          </table:table-cell>
        </table:table-row>
        <table:table-row table:style-name="ro1">
          <table:table-cell office:value-type="string" calcext:value-type="string">
            <text:p>../passo3/random/n_16/r_23.txt</text:p>
          </table:table-cell>
          <table:table-cell office:value-type="float" office:value="1.88499999046" calcext:value-type="float">
            <text:p>1.8849999905</text:p>
          </table:table-cell>
          <table:table-cell office:value-type="float" office:value="1" calcext:value-type="float">
            <text:p>1</text:p>
          </table:table-cell>
          <table:table-cell office:value-type="float" office:value="0.114664018154" calcext:value-type="float">
            <text:p>0.1146640182</text:p>
          </table:table-cell>
        </table:table-row>
        <table:table-row table:style-name="ro1">
          <table:table-cell office:value-type="string" calcext:value-type="string">
            <text:p>../passo3/random/n_16/r_24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414742529392" calcext:value-type="float">
            <text:p>0.0414742529</text:p>
          </table:table-cell>
        </table:table-row>
        <table:table-row table:style-name="ro1">
          <table:table-cell office:value-type="string" calcext:value-type="string">
            <text:p>../passo3/random/n_16/r_25.txt</text:p>
          </table:table-cell>
          <table:table-cell office:value-type="float" office:value="1.92299997807" calcext:value-type="float">
            <text:p>1.9229999781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618273764849" calcext:value-type="float">
            <text:p>0.0618273765</text:p>
          </table:table-cell>
        </table:table-row>
        <table:table-row table:style-name="ro1">
          <table:table-cell office:value-type="string" calcext:value-type="string">
            <text:p>../passo3/random/n_16/r_26.txt</text:p>
          </table:table-cell>
          <table:table-cell office:value-type="float" office:value="1.91900002956" calcext:value-type="float">
            <text:p>1.9190000296</text:p>
          </table:table-cell>
          <table:table-cell office:value-type="float" office:value="1" calcext:value-type="float">
            <text:p>1</text:p>
          </table:table-cell>
          <table:table-cell office:value-type="float" office:value="0.0809706225991" calcext:value-type="float">
            <text:p>0.0809706226</text:p>
          </table:table-cell>
        </table:table-row>
        <table:table-row table:style-name="ro1">
          <table:table-cell office:value-type="string" calcext:value-type="string">
            <text:p>../passo3/random/n_16/r_27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05942213535" calcext:value-type="float">
            <text:p>0.0705942214</text:p>
          </table:table-cell>
        </table:table-row>
        <table:table-row table:style-name="ro1">
          <table:table-cell office:value-type="string" calcext:value-type="string">
            <text:p>../passo3/random/n_16/r_28.txt</text:p>
          </table:table-cell>
          <table:table-cell office:value-type="float" office:value="1.92499995232" calcext:value-type="float">
            <text:p>1.9249999523</text:p>
          </table:table-cell>
          <table:table-cell office:value-type="float" office:value="1" calcext:value-type="float">
            <text:p>1</text:p>
          </table:table-cell>
          <table:table-cell office:value-type="float" office:value="0.0753242298961" calcext:value-type="float">
            <text:p>0.0753242299</text:p>
          </table:table-cell>
        </table:table-row>
        <table:table-row table:style-name="ro1">
          <table:table-cell office:value-type="string" calcext:value-type="string">
            <text:p>../passo3/random/n_16/r_29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100100999698" calcext:value-type="float">
            <text:p>0.0100101</text:p>
          </table:table-cell>
        </table:table-row>
        <table:table-row table:style-name="ro1">
          <table:table-cell office:value-type="string" calcext:value-type="string">
            <text:p>../passo3/random/n_16/r_30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1" calcext:value-type="float">
            <text:p>1</text:p>
          </table:table-cell>
          <table:table-cell office:value-type="float" office:value="0.0731068700552" calcext:value-type="float">
            <text:p>0.0731068701</text:p>
          </table:table-cell>
        </table:table-row>
        <table:table-row table:style-name="ro1">
          <table:table-cell office:value-type="string" calcext:value-type="string">
            <text:p>../passo3/random/n_16/r_31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3629246652" calcext:value-type="float">
            <text:p>0.0423629247</text:p>
          </table:table-cell>
        </table:table-row>
        <table:table-row table:style-name="ro1">
          <table:table-cell office:value-type="string" calcext:value-type="string">
            <text:p>../passo3/random/n_16/r_32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658976063132" calcext:value-type="float">
            <text:p>0.0658976063</text:p>
          </table:table-cell>
        </table:table-row>
        <table:table-row table:style-name="ro1">
          <table:table-cell office:value-type="string" calcext:value-type="string">
            <text:p>../passo3/random/n_16/r_33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1" calcext:value-type="float">
            <text:p>1</text:p>
          </table:table-cell>
          <table:table-cell office:value-type="float" office:value="0.0175068825483" calcext:value-type="float">
            <text:p>0.0175068825</text:p>
          </table:table-cell>
        </table:table-row>
        <table:table-row table:style-name="ro1">
          <table:table-cell office:value-type="string" calcext:value-type="string">
            <text:p>../passo3/random/n_16/r_34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5173554197" calcext:value-type="float">
            <text:p>0.0251735542</text:p>
          </table:table-cell>
        </table:table-row>
        <table:table-row table:style-name="ro1">
          <table:table-cell office:value-type="string" calcext:value-type="string">
            <text:p>../passo3/random/n_16/r_35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0930870696902" calcext:value-type="float">
            <text:p>0.009308707</text:p>
          </table:table-cell>
        </table:table-row>
        <table:table-row table:style-name="ro1">
          <table:table-cell office:value-type="string" calcext:value-type="string">
            <text:p>../passo3/random/n_16/r_36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92277468741" calcext:value-type="float">
            <text:p>0.0192277469</text:p>
          </table:table-cell>
        </table:table-row>
        <table:table-row table:style-name="ro1">
          <table:table-cell office:value-type="string" calcext:value-type="string">
            <text:p>../passo3/random/n_16/r_37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434287153184" calcext:value-type="float">
            <text:p>0.0434287153</text:p>
          </table:table-cell>
        </table:table-row>
        <table:table-row table:style-name="ro1">
          <table:table-cell office:value-type="string" calcext:value-type="string">
            <text:p>../passo3/random/n_16/r_38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1" calcext:value-type="float">
            <text:p>1</text:p>
          </table:table-cell>
          <table:table-cell office:value-type="float" office:value="0.0404090546072" calcext:value-type="float">
            <text:p>0.0404090546</text:p>
          </table:table-cell>
        </table:table-row>
        <table:table-row table:style-name="ro1">
          <table:table-cell office:value-type="string" calcext:value-type="string">
            <text:p>../passo3/random/n_16/r_39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261164549738" calcext:value-type="float">
            <text:p>0.026116455</text:p>
          </table:table-cell>
        </table:table-row>
        <table:table-row table:style-name="ro1">
          <table:table-cell office:value-type="string" calcext:value-type="string">
            <text:p>../passo3/random/n_16/r_40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880515188" calcext:value-type="float">
            <text:p>0.0348805152</text:p>
          </table:table-cell>
        </table:table-row>
        <table:table-row table:style-name="ro1">
          <table:table-cell office:value-type="string" calcext:value-type="string">
            <text:p>../passo3/random/n_16/r_41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51419322938" calcext:value-type="float">
            <text:p>0.0151419323</text:p>
          </table:table-cell>
        </table:table-row>
        <table:table-row table:style-name="ro1">
          <table:table-cell office:value-type="string" calcext:value-type="string">
            <text:p>../passo3/random/n_16/r_42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1" calcext:value-type="float">
            <text:p>1</text:p>
          </table:table-cell>
          <table:table-cell office:value-type="float" office:value="0.0409011505544" calcext:value-type="float">
            <text:p>0.0409011506</text:p>
          </table:table-cell>
        </table:table-row>
        <table:table-row table:style-name="ro1">
          <table:table-cell office:value-type="string" calcext:value-type="string">
            <text:p>../passo3/random/n_16/r_43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18033604324" calcext:value-type="float">
            <text:p>0.0218033604</text:p>
          </table:table-cell>
        </table:table-row>
        <table:table-row table:style-name="ro1">
          <table:table-cell office:value-type="string" calcext:value-type="string">
            <text:p>../passo3/random/n_16/r_44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93615145981" calcext:value-type="float">
            <text:p>0.0193615146</text:p>
          </table:table-cell>
        </table:table-row>
        <table:table-row table:style-name="ro1">
          <table:table-cell office:value-type="string" calcext:value-type="string">
            <text:p>../passo3/random/n_16/r_45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0479218363762" calcext:value-type="float">
            <text:p>0.0047921836</text:p>
          </table:table-cell>
        </table:table-row>
        <table:table-row table:style-name="ro1">
          <table:table-cell office:value-type="string" calcext:value-type="string">
            <text:p>../passo3/random/n_16/r_46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1692342162" calcext:value-type="float">
            <text:p>0.0561692342</text:p>
          </table:table-cell>
        </table:table-row>
        <table:table-row table:style-name="ro1">
          <table:table-cell office:value-type="string" calcext:value-type="string">
            <text:p>../passo3/random/n_16/r_47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1" calcext:value-type="float">
            <text:p>1</text:p>
          </table:table-cell>
          <table:table-cell office:value-type="float" office:value="0.0584900379181" calcext:value-type="float">
            <text:p>0.0584900379</text:p>
          </table:table-cell>
        </table:table-row>
        <table:table-row table:style-name="ro1">
          <table:table-cell office:value-type="string" calcext:value-type="string">
            <text:p>../passo3/random/n_16/r_48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1" calcext:value-type="float">
            <text:p>1</text:p>
          </table:table-cell>
          <table:table-cell office:value-type="float" office:value="0.0402511879802" calcext:value-type="float">
            <text:p>0.040251188</text:p>
          </table:table-cell>
        </table:table-row>
        <table:table-row table:style-name="ro1">
          <table:table-cell office:value-type="string" calcext:value-type="string">
            <text:p>../passo3/random/n_16/r_49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97881516069" calcext:value-type="float">
            <text:p>0.0197881516</text:p>
          </table:table-cell>
        </table:table-row>
        <table:table-row table:style-name="ro1">
          <table:table-cell office:value-type="string" calcext:value-type="string">
            <text:p>../passo3/random/n_16/r_50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4745008349" calcext:value-type="float">
            <text:p>0.0424745008</text:p>
          </table:table-cell>
        </table:table-row>
        <table:table-row table:style-name="ro1">
          <table:table-cell office:value-type="string" calcext:value-type="string">
            <text:p>../passo3/random/n_16/r_51.txt</text:p>
          </table:table-cell>
          <table:table-cell office:value-type="float" office:value="1.92700004578" calcext:value-type="float">
            <text:p>1.9270000458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575102046132" calcext:value-type="float">
            <text:p>0.0575102046</text:p>
          </table:table-cell>
        </table:table-row>
        <table:table-row table:style-name="ro1">
          <table:table-cell office:value-type="string" calcext:value-type="string">
            <text:p>../passo3/random/n_16/r_52.txt</text:p>
          </table:table-cell>
          <table:table-cell office:value-type="float" office:value="1.90100002289" calcext:value-type="float">
            <text:p>1.9010000229</text:p>
          </table:table-cell>
          <table:table-cell office:value-type="float" office:value="1" calcext:value-type="float">
            <text:p>1</text:p>
          </table:table-cell>
          <table:table-cell office:value-type="float" office:value="0.0985065475106" calcext:value-type="float">
            <text:p>0.0985065475</text:p>
          </table:table-cell>
        </table:table-row>
        <table:table-row table:style-name="ro1">
          <table:table-cell office:value-type="string" calcext:value-type="string">
            <text:p>../passo3/random/n_16/r_53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1866813898" calcext:value-type="float">
            <text:p>0.0661866814</text:p>
          </table:table-cell>
        </table:table-row>
        <table:table-row table:style-name="ro1">
          <table:table-cell office:value-type="string" calcext:value-type="string">
            <text:p>../passo3/random/n_16/r_54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1" calcext:value-type="float">
            <text:p>1</text:p>
          </table:table-cell>
          <table:table-cell office:value-type="float" office:value="0.0504717007279" calcext:value-type="float">
            <text:p>0.0504717007</text:p>
          </table:table-cell>
        </table:table-row>
        <table:table-row table:style-name="ro1">
          <table:table-cell office:value-type="string" calcext:value-type="string">
            <text:p>../passo3/random/n_16/r_55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08399787545" calcext:value-type="float">
            <text:p>0.0708399788</text:p>
          </table:table-cell>
        </table:table-row>
        <table:table-row table:style-name="ro1">
          <table:table-cell office:value-type="string" calcext:value-type="string">
            <text:p>../passo3/random/n_16/r_56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1" calcext:value-type="float">
            <text:p>1</text:p>
          </table:table-cell>
          <table:table-cell office:value-type="float" office:value="0.0662221685052" calcext:value-type="float">
            <text:p>0.0662221685</text:p>
          </table:table-cell>
        </table:table-row>
        <table:table-row table:style-name="ro1">
          <table:table-cell office:value-type="string" calcext:value-type="string">
            <text:p>../passo3/random/n_16/r_57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8528772593" calcext:value-type="float">
            <text:p>0.0348528773</text:p>
          </table:table-cell>
        </table:table-row>
        <table:table-row table:style-name="ro1">
          <table:table-cell office:value-type="string" calcext:value-type="string">
            <text:p>../passo3/random/n_16/r_58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67761874199" calcext:value-type="float">
            <text:p>0.0096776187</text:p>
          </table:table-cell>
        </table:table-row>
        <table:table-row table:style-name="ro1">
          <table:table-cell office:value-type="string" calcext:value-type="string">
            <text:p>../passo3/random/n_16/r_59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52566838264" calcext:value-type="float">
            <text:p>0.0352566838</text:p>
          </table:table-cell>
        </table:table-row>
        <table:table-row table:style-name="ro1">
          <table:table-cell office:value-type="string" calcext:value-type="string">
            <text:p>../passo3/random/n_16/r_60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1" calcext:value-type="float">
            <text:p>1</text:p>
          </table:table-cell>
          <table:table-cell office:value-type="float" office:value="0.0638732090592" calcext:value-type="float">
            <text:p>0.0638732091</text:p>
          </table:table-cell>
        </table:table-row>
        <table:table-row table:style-name="ro1">
          <table:table-cell office:value-type="string" calcext:value-type="string">
            <text:p>../passo3/random/n_16/r_61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1" calcext:value-type="float">
            <text:p>1</text:p>
          </table:table-cell>
          <table:table-cell office:value-type="float" office:value="0.0331985801458" calcext:value-type="float">
            <text:p>0.0331985801</text:p>
          </table:table-cell>
        </table:table-row>
        <table:table-row table:style-name="ro1">
          <table:table-cell office:value-type="string" calcext:value-type="string">
            <text:p>../passo3/random/n_16/r_62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1" calcext:value-type="float">
            <text:p>1</text:p>
          </table:table-cell>
          <table:table-cell office:value-type="float" office:value="0.0315448716283" calcext:value-type="float">
            <text:p>0.0315448716</text:p>
          </table:table-cell>
        </table:table-row>
        <table:table-row table:style-name="ro1">
          <table:table-cell office:value-type="string" calcext:value-type="string">
            <text:p>../passo3/random/n_16/r_63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1" calcext:value-type="float">
            <text:p>1</text:p>
          </table:table-cell>
          <table:table-cell office:value-type="float" office:value="0.0309920608997" calcext:value-type="float">
            <text:p>0.0309920609</text:p>
          </table:table-cell>
        </table:table-row>
        <table:table-row table:style-name="ro1">
          <table:table-cell office:value-type="string" calcext:value-type="string">
            <text:p>../passo3/random/n_16/r_64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5741100609" calcext:value-type="float">
            <text:p>0.0345741101</text:p>
          </table:table-cell>
        </table:table-row>
        <table:table-row table:style-name="ro1">
          <table:table-cell office:value-type="string" calcext:value-type="string">
            <text:p>../passo3/random/n_16/r_65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640554949641" calcext:value-type="float">
            <text:p>0.064055495</text:p>
          </table:table-cell>
        </table:table-row>
        <table:table-row table:style-name="ro1">
          <table:table-cell office:value-type="string" calcext:value-type="string">
            <text:p>../passo3/random/n_16/r_66.txt</text:p>
          </table:table-cell>
          <table:table-cell office:value-type="float" office:value="1.95599997044" calcext:value-type="float">
            <text:p>1.9559999704</text:p>
          </table:table-cell>
          <table:table-cell office:value-type="float" office:value="1" calcext:value-type="float">
            <text:p>1</text:p>
          </table:table-cell>
          <table:table-cell office:value-type="float" office:value="0.0435199663043" calcext:value-type="float">
            <text:p>0.0435199663</text:p>
          </table:table-cell>
        </table:table-row>
        <table:table-row table:style-name="ro1">
          <table:table-cell office:value-type="string" calcext:value-type="string">
            <text:p>../passo3/random/n_16/r_67.txt</text:p>
          </table:table-cell>
          <table:table-cell office:value-type="float" office:value="1.92200005054" calcext:value-type="float">
            <text:p>1.922000050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706015527248" calcext:value-type="float">
            <text:p>0.0706015527</text:p>
          </table:table-cell>
        </table:table-row>
        <table:table-row table:style-name="ro1">
          <table:table-cell office:value-type="string" calcext:value-type="string">
            <text:p>../passo3/random/n_16/r_68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1" calcext:value-type="float">
            <text:p>1</text:p>
          </table:table-cell>
          <table:table-cell office:value-type="float" office:value="0.025441005826" calcext:value-type="float">
            <text:p>0.0254410058</text:p>
          </table:table-cell>
        </table:table-row>
        <table:table-row table:style-name="ro1">
          <table:table-cell office:value-type="string" calcext:value-type="string">
            <text:p>../passo3/random/n_16/r_69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437288768589" calcext:value-type="float">
            <text:p>0.0437288769</text:p>
          </table:table-cell>
        </table:table-row>
        <table:table-row table:style-name="ro1">
          <table:table-cell office:value-type="string" calcext:value-type="string">
            <text:p>../passo3/random/n_16/r_70.txt</text:p>
          </table:table-cell>
          <table:table-cell office:value-type="float" office:value="1.96099996567" calcext:value-type="float">
            <text:p>1.9609999657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3104310669" calcext:value-type="float">
            <text:p>0.0310431067</text:p>
          </table:table-cell>
        </table:table-row>
        <table:table-row table:style-name="ro1">
          <table:table-cell office:value-type="string" calcext:value-type="string">
            <text:p>../passo3/random/n_16/r_71.txt</text:p>
          </table:table-cell>
          <table:table-cell office:value-type="float" office:value="1.92599999905" calcext:value-type="float">
            <text:p>1.925999999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661660581827" calcext:value-type="float">
            <text:p>0.0661660582</text:p>
          </table:table-cell>
        </table:table-row>
        <table:table-row table:style-name="ro1">
          <table:table-cell office:value-type="string" calcext:value-type="string">
            <text:p>../passo3/random/n_16/r_72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1" calcext:value-type="float">
            <text:p>1</text:p>
          </table:table-cell>
          <table:table-cell office:value-type="float" office:value="0.054242990911" calcext:value-type="float">
            <text:p>0.0542429909</text:p>
          </table:table-cell>
        </table:table-row>
        <table:table-row table:style-name="ro1">
          <table:table-cell office:value-type="string" calcext:value-type="string">
            <text:p>../passo3/random/n_16/r_73.txt</text:p>
          </table:table-cell>
          <table:table-cell office:value-type="float" office:value="1.95500004292" calcext:value-type="float">
            <text:p>1.9550000429</text:p>
          </table:table-cell>
          <table:table-cell office:value-type="float" office:value="1" calcext:value-type="float">
            <text:p>1</text:p>
          </table:table-cell>
          <table:table-cell office:value-type="float" office:value="0.0452051833272" calcext:value-type="float">
            <text:p>0.0452051833</text:p>
          </table:table-cell>
        </table:table-row>
        <table:table-row table:style-name="ro1">
          <table:table-cell office:value-type="string" calcext:value-type="string">
            <text:p>../passo3/random/n_16/r_74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9936171472" calcext:value-type="float">
            <text:p>0.0139936171</text:p>
          </table:table-cell>
        </table:table-row>
        <table:table-row table:style-name="ro1">
          <table:table-cell office:value-type="string" calcext:value-type="string">
            <text:p>../passo3/random/n_16/r_75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7809866071" calcext:value-type="float">
            <text:p>0.0347809866</text:p>
          </table:table-cell>
        </table:table-row>
        <table:table-row table:style-name="ro1">
          <table:table-cell office:value-type="string" calcext:value-type="string">
            <text:p>../passo3/random/n_16/r_76.txt</text:p>
          </table:table-cell>
          <table:table-cell office:value-type="float" office:value="1.95399999619" calcext:value-type="float">
            <text:p>1.9539999962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309020206332" calcext:value-type="float">
            <text:p>0.0309020206</text:p>
          </table:table-cell>
        </table:table-row>
        <table:table-row table:style-name="ro1">
          <table:table-cell office:value-type="string" calcext:value-type="string">
            <text:p>../passo3/random/n_16/r_77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1" calcext:value-type="float">
            <text:p>1</text:p>
          </table:table-cell>
          <table:table-cell office:value-type="float" office:value="0.026984307915" calcext:value-type="float">
            <text:p>0.0269843079</text:p>
          </table:table-cell>
        </table:table-row>
        <table:table-row table:style-name="ro1">
          <table:table-cell office:value-type="string" calcext:value-type="string">
            <text:p>../passo3/random/n_16/r_78.txt</text:p>
          </table:table-cell>
          <table:table-cell office:value-type="float" office:value="1.92900002003" calcext:value-type="float">
            <text:p>1.92900002</text:p>
          </table:table-cell>
          <table:table-cell office:value-type="float" office:value="1" calcext:value-type="float">
            <text:p>1</text:p>
          </table:table-cell>
          <table:table-cell office:value-type="float" office:value="0.0712674632668" calcext:value-type="float">
            <text:p>0.0712674633</text:p>
          </table:table-cell>
        </table:table-row>
        <table:table-row table:style-name="ro1">
          <table:table-cell office:value-type="string" calcext:value-type="string">
            <text:p>../passo3/random/n_16/r_79.txt</text:p>
          </table:table-cell>
          <table:table-cell office:value-type="float" office:value="1.92100000381" calcext:value-type="float">
            <text:p>1.9210000038</text:p>
          </table:table-cell>
          <table:table-cell office:value-type="float" office:value="1" calcext:value-type="float">
            <text:p>1</text:p>
          </table:table-cell>
          <table:table-cell office:value-type="float" office:value="0.0785482302308" calcext:value-type="float">
            <text:p>0.0785482302</text:p>
          </table:table-cell>
        </table:table-row>
        <table:table-row table:style-name="ro1">
          <table:table-cell office:value-type="string" calcext:value-type="string">
            <text:p>../passo3/random/n_16/r_80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70858801156" calcext:value-type="float">
            <text:p>0.009708588</text:p>
          </table:table-cell>
        </table:table-row>
        <table:table-row table:style-name="ro1">
          <table:table-cell office:value-type="string" calcext:value-type="string">
            <text:p>../passo3/random/n_16/r_81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17064130306" calcext:value-type="float">
            <text:p>0.041706413</text:p>
          </table:table-cell>
        </table:table-row>
        <table:table-row table:style-name="ro1">
          <table:table-cell office:value-type="string" calcext:value-type="string">
            <text:p>../passo3/random/n_16/r_82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1" calcext:value-type="float">
            <text:p>1</text:p>
          </table:table-cell>
          <table:table-cell office:value-type="float" office:value="0.0347436927259" calcext:value-type="float">
            <text:p>0.0347436927</text:p>
          </table:table-cell>
        </table:table-row>
        <table:table-row table:style-name="ro1">
          <table:table-cell office:value-type="string" calcext:value-type="string">
            <text:p>../passo3/random/n_16/r_83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353728793561" calcext:value-type="float">
            <text:p>0.0353728794</text:p>
          </table:table-cell>
        </table:table-row>
        <table:table-row table:style-name="ro1">
          <table:table-cell office:value-type="string" calcext:value-type="string">
            <text:p>../passo3/random/n_16/r_84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1" calcext:value-type="float">
            <text:p>1</text:p>
          </table:table-cell>
          <table:table-cell office:value-type="float" office:value="0.032069336623" calcext:value-type="float">
            <text:p>0.0320693366</text:p>
          </table:table-cell>
        </table:table-row>
        <table:table-row table:style-name="ro1">
          <table:table-cell office:value-type="string" calcext:value-type="string">
            <text:p>../passo3/random/n_16/r_85.txt</text:p>
          </table:table-cell>
          <table:table-cell office:value-type="float" office:value="1.95200002193" calcext:value-type="float">
            <text:p>1.9520000219</text:p>
          </table:table-cell>
          <table:table-cell office:value-type="float" office:value="1" calcext:value-type="float">
            <text:p>1</text:p>
          </table:table-cell>
          <table:table-cell office:value-type="float" office:value="0.0483365096152" calcext:value-type="float">
            <text:p>0.0483365096</text:p>
          </table:table-cell>
        </table:table-row>
        <table:table-row table:style-name="ro1">
          <table:table-cell office:value-type="string" calcext:value-type="string">
            <text:p>../passo3/random/n_16/r_86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38232317194" calcext:value-type="float">
            <text:p>0.0053823232</text:p>
          </table:table-cell>
        </table:table-row>
        <table:table-row table:style-name="ro1">
          <table:table-cell office:value-type="string" calcext:value-type="string">
            <text:p>../passo3/random/n_16/r_87.txt</text:p>
          </table:table-cell>
          <table:table-cell office:value-type="float" office:value="1.93200004101" calcext:value-type="float">
            <text:p>1.932000041</text:p>
          </table:table-cell>
          <table:table-cell office:value-type="float" office:value="1" calcext:value-type="float">
            <text:p>1</text:p>
          </table:table-cell>
          <table:table-cell office:value-type="float" office:value="0.0675289332867" calcext:value-type="float">
            <text:p>0.0675289333</text:p>
          </table:table-cell>
        </table:table-row>
        <table:table-row table:style-name="ro1">
          <table:table-cell office:value-type="string" calcext:value-type="string">
            <text:p>../passo3/random/n_16/r_88.txt</text:p>
          </table:table-cell>
          <table:table-cell office:value-type="float" office:value="1.96099996567" calcext:value-type="float">
            <text:p>1.9609999657</text:p>
          </table:table-cell>
          <table:table-cell office:value-type="float" office:value="0.98828125" calcext:value-type="float">
            <text:p>0.98828125</text:p>
          </table:table-cell>
          <table:table-cell office:value-type="float" office:value="0.0153508288786" calcext:value-type="float">
            <text:p>0.0153508289</text:p>
          </table:table-cell>
        </table:table-row>
        <table:table-row table:style-name="ro1">
          <table:table-cell office:value-type="string" calcext:value-type="string">
            <text:p>../passo3/random/n_16/r_89.txt</text:p>
          </table:table-cell>
          <table:table-cell office:value-type="float" office:value="1.91199994087" calcext:value-type="float">
            <text:p>1.9119999409</text:p>
          </table:table-cell>
          <table:table-cell office:value-type="float" office:value="1" calcext:value-type="float">
            <text:p>1</text:p>
          </table:table-cell>
          <table:table-cell office:value-type="float" office:value="0.088447637856" calcext:value-type="float">
            <text:p>0.0884476379</text:p>
          </table:table-cell>
        </table:table-row>
        <table:table-row table:style-name="ro1">
          <table:table-cell office:value-type="string" calcext:value-type="string">
            <text:p>../passo3/random/n_16/r_90.txt</text:p>
          </table:table-cell>
          <table:table-cell office:value-type="float" office:value="1.91100001335" calcext:value-type="float">
            <text:p>1.9110000134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0744434520602" calcext:value-type="float">
            <text:p>0.0744434521</text:p>
          </table:table-cell>
        </table:table-row>
        <table:table-row table:style-name="ro1">
          <table:table-cell office:value-type="string" calcext:value-type="string">
            <text:p>../passo3/random/n_16/r_91.txt</text:p>
          </table:table-cell>
          <table:table-cell office:value-type="float" office:value="1.96300005913" calcext:value-type="float">
            <text:p>1.9630000591</text:p>
          </table:table-cell>
          <table:table-cell office:value-type="float" office:value="1" calcext:value-type="float">
            <text:p>1</text:p>
          </table:table-cell>
          <table:table-cell office:value-type="float" office:value="0.0374568141997" calcext:value-type="float">
            <text:p>0.0374568142</text:p>
          </table:table-cell>
        </table:table-row>
        <table:table-row table:style-name="ro1">
          <table:table-cell office:value-type="string" calcext:value-type="string">
            <text:p>../passo3/random/n_16/r_92.txt</text:p>
          </table:table-cell>
          <table:table-cell office:value-type="float" office:value="1.89199995995" calcext:value-type="float">
            <text:p>1.8919999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100491218269" calcext:value-type="float">
            <text:p>0.1004912183</text:p>
          </table:table-cell>
        </table:table-row>
        <table:table-row table:style-name="ro1">
          <table:table-cell office:value-type="string" calcext:value-type="string">
            <text:p>../passo3/random/n_16/r_93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85837969184" calcext:value-type="float">
            <text:p>0.0185837969</text:p>
          </table:table-cell>
        </table:table-row>
        <table:table-row table:style-name="ro1">
          <table:table-cell office:value-type="string" calcext:value-type="string">
            <text:p>../passo3/random/n_16/r_94.txt</text:p>
          </table:table-cell>
          <table:table-cell office:value-type="float" office:value="1.95000004768" calcext:value-type="float">
            <text:p>1.9500000477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421775169671" calcext:value-type="float">
            <text:p>0.042177517</text:p>
          </table:table-cell>
        </table:table-row>
        <table:table-row table:style-name="ro1">
          <table:table-cell office:value-type="string" calcext:value-type="string">
            <text:p>../passo3/random/n_16/r_95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1" calcext:value-type="float">
            <text:p>1</text:p>
          </table:table-cell>
          <table:table-cell office:value-type="float" office:value="0.056150406599" calcext:value-type="float">
            <text:p>0.0561504066</text:p>
          </table:table-cell>
        </table:table-row>
        <table:table-row table:style-name="ro1">
          <table:table-cell office:value-type="string" calcext:value-type="string">
            <text:p>../passo3/random/n_16/r_96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25615060702" calcext:value-type="float">
            <text:p>0.0256150607</text:p>
          </table:table-cell>
        </table:table-row>
        <table:table-row table:style-name="ro1">
          <table:table-cell office:value-type="string" calcext:value-type="string">
            <text:p>../passo3/random/n_16/r_97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1" calcext:value-type="float">
            <text:p>1</text:p>
          </table:table-cell>
          <table:table-cell office:value-type="float" office:value="0.0344626866281" calcext:value-type="float">
            <text:p>0.0344626866</text:p>
          </table:table-cell>
        </table:table-row>
        <table:table-row table:style-name="ro1">
          <table:table-cell office:value-type="string" calcext:value-type="string">
            <text:p>../passo3/random/n_16/r_98.txt</text:p>
          </table:table-cell>
          <table:table-cell office:value-type="float" office:value="1.94900000095" calcext:value-type="float">
            <text:p>1.949000001</text:p>
          </table:table-cell>
          <table:table-cell office:value-type="float" office:value="1" calcext:value-type="float">
            <text:p>1</text:p>
          </table:table-cell>
          <table:table-cell office:value-type="float" office:value="0.0511047020555" calcext:value-type="float">
            <text:p>0.0511047021</text:p>
          </table:table-cell>
        </table:table-row>
        <table:table-row table:style-name="ro1">
          <table:table-cell office:value-type="string" calcext:value-type="string">
            <text:p>../passo3/random/n_16/r_99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90122313797" calcext:value-type="float">
            <text:p>0.01901223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516400074963" calcext:value-type="float">
            <text:p>1.9516400075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247930890596591" calcext:value-type="float">
            <text:p>0.0247930891</text:p>
          </table:table-cell>
          <table:table-cell table:number-columns-repeated="2"/>
        </table:table-row>
      </table:table>
      <table:table table:name="r32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32/r_0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1" calcext:value-type="float">
            <text:p>1</text:p>
          </table:table-cell>
          <table:table-cell office:value-type="float" office:value="0.0209820065647" calcext:value-type="float">
            <text:p>0.0209820066</text:p>
          </table:table-cell>
        </table:table-row>
        <table:table-row table:style-name="ro1">
          <table:table-cell office:value-type="string" calcext:value-type="string">
            <text:p>../passo3/random/n_32/r_1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1" calcext:value-type="float">
            <text:p>1</text:p>
          </table:table-cell>
          <table:table-cell office:value-type="float" office:value="0.0200083144009" calcext:value-type="float">
            <text:p>0.0200083144</text:p>
          </table:table-cell>
        </table:table-row>
        <table:table-row table:style-name="ro1">
          <table:table-cell office:value-type="string" calcext:value-type="string">
            <text:p>../passo3/random/n_32/r_2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0193384680897" calcext:value-type="float">
            <text:p>0.0193384681</text:p>
          </table:table-cell>
        </table:table-row>
        <table:table-row table:style-name="ro1">
          <table:table-cell office:value-type="string" calcext:value-type="string">
            <text:p>../passo3/random/n_32/r_3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356473885477" calcext:value-type="float">
            <text:p>0.0356473885</text:p>
          </table:table-cell>
        </table:table-row>
        <table:table-row table:style-name="ro1">
          <table:table-cell office:value-type="string" calcext:value-type="string">
            <text:p>../passo3/random/n_32/r_4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192990042269" calcext:value-type="float">
            <text:p>0.0192990042</text:p>
          </table:table-cell>
        </table:table-row>
        <table:table-row table:style-name="ro1">
          <table:table-cell office:value-type="string" calcext:value-type="string">
            <text:p>../passo3/random/n_32/r_5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716100959107" calcext:value-type="float">
            <text:p>0.0071610096</text:p>
          </table:table-cell>
        </table:table-row>
        <table:table-row table:style-name="ro1">
          <table:table-cell office:value-type="string" calcext:value-type="string">
            <text:p>../passo3/random/n_32/r_6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143121248111" calcext:value-type="float">
            <text:p>0.0143121248</text:p>
          </table:table-cell>
        </table:table-row>
        <table:table-row table:style-name="ro1">
          <table:table-cell office:value-type="string" calcext:value-type="string">
            <text:p>../passo3/random/n_32/r_7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137016382068" calcext:value-type="float">
            <text:p>0.0137016382</text:p>
          </table:table-cell>
        </table:table-row>
        <table:table-row table:style-name="ro1">
          <table:table-cell office:value-type="string" calcext:value-type="string">
            <text:p>../passo3/random/n_32/r_8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53855194896" calcext:value-type="float">
            <text:p>0.0253855195</text:p>
          </table:table-cell>
        </table:table-row>
        <table:table-row table:style-name="ro1">
          <table:table-cell office:value-type="string" calcext:value-type="string">
            <text:p>../passo3/random/n_32/r_9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1" calcext:value-type="float">
            <text:p>1</text:p>
          </table:table-cell>
          <table:table-cell office:value-type="float" office:value="0.0422956347466" calcext:value-type="float">
            <text:p>0.0422956347</text:p>
          </table:table-cell>
        </table:table-row>
        <table:table-row table:style-name="ro1">
          <table:table-cell office:value-type="string" calcext:value-type="string">
            <text:p>../passo3/random/n_32/r_10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1" calcext:value-type="float">
            <text:p>1</text:p>
          </table:table-cell>
          <table:table-cell office:value-type="float" office:value="0.012204669416" calcext:value-type="float">
            <text:p>0.0122046694</text:p>
          </table:table-cell>
        </table:table-row>
        <table:table-row table:style-name="ro1">
          <table:table-cell office:value-type="string" calcext:value-type="string">
            <text:p>../passo3/random/n_32/r_11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111432429403" calcext:value-type="float">
            <text:p>0.0111432429</text:p>
          </table:table-cell>
        </table:table-row>
        <table:table-row table:style-name="ro1">
          <table:table-cell office:value-type="string" calcext:value-type="string">
            <text:p>../passo3/random/n_32/r_12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674880575389" calcext:value-type="float">
            <text:p>0.0067488058</text:p>
          </table:table-cell>
        </table:table-row>
        <table:table-row table:style-name="ro1">
          <table:table-cell office:value-type="string" calcext:value-type="string">
            <text:p>../passo3/random/n_32/r_13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1" calcext:value-type="float">
            <text:p>1</text:p>
          </table:table-cell>
          <table:table-cell office:value-type="float" office:value="0.0290720853955" calcext:value-type="float">
            <text:p>0.0290720854</text:p>
          </table:table-cell>
        </table:table-row>
        <table:table-row table:style-name="ro1">
          <table:table-cell office:value-type="string" calcext:value-type="string">
            <text:p>../passo3/random/n_32/r_14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90067344904" calcext:value-type="float">
            <text:p>0.0290067345</text:p>
          </table:table-cell>
        </table:table-row>
        <table:table-row table:style-name="ro1">
          <table:table-cell office:value-type="string" calcext:value-type="string">
            <text:p>../passo3/random/n_32/r_15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1" calcext:value-type="float">
            <text:p>1</text:p>
          </table:table-cell>
          <table:table-cell office:value-type="float" office:value="0.0197137519717" calcext:value-type="float">
            <text:p>0.019713752</text:p>
          </table:table-cell>
        </table:table-row>
        <table:table-row table:style-name="ro1">
          <table:table-cell office:value-type="string" calcext:value-type="string">
            <text:p>../passo3/random/n_32/r_16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85937286168" calcext:value-type="float">
            <text:p>0.0098593729</text:p>
          </table:table-cell>
        </table:table-row>
        <table:table-row table:style-name="ro1">
          <table:table-cell office:value-type="string" calcext:value-type="string">
            <text:p>../passo3/random/n_32/r_17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894942320883" calcext:value-type="float">
            <text:p>0.0089494232</text:p>
          </table:table-cell>
        </table:table-row>
        <table:table-row table:style-name="ro1">
          <table:table-cell office:value-type="string" calcext:value-type="string">
            <text:p>../passo3/random/n_32/r_18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108523657545" calcext:value-type="float">
            <text:p>0.0108523658</text:p>
          </table:table-cell>
        </table:table-row>
        <table:table-row table:style-name="ro1">
          <table:table-cell office:value-type="string" calcext:value-type="string">
            <text:p>../passo3/random/n_32/r_19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78637167066" calcext:value-type="float">
            <text:p>0.0278637167</text:p>
          </table:table-cell>
        </table:table-row>
        <table:table-row table:style-name="ro1">
          <table:table-cell office:value-type="string" calcext:value-type="string">
            <text:p>../passo3/random/n_32/r_20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298116188496" calcext:value-type="float">
            <text:p>0.0298116188</text:p>
          </table:table-cell>
        </table:table-row>
        <table:table-row table:style-name="ro1">
          <table:table-cell office:value-type="string" calcext:value-type="string">
            <text:p>../passo3/random/n_32/r_21.txt</text:p>
          </table:table-cell>
          <table:table-cell office:value-type="float" office:value="1.96000003815" calcext:value-type="float">
            <text:p>1.9600000382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385143347085" calcext:value-type="float">
            <text:p>0.0385143347</text:p>
          </table:table-cell>
        </table:table-row>
        <table:table-row table:style-name="ro1">
          <table:table-cell office:value-type="string" calcext:value-type="string">
            <text:p>../passo3/random/n_32/r_22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45573686436" calcext:value-type="float">
            <text:p>0.0074557369</text:p>
          </table:table-cell>
        </table:table-row>
        <table:table-row table:style-name="ro1">
          <table:table-cell office:value-type="string" calcext:value-type="string">
            <text:p>../passo3/random/n_32/r_23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156001308933" calcext:value-type="float">
            <text:p>0.0156001309</text:p>
          </table:table-cell>
        </table:table-row>
        <table:table-row table:style-name="ro1">
          <table:table-cell office:value-type="string" calcext:value-type="string">
            <text:p>../passo3/random/n_32/r_24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658737262711" calcext:value-type="float">
            <text:p>0.0065873726</text:p>
          </table:table-cell>
        </table:table-row>
        <table:table-row table:style-name="ro1">
          <table:table-cell office:value-type="string" calcext:value-type="string">
            <text:p>../passo3/random/n_32/r_25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33183167875" calcext:value-type="float">
            <text:p>0.0233183168</text:p>
          </table:table-cell>
        </table:table-row>
        <table:table-row table:style-name="ro1">
          <table:table-cell office:value-type="string" calcext:value-type="string">
            <text:p>../passo3/random/n_32/r_26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696515245363" calcext:value-type="float">
            <text:p>0.0069651525</text:p>
          </table:table-cell>
        </table:table-row>
        <table:table-row table:style-name="ro1">
          <table:table-cell office:value-type="string" calcext:value-type="string">
            <text:p>../passo3/random/n_32/r_27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1" calcext:value-type="float">
            <text:p>1</text:p>
          </table:table-cell>
          <table:table-cell office:value-type="float" office:value="0.029545975849" calcext:value-type="float">
            <text:p>0.0295459758</text:p>
          </table:table-cell>
        </table:table-row>
        <table:table-row table:style-name="ro1">
          <table:table-cell office:value-type="string" calcext:value-type="string">
            <text:p>../passo3/random/n_32/r_28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96916011721" calcext:value-type="float">
            <text:p>0.0296916012</text:p>
          </table:table-cell>
        </table:table-row>
        <table:table-row table:style-name="ro1">
          <table:table-cell office:value-type="string" calcext:value-type="string">
            <text:p>../passo3/random/n_32/r_29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1199615486" calcext:value-type="float">
            <text:p>0.0071199615</text:p>
          </table:table-cell>
        </table:table-row>
        <table:table-row table:style-name="ro1">
          <table:table-cell office:value-type="string" calcext:value-type="string">
            <text:p>../passo3/random/n_32/r_30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148276016116" calcext:value-type="float">
            <text:p>0.0148276016</text:p>
          </table:table-cell>
        </table:table-row>
        <table:table-row table:style-name="ro1">
          <table:table-cell office:value-type="string" calcext:value-type="string">
            <text:p>../passo3/random/n_32/r_3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967513769865" calcext:value-type="float">
            <text:p>0.0096751377</text:p>
          </table:table-cell>
        </table:table-row>
        <table:table-row table:style-name="ro1">
          <table:table-cell office:value-type="string" calcext:value-type="string">
            <text:p>../passo3/random/n_32/r_32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1" calcext:value-type="float">
            <text:p>1</text:p>
          </table:table-cell>
          <table:table-cell office:value-type="float" office:value="0.0159699786454" calcext:value-type="float">
            <text:p>0.0159699786</text:p>
          </table:table-cell>
        </table:table-row>
        <table:table-row table:style-name="ro1">
          <table:table-cell office:value-type="string" calcext:value-type="string">
            <text:p>../passo3/random/n_32/r_33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223764441907" calcext:value-type="float">
            <text:p>0.0223764442</text:p>
          </table:table-cell>
        </table:table-row>
        <table:table-row table:style-name="ro1">
          <table:table-cell office:value-type="string" calcext:value-type="string">
            <text:p>../passo3/random/n_32/r_34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43045280129" calcext:value-type="float">
            <text:p>0.014304528</text:p>
          </table:table-cell>
        </table:table-row>
        <table:table-row table:style-name="ro1">
          <table:table-cell office:value-type="string" calcext:value-type="string">
            <text:p>../passo3/random/n_32/r_35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1" calcext:value-type="float">
            <text:p>1</text:p>
          </table:table-cell>
          <table:table-cell office:value-type="float" office:value="0.00448716711253" calcext:value-type="float">
            <text:p>0.0044871671</text:p>
          </table:table-cell>
        </table:table-row>
        <table:table-row table:style-name="ro1">
          <table:table-cell office:value-type="string" calcext:value-type="string">
            <text:p>../passo3/random/n_32/r_36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3927014172" calcext:value-type="float">
            <text:p>0.0113927014</text:p>
          </table:table-cell>
        </table:table-row>
        <table:table-row table:style-name="ro1">
          <table:table-cell office:value-type="string" calcext:value-type="string">
            <text:p>../passo3/random/n_32/r_37.txt</text:p>
          </table:table-cell>
          <table:table-cell office:value-type="float" office:value="1.95599997044" calcext:value-type="float">
            <text:p>1.9559999704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362281724811" calcext:value-type="float">
            <text:p>0.0362281725</text:p>
          </table:table-cell>
        </table:table-row>
        <table:table-row table:style-name="ro1">
          <table:table-cell office:value-type="string" calcext:value-type="string">
            <text:p>../passo3/random/n_32/r_38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1" calcext:value-type="float">
            <text:p>1</text:p>
          </table:table-cell>
          <table:table-cell office:value-type="float" office:value="0.0271553639323" calcext:value-type="float">
            <text:p>0.0271553639</text:p>
          </table:table-cell>
        </table:table-row>
        <table:table-row table:style-name="ro1">
          <table:table-cell office:value-type="string" calcext:value-type="string">
            <text:p>../passo3/random/n_32/r_39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302731581032" calcext:value-type="float">
            <text:p>0.0302731581</text:p>
          </table:table-cell>
        </table:table-row>
        <table:table-row table:style-name="ro1">
          <table:table-cell office:value-type="string" calcext:value-type="string">
            <text:p>../passo3/random/n_32/r_40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00937327649444" calcext:value-type="float">
            <text:p>0.0093732765</text:p>
          </table:table-cell>
        </table:table-row>
        <table:table-row table:style-name="ro1">
          <table:table-cell office:value-type="string" calcext:value-type="string">
            <text:p>../passo3/random/n_32/r_41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82337708026" calcext:value-type="float">
            <text:p>0.0088233771</text:p>
          </table:table-cell>
        </table:table-row>
        <table:table-row table:style-name="ro1">
          <table:table-cell office:value-type="string" calcext:value-type="string">
            <text:p>../passo3/random/n_32/r_42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00644912198186" calcext:value-type="float">
            <text:p>0.006449122</text:p>
          </table:table-cell>
        </table:table-row>
        <table:table-row table:style-name="ro1">
          <table:table-cell office:value-type="string" calcext:value-type="string">
            <text:p>../passo3/random/n_32/r_43.txt</text:p>
          </table:table-cell>
          <table:table-cell office:value-type="float" office:value="1.95899999142" calcext:value-type="float">
            <text:p>1.9589999914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36836065352" calcext:value-type="float">
            <text:p>0.0368360654</text:p>
          </table:table-cell>
        </table:table-row>
        <table:table-row table:style-name="ro1">
          <table:table-cell office:value-type="string" calcext:value-type="string">
            <text:p>../passo3/random/n_32/r_44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1" calcext:value-type="float">
            <text:p>1</text:p>
          </table:table-cell>
          <table:table-cell office:value-type="float" office:value="0.00527095375583" calcext:value-type="float">
            <text:p>0.0052709538</text:p>
          </table:table-cell>
        </table:table-row>
        <table:table-row table:style-name="ro1">
          <table:table-cell office:value-type="string" calcext:value-type="string">
            <text:p>../passo3/random/n_32/r_45.txt</text:p>
          </table:table-cell>
          <table:table-cell office:value-type="float" office:value="1.95799994469" calcext:value-type="float">
            <text:p>1.9579999447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381227061152" calcext:value-type="float">
            <text:p>0.0381227061</text:p>
          </table:table-cell>
        </table:table-row>
        <table:table-row table:style-name="ro1">
          <table:table-cell office:value-type="string" calcext:value-type="string">
            <text:p>../passo3/random/n_32/r_46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1" calcext:value-type="float">
            <text:p>1</text:p>
          </table:table-cell>
          <table:table-cell office:value-type="float" office:value="0.0155318500474" calcext:value-type="float">
            <text:p>0.01553185</text:p>
          </table:table-cell>
        </table:table-row>
        <table:table-row table:style-name="ro1">
          <table:table-cell office:value-type="string" calcext:value-type="string">
            <text:p>../passo3/random/n_32/r_47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5652513802" calcext:value-type="float">
            <text:p>0.0235652514</text:p>
          </table:table-cell>
        </table:table-row>
        <table:table-row table:style-name="ro1">
          <table:table-cell office:value-type="string" calcext:value-type="string">
            <text:p>../passo3/random/n_32/r_48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1" calcext:value-type="float">
            <text:p>1</text:p>
          </table:table-cell>
          <table:table-cell office:value-type="float" office:value="0.0186192467809" calcext:value-type="float">
            <text:p>0.0186192468</text:p>
          </table:table-cell>
        </table:table-row>
        <table:table-row table:style-name="ro1">
          <table:table-cell office:value-type="string" calcext:value-type="string">
            <text:p>../passo3/random/n_32/r_49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20853409171" calcext:value-type="float">
            <text:p>0.0120853409</text:p>
          </table:table-cell>
        </table:table-row>
        <table:table-row table:style-name="ro1">
          <table:table-cell office:value-type="string" calcext:value-type="string">
            <text:p>../passo3/random/n_32/r_50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28125378489" calcext:value-type="float">
            <text:p>0.0228125378</text:p>
          </table:table-cell>
        </table:table-row>
        <table:table-row table:style-name="ro1">
          <table:table-cell office:value-type="string" calcext:value-type="string">
            <text:p>../passo3/random/n_32/r_5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8053456321" calcext:value-type="float">
            <text:p>0.0138053456</text:p>
          </table:table-cell>
        </table:table-row>
        <table:table-row table:style-name="ro1">
          <table:table-cell office:value-type="string" calcext:value-type="string">
            <text:p>../passo3/random/n_32/r_52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35665831715" calcext:value-type="float">
            <text:p>0.0235665832</text:p>
          </table:table-cell>
        </table:table-row>
        <table:table-row table:style-name="ro1">
          <table:table-cell office:value-type="string" calcext:value-type="string">
            <text:p>../passo3/random/n_32/r_53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12709244713" calcext:value-type="float">
            <text:p>0.0112709245</text:p>
          </table:table-cell>
        </table:table-row>
        <table:table-row table:style-name="ro1">
          <table:table-cell office:value-type="string" calcext:value-type="string">
            <text:p>../passo3/random/n_32/r_54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300986412913" calcext:value-type="float">
            <text:p>0.0030098641</text:p>
          </table:table-cell>
        </table:table-row>
        <table:table-row table:style-name="ro1">
          <table:table-cell office:value-type="string" calcext:value-type="string">
            <text:p>../passo3/random/n_32/r_55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06972539797" calcext:value-type="float">
            <text:p>0.010697254</text:p>
          </table:table-cell>
        </table:table-row>
        <table:table-row table:style-name="ro1">
          <table:table-cell office:value-type="string" calcext:value-type="string">
            <text:p>../passo3/random/n_32/r_56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1" calcext:value-type="float">
            <text:p>1</text:p>
          </table:table-cell>
          <table:table-cell office:value-type="float" office:value="0.00896088033915" calcext:value-type="float">
            <text:p>0.0089608803</text:p>
          </table:table-cell>
        </table:table-row>
        <table:table-row table:style-name="ro1">
          <table:table-cell office:value-type="string" calcext:value-type="string">
            <text:p>../passo3/random/n_32/r_57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865294784307" calcext:value-type="float">
            <text:p>0.0086529478</text:p>
          </table:table-cell>
        </table:table-row>
        <table:table-row table:style-name="ro1">
          <table:table-cell office:value-type="string" calcext:value-type="string">
            <text:p>../passo3/random/n_32/r_58.txt</text:p>
          </table:table-cell>
          <table:table-cell office:value-type="float" office:value="1.95299994946" calcext:value-type="float">
            <text:p>1.9529999495</text:p>
          </table:table-cell>
          <table:table-cell office:value-type="float" office:value="1" calcext:value-type="float">
            <text:p>1</text:p>
          </table:table-cell>
          <table:table-cell office:value-type="float" office:value="0.0470467098057" calcext:value-type="float">
            <text:p>0.0470467098</text:p>
          </table:table-cell>
        </table:table-row>
        <table:table-row table:style-name="ro1">
          <table:table-cell office:value-type="string" calcext:value-type="string">
            <text:p>../passo3/random/n_32/r_59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164149925113" calcext:value-type="float">
            <text:p>0.0164149925</text:p>
          </table:table-cell>
        </table:table-row>
        <table:table-row table:style-name="ro1">
          <table:table-cell office:value-type="string" calcext:value-type="string">
            <text:p>../passo3/random/n_32/r_60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5778002441" calcext:value-type="float">
            <text:p>0.0135778002</text:p>
          </table:table-cell>
        </table:table-row>
        <table:table-row table:style-name="ro1">
          <table:table-cell office:value-type="string" calcext:value-type="string">
            <text:p>../passo3/random/n_32/r_6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1" calcext:value-type="float">
            <text:p>1</text:p>
          </table:table-cell>
          <table:table-cell office:value-type="float" office:value="0.0139981936663" calcext:value-type="float">
            <text:p>0.0139981937</text:p>
          </table:table-cell>
        </table:table-row>
        <table:table-row table:style-name="ro1">
          <table:table-cell office:value-type="string" calcext:value-type="string">
            <text:p>../passo3/random/n_32/r_62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114505244419" calcext:value-type="float">
            <text:p>0.0114505244</text:p>
          </table:table-cell>
        </table:table-row>
        <table:table-row table:style-name="ro1">
          <table:table-cell office:value-type="string" calcext:value-type="string">
            <text:p>../passo3/random/n_32/r_63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1" calcext:value-type="float">
            <text:p>1</text:p>
          </table:table-cell>
          <table:table-cell office:value-type="float" office:value="0.00992783904076" calcext:value-type="float">
            <text:p>0.009927839</text:p>
          </table:table-cell>
        </table:table-row>
        <table:table-row table:style-name="ro1">
          <table:table-cell office:value-type="string" calcext:value-type="string">
            <text:p>../passo3/random/n_32/r_64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30812642723" calcext:value-type="float">
            <text:p>0.0073081264</text:p>
          </table:table-cell>
        </table:table-row>
        <table:table-row table:style-name="ro1">
          <table:table-cell office:value-type="string" calcext:value-type="string">
            <text:p>../passo3/random/n_32/r_65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186362676322" calcext:value-type="float">
            <text:p>0.0186362676</text:p>
          </table:table-cell>
        </table:table-row>
        <table:table-row table:style-name="ro1">
          <table:table-cell office:value-type="string" calcext:value-type="string">
            <text:p>../passo3/random/n_32/r_66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61958576739" calcext:value-type="float">
            <text:p>0.0261958577</text:p>
          </table:table-cell>
        </table:table-row>
        <table:table-row table:style-name="ro1">
          <table:table-cell office:value-type="string" calcext:value-type="string">
            <text:p>../passo3/random/n_32/r_67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933645665646" calcext:value-type="float">
            <text:p>0.0093364567</text:p>
          </table:table-cell>
        </table:table-row>
        <table:table-row table:style-name="ro1">
          <table:table-cell office:value-type="string" calcext:value-type="string">
            <text:p>../passo3/random/n_32/r_68.txt</text:p>
          </table:table-cell>
          <table:table-cell office:value-type="float" office:value="1.99699997902" calcext:value-type="float">
            <text:p>1.996999979</text:p>
          </table:table-cell>
          <table:table-cell office:value-type="float" office:value="1" calcext:value-type="float">
            <text:p>1</text:p>
          </table:table-cell>
          <table:table-cell office:value-type="float" office:value="0.00312183448114" calcext:value-type="float">
            <text:p>0.0031218345</text:p>
          </table:table-cell>
        </table:table-row>
        <table:table-row table:style-name="ro1">
          <table:table-cell office:value-type="string" calcext:value-type="string">
            <text:p>../passo3/random/n_32/r_69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1" calcext:value-type="float">
            <text:p>1</text:p>
          </table:table-cell>
          <table:table-cell office:value-type="float" office:value="0.0237744804472" calcext:value-type="float">
            <text:p>0.0237744804</text:p>
          </table:table-cell>
        </table:table-row>
        <table:table-row table:style-name="ro1">
          <table:table-cell office:value-type="string" calcext:value-type="string">
            <text:p>../passo3/random/n_32/r_70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937094353139" calcext:value-type="float">
            <text:p>0.0093709435</text:p>
          </table:table-cell>
        </table:table-row>
        <table:table-row table:style-name="ro1">
          <table:table-cell office:value-type="string" calcext:value-type="string">
            <text:p>../passo3/random/n_32/r_71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1" calcext:value-type="float">
            <text:p>1</text:p>
          </table:table-cell>
          <table:table-cell office:value-type="float" office:value="0.0134831089526" calcext:value-type="float">
            <text:p>0.013483109</text:p>
          </table:table-cell>
        </table:table-row>
        <table:table-row table:style-name="ro1">
          <table:table-cell office:value-type="string" calcext:value-type="string">
            <text:p>../passo3/random/n_32/r_72.txt</text:p>
          </table:table-cell>
          <table:table-cell office:value-type="float" office:value="1.96099996567" calcext:value-type="float">
            <text:p>1.9609999657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352045372128" calcext:value-type="float">
            <text:p>0.0352045372</text:p>
          </table:table-cell>
        </table:table-row>
        <table:table-row table:style-name="ro1">
          <table:table-cell office:value-type="string" calcext:value-type="string">
            <text:p>../passo3/random/n_32/r_73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154676130041" calcext:value-type="float">
            <text:p>0.015467613</text:p>
          </table:table-cell>
        </table:table-row>
        <table:table-row table:style-name="ro1">
          <table:table-cell office:value-type="string" calcext:value-type="string">
            <text:p>../passo3/random/n_32/r_74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1" calcext:value-type="float">
            <text:p>1</text:p>
          </table:table-cell>
          <table:table-cell office:value-type="float" office:value="0.0148642240092" calcext:value-type="float">
            <text:p>0.014864224</text:p>
          </table:table-cell>
        </table:table-row>
        <table:table-row table:style-name="ro1">
          <table:table-cell office:value-type="string" calcext:value-type="string">
            <text:p>../passo3/random/n_32/r_75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40048293397" calcext:value-type="float">
            <text:p>0.0140048293</text:p>
          </table:table-cell>
        </table:table-row>
        <table:table-row table:style-name="ro1">
          <table:table-cell office:value-type="string" calcext:value-type="string">
            <text:p>../passo3/random/n_32/r_76.txt</text:p>
          </table:table-cell>
          <table:table-cell office:value-type="float" office:value="1.99800002575" calcext:value-type="float">
            <text:p>1.9980000258</text:p>
          </table:table-cell>
          <table:table-cell office:value-type="float" office:value="1" calcext:value-type="float">
            <text:p>1</text:p>
          </table:table-cell>
          <table:table-cell office:value-type="float" office:value="0.0020820912905" calcext:value-type="float">
            <text:p>0.0020820913</text:p>
          </table:table-cell>
        </table:table-row>
        <table:table-row table:style-name="ro1">
          <table:table-cell office:value-type="string" calcext:value-type="string">
            <text:p>../passo3/random/n_32/r_77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1" calcext:value-type="float">
            <text:p>1</text:p>
          </table:table-cell>
          <table:table-cell office:value-type="float" office:value="0.0263628121465" calcext:value-type="float">
            <text:p>0.0263628121</text:p>
          </table:table-cell>
        </table:table-row>
        <table:table-row table:style-name="ro1">
          <table:table-cell office:value-type="string" calcext:value-type="string">
            <text:p>../passo3/random/n_32/r_78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1" calcext:value-type="float">
            <text:p>1</text:p>
          </table:table-cell>
          <table:table-cell office:value-type="float" office:value="0.0210466999561" calcext:value-type="float">
            <text:p>0.0210467</text:p>
          </table:table-cell>
        </table:table-row>
        <table:table-row table:style-name="ro1">
          <table:table-cell office:value-type="string" calcext:value-type="string">
            <text:p>../passo3/random/n_32/r_79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260388981551" calcext:value-type="float">
            <text:p>0.0260388982</text:p>
          </table:table-cell>
        </table:table-row>
        <table:table-row table:style-name="ro1">
          <table:table-cell office:value-type="string" calcext:value-type="string">
            <text:p>../passo3/random/n_32/r_80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1" calcext:value-type="float">
            <text:p>1</text:p>
          </table:table-cell>
          <table:table-cell office:value-type="float" office:value="0.00742573896423" calcext:value-type="float">
            <text:p>0.007425739</text:p>
          </table:table-cell>
        </table:table-row>
        <table:table-row table:style-name="ro1">
          <table:table-cell office:value-type="string" calcext:value-type="string">
            <text:p>../passo3/random/n_32/r_81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166092291474" calcext:value-type="float">
            <text:p>0.0166092291</text:p>
          </table:table-cell>
        </table:table-row>
        <table:table-row table:style-name="ro1">
          <table:table-cell office:value-type="string" calcext:value-type="string">
            <text:p>../passo3/random/n_32/r_82.txt</text:p>
          </table:table-cell>
          <table:table-cell office:value-type="float" office:value="1.95700001717" calcext:value-type="float">
            <text:p>1.9570000172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350025855005" calcext:value-type="float">
            <text:p>0.0350025855</text:p>
          </table:table-cell>
        </table:table-row>
        <table:table-row table:style-name="ro1">
          <table:table-cell office:value-type="string" calcext:value-type="string">
            <text:p>../passo3/random/n_32/r_83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0878744060174" calcext:value-type="float">
            <text:p>0.0008787441</text:p>
          </table:table-cell>
        </table:table-row>
        <table:table-row table:style-name="ro1">
          <table:table-cell office:value-type="string" calcext:value-type="string">
            <text:p>../passo3/random/n_32/r_84.txt</text:p>
          </table:table-cell>
          <table:table-cell office:value-type="float" office:value="1.9620000124" calcext:value-type="float">
            <text:p>1.9620000124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320772454143" calcext:value-type="float">
            <text:p>0.0320772454</text:p>
          </table:table-cell>
        </table:table-row>
        <table:table-row table:style-name="ro1">
          <table:table-cell office:value-type="string" calcext:value-type="string">
            <text:p>../passo3/random/n_32/r_85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1" calcext:value-type="float">
            <text:p>1</text:p>
          </table:table-cell>
          <table:table-cell office:value-type="float" office:value="0.0171274039894" calcext:value-type="float">
            <text:p>0.017127404</text:p>
          </table:table-cell>
        </table:table-row>
        <table:table-row table:style-name="ro1">
          <table:table-cell office:value-type="string" calcext:value-type="string">
            <text:p>../passo3/random/n_32/r_86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900805834681" calcext:value-type="float">
            <text:p>0.0090080583</text:p>
          </table:table-cell>
        </table:table-row>
        <table:table-row table:style-name="ro1">
          <table:table-cell office:value-type="string" calcext:value-type="string">
            <text:p>../passo3/random/n_32/r_87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760215660557" calcext:value-type="float">
            <text:p>0.0076021566</text:p>
          </table:table-cell>
        </table:table-row>
        <table:table-row table:style-name="ro1">
          <table:table-cell office:value-type="string" calcext:value-type="string">
            <text:p>../passo3/random/n_32/r_88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94427363947" calcext:value-type="float">
            <text:p>0.0094427364</text:p>
          </table:table-cell>
        </table:table-row>
        <table:table-row table:style-name="ro1">
          <table:table-cell office:value-type="string" calcext:value-type="string">
            <text:p>../passo3/random/n_32/r_89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4450305104" calcext:value-type="float">
            <text:p>0.0224450305</text:p>
          </table:table-cell>
        </table:table-row>
        <table:table-row table:style-name="ro1">
          <table:table-cell office:value-type="string" calcext:value-type="string">
            <text:p>../passo3/random/n_32/r_90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87182463706" calcext:value-type="float">
            <text:p>0.0187182464</text:p>
          </table:table-cell>
        </table:table-row>
        <table:table-row table:style-name="ro1">
          <table:table-cell office:value-type="string" calcext:value-type="string">
            <text:p>../passo3/random/n_32/r_91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907403137535" calcext:value-type="float">
            <text:p>0.0090740314</text:p>
          </table:table-cell>
        </table:table-row>
        <table:table-row table:style-name="ro1">
          <table:table-cell office:value-type="string" calcext:value-type="string">
            <text:p>../passo3/random/n_32/r_92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1" calcext:value-type="float">
            <text:p>1</text:p>
          </table:table-cell>
          <table:table-cell office:value-type="float" office:value="0.0178845208138" calcext:value-type="float">
            <text:p>0.0178845208</text:p>
          </table:table-cell>
        </table:table-row>
        <table:table-row table:style-name="ro1">
          <table:table-cell office:value-type="string" calcext:value-type="string">
            <text:p>../passo3/random/n_32/r_93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1" calcext:value-type="float">
            <text:p>1</text:p>
          </table:table-cell>
          <table:table-cell office:value-type="float" office:value="0.0201295018196" calcext:value-type="float">
            <text:p>0.0201295018</text:p>
          </table:table-cell>
        </table:table-row>
        <table:table-row table:style-name="ro1">
          <table:table-cell office:value-type="string" calcext:value-type="string">
            <text:p>../passo3/random/n_32/r_94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1" calcext:value-type="float">
            <text:p>1</text:p>
          </table:table-cell>
          <table:table-cell office:value-type="float" office:value="0.0113784624264" calcext:value-type="float">
            <text:p>0.0113784624</text:p>
          </table:table-cell>
        </table:table-row>
        <table:table-row table:style-name="ro1">
          <table:table-cell office:value-type="string" calcext:value-type="string">
            <text:p>../passo3/random/n_32/r_95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169122181833" calcext:value-type="float">
            <text:p>0.0169122182</text:p>
          </table:table-cell>
        </table:table-row>
        <table:table-row table:style-name="ro1">
          <table:table-cell office:value-type="string" calcext:value-type="string">
            <text:p>../passo3/random/n_32/r_96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1" calcext:value-type="float">
            <text:p>1</text:p>
          </table:table-cell>
          <table:table-cell office:value-type="float" office:value="0.0222242772579" calcext:value-type="float">
            <text:p>0.0222242773</text:p>
          </table:table-cell>
        </table:table-row>
        <table:table-row table:style-name="ro1">
          <table:table-cell office:value-type="string" calcext:value-type="string">
            <text:p>../passo3/random/n_32/r_97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204317457974" calcext:value-type="float">
            <text:p>0.0204317458</text:p>
          </table:table-cell>
        </table:table-row>
        <table:table-row table:style-name="ro1">
          <table:table-cell office:value-type="string" calcext:value-type="string">
            <text:p>../passo3/random/n_32/r_98.txt</text:p>
          </table:table-cell>
          <table:table-cell office:value-type="float" office:value="1.96300005913" calcext:value-type="float">
            <text:p>1.9630000591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0257426165044" calcext:value-type="float">
            <text:p>0.0257426165</text:p>
          </table:table-cell>
        </table:table-row>
        <table:table-row table:style-name="ro1">
          <table:table-cell office:value-type="string" calcext:value-type="string">
            <text:p>../passo3/random/n_32/r_99.txt</text:p>
          </table:table-cell>
          <table:table-cell office:value-type="float" office:value="1.97699999809" calcext:value-type="float">
            <text:p>1.976999998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155375041068" calcext:value-type="float">
            <text:p>0.01553750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795399975781" calcext:value-type="float">
            <text:p>1.9795399976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104179573845257" calcext:value-type="float">
            <text:p>0.0104179574</text:p>
          </table:table-cell>
          <table:table-cell table:number-columns-repeated="2"/>
        </table:table-row>
      </table:table>
      <table:table table:name="r64" table:style-name="ta1"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64/r_0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00429410394281" calcext:value-type="float">
            <text:p>0.0042941039</text:p>
          </table:table-cell>
        </table:table-row>
        <table:table-row table:style-name="ro1">
          <table:table-cell office:value-type="string" calcext:value-type="string">
            <text:p>../passo3/random/n_64/r_1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951171875" calcext:value-type="float">
            <text:p>0.9995117188</text:p>
          </table:table-cell>
          <table:table-cell office:value-type="float" office:value="0.00805637054145" calcext:value-type="float">
            <text:p>0.0080563705</text:p>
          </table:table-cell>
        </table:table-row>
        <table:table-row table:style-name="ro1">
          <table:table-cell office:value-type="string" calcext:value-type="string">
            <text:p>../passo3/random/n_64/r_2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0.998291015625" calcext:value-type="float">
            <text:p>0.9982910156</text:p>
          </table:table-cell>
          <table:table-cell office:value-type="float" office:value="0.00279162451625" calcext:value-type="float">
            <text:p>0.0027916245</text:p>
          </table:table-cell>
        </table:table-row>
        <table:table-row table:style-name="ro1">
          <table:table-cell office:value-type="string" calcext:value-type="string">
            <text:p>../passo3/random/n_64/r_3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0.995849609375" calcext:value-type="float">
            <text:p>0.9958496094</text:p>
          </table:table-cell>
          <table:table-cell office:value-type="float" office:value="0.00364210247062" calcext:value-type="float">
            <text:p>0.0036421025</text:p>
          </table:table-cell>
        </table:table-row>
        <table:table-row table:style-name="ro1">
          <table:table-cell office:value-type="string" calcext:value-type="string">
            <text:p>../passo3/random/n_64/r_4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0794456806034" calcext:value-type="float">
            <text:p>0.0007944568</text:p>
          </table:table-cell>
        </table:table-row>
        <table:table-row table:style-name="ro1">
          <table:table-cell office:value-type="string" calcext:value-type="string">
            <text:p>../passo3/random/n_64/r_5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0.997802734375" calcext:value-type="float">
            <text:p>0.9978027344</text:p>
          </table:table-cell>
          <table:table-cell office:value-type="float" office:value="0.00287442421541" calcext:value-type="float">
            <text:p>0.0028744242</text:p>
          </table:table-cell>
        </table:table-row>
        <table:table-row table:style-name="ro1">
          <table:table-cell office:value-type="string" calcext:value-type="string">
            <text:p>../passo3/random/n_64/r_6.txt</text:p>
          </table:table-cell>
          <table:table-cell office:value-type="float" office:value="1.99500000477" calcext:value-type="float">
            <text:p>1.9950000048</text:p>
          </table:table-cell>
          <table:table-cell office:value-type="float" office:value="0.999267578125" calcext:value-type="float">
            <text:p>0.9992675781</text:p>
          </table:table-cell>
          <table:table-cell office:value-type="float" office:value="0.00365227088332" calcext:value-type="float">
            <text:p>0.0036522709</text:p>
          </table:table-cell>
        </table:table-row>
        <table:table-row table:style-name="ro1">
          <table:table-cell office:value-type="string" calcext:value-type="string">
            <text:p>../passo3/random/n_64/r_7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4873046875" calcext:value-type="float">
            <text:p>0.9948730469</text:p>
          </table:table-cell>
          <table:table-cell office:value-type="float" office:value="0.00615028711036" calcext:value-type="float">
            <text:p>0.0061502871</text:p>
          </table:table-cell>
        </table:table-row>
        <table:table-row table:style-name="ro1">
          <table:table-cell office:value-type="string" calcext:value-type="string">
            <text:p>../passo3/random/n_64/r_8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511436723173" calcext:value-type="float">
            <text:p>0.0051143672</text:p>
          </table:table-cell>
        </table:table-row>
        <table:table-row table:style-name="ro1">
          <table:table-cell office:value-type="string" calcext:value-type="string">
            <text:p>../passo3/random/n_64/r_9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0581421563402" calcext:value-type="float">
            <text:p>0.0058142156</text:p>
          </table:table-cell>
        </table:table-row>
        <table:table-row table:style-name="ro1">
          <table:table-cell office:value-type="string" calcext:value-type="string">
            <text:p>../passo3/random/n_64/r_10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59562260285" calcext:value-type="float">
            <text:p>0.005956226</text:p>
          </table:table-cell>
        </table:table-row>
        <table:table-row table:style-name="ro1">
          <table:table-cell office:value-type="string" calcext:value-type="string">
            <text:p>../passo3/random/n_64/r_11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0107494732365" calcext:value-type="float">
            <text:p>0.0107494732</text:p>
          </table:table-cell>
        </table:table-row>
        <table:table-row table:style-name="ro1">
          <table:table-cell office:value-type="string" calcext:value-type="string">
            <text:p>../passo3/random/n_64/r_12.txt</text:p>
          </table:table-cell>
          <table:table-cell office:value-type="float" office:value="1.9960000515" calcext:value-type="float">
            <text:p>1.996000051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0491995073389" calcext:value-type="float">
            <text:p>0.0004919951</text:p>
          </table:table-cell>
        </table:table-row>
        <table:table-row table:style-name="ro1">
          <table:table-cell office:value-type="string" calcext:value-type="string">
            <text:p>../passo3/random/n_64/r_13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14262344921" calcext:value-type="float">
            <text:p>0.0014262345</text:p>
          </table:table-cell>
        </table:table-row>
        <table:table-row table:style-name="ro1">
          <table:table-cell office:value-type="string" calcext:value-type="string">
            <text:p>../passo3/random/n_64/r_14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00418238760903" calcext:value-type="float">
            <text:p>0.0041823876</text:p>
          </table:table-cell>
        </table:table-row>
        <table:table-row table:style-name="ro1">
          <table:table-cell office:value-type="string" calcext:value-type="string">
            <text:p>../passo3/random/n_64/r_15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978783331811" calcext:value-type="float">
            <text:p>0.0097878333</text:p>
          </table:table-cell>
        </table:table-row>
        <table:table-row table:style-name="ro1">
          <table:table-cell office:value-type="string" calcext:value-type="string">
            <text:p>../passo3/random/n_64/r_16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0357451639138" calcext:value-type="float">
            <text:p>0.0035745164</text:p>
          </table:table-cell>
        </table:table-row>
        <table:table-row table:style-name="ro1">
          <table:table-cell office:value-type="string" calcext:value-type="string">
            <text:p>../passo3/random/n_64/r_17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0.998291015625" calcext:value-type="float">
            <text:p>0.9982910156</text:p>
          </table:table-cell>
          <table:table-cell office:value-type="float" office:value="0.00310234399512" calcext:value-type="float">
            <text:p>0.003102344</text:p>
          </table:table-cell>
        </table:table-row>
        <table:table-row table:style-name="ro1">
          <table:table-cell office:value-type="string" calcext:value-type="string">
            <text:p>../passo3/random/n_64/r_18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5849609375" calcext:value-type="float">
            <text:p>0.9958496094</text:p>
          </table:table-cell>
          <table:table-cell office:value-type="float" office:value="0.0121012702584" calcext:value-type="float">
            <text:p>0.0121012703</text:p>
          </table:table-cell>
        </table:table-row>
        <table:table-row table:style-name="ro1">
          <table:table-cell office:value-type="string" calcext:value-type="string">
            <text:p>../passo3/random/n_64/r_19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00864214915782" calcext:value-type="float">
            <text:p>0.0086421492</text:p>
          </table:table-cell>
        </table:table-row>
        <table:table-row table:style-name="ro1">
          <table:table-cell office:value-type="string" calcext:value-type="string">
            <text:p>../passo3/random/n_64/r_20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00416939752176" calcext:value-type="float">
            <text:p>0.0041693975</text:p>
          </table:table-cell>
        </table:table-row>
        <table:table-row table:style-name="ro1">
          <table:table-cell office:value-type="string" calcext:value-type="string">
            <text:p>../passo3/random/n_64/r_2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560546875" calcext:value-type="float">
            <text:p>0.9956054688</text:p>
          </table:table-cell>
          <table:table-cell office:value-type="float" office:value="0.00535795697942" calcext:value-type="float">
            <text:p>0.005357957</text:p>
          </table:table-cell>
        </table:table-row>
        <table:table-row table:style-name="ro1">
          <table:table-cell office:value-type="string" calcext:value-type="string">
            <text:p>../passo3/random/n_64/r_22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560546875" calcext:value-type="float">
            <text:p>0.9956054688</text:p>
          </table:table-cell>
          <table:table-cell office:value-type="float" office:value="0.00114880956244" calcext:value-type="float">
            <text:p>0.0011488096</text:p>
          </table:table-cell>
        </table:table-row>
        <table:table-row table:style-name="ro1">
          <table:table-cell office:value-type="string" calcext:value-type="string">
            <text:p>../passo3/random/n_64/r_23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51754838787" calcext:value-type="float">
            <text:p>0.0051754839</text:p>
          </table:table-cell>
        </table:table-row>
        <table:table-row table:style-name="ro1">
          <table:table-cell office:value-type="string" calcext:value-type="string">
            <text:p>../passo3/random/n_64/r_24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908741168678" calcext:value-type="float">
            <text:p>0.0090874117</text:p>
          </table:table-cell>
        </table:table-row>
        <table:table-row table:style-name="ro1">
          <table:table-cell office:value-type="string" calcext:value-type="string">
            <text:p>../passo3/random/n_64/r_25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428965967149" calcext:value-type="float">
            <text:p>0.0042896597</text:p>
          </table:table-cell>
        </table:table-row>
        <table:table-row table:style-name="ro1">
          <table:table-cell office:value-type="string" calcext:value-type="string">
            <text:p>../passo3/random/n_64/r_26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4384765625" calcext:value-type="float">
            <text:p>0.9943847656</text:p>
          </table:table-cell>
          <table:table-cell office:value-type="float" office:value="0.00399291655049" calcext:value-type="float">
            <text:p>0.0039929166</text:p>
          </table:table-cell>
        </table:table-row>
        <table:table-row table:style-name="ro1">
          <table:table-cell office:value-type="string" calcext:value-type="string">
            <text:p>../passo3/random/n_64/r_27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853515625" calcext:value-type="float">
            <text:p>0.9985351563</text:p>
          </table:table-cell>
          <table:table-cell office:value-type="float" office:value="0.0117176119238" calcext:value-type="float">
            <text:p>0.0117176119</text:p>
          </table:table-cell>
        </table:table-row>
        <table:table-row table:style-name="ro1">
          <table:table-cell office:value-type="string" calcext:value-type="string">
            <text:p>../passo3/random/n_64/r_28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36177909933" calcext:value-type="float">
            <text:p>0.003617791</text:p>
          </table:table-cell>
        </table:table-row>
        <table:table-row table:style-name="ro1">
          <table:table-cell office:value-type="string" calcext:value-type="string">
            <text:p>../passo3/random/n_64/r_29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4384765625" calcext:value-type="float">
            <text:p>0.9943847656</text:p>
          </table:table-cell>
          <table:table-cell office:value-type="float" office:value="0.00854807719588" calcext:value-type="float">
            <text:p>0.0085480772</text:p>
          </table:table-cell>
        </table:table-row>
        <table:table-row table:style-name="ro1">
          <table:table-cell office:value-type="string" calcext:value-type="string">
            <text:p>../passo3/random/n_64/r_30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0.99853515625" calcext:value-type="float">
            <text:p>0.9985351563</text:p>
          </table:table-cell>
          <table:table-cell office:value-type="float" office:value="0.00543433055282" calcext:value-type="float">
            <text:p>0.0054343306</text:p>
          </table:table-cell>
        </table:table-row>
        <table:table-row table:style-name="ro1">
          <table:table-cell office:value-type="string" calcext:value-type="string">
            <text:p>../passo3/random/n_64/r_31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100684119388" calcext:value-type="float">
            <text:p>0.0100684119</text:p>
          </table:table-cell>
        </table:table-row>
        <table:table-row table:style-name="ro1">
          <table:table-cell office:value-type="string" calcext:value-type="string">
            <text:p>../passo3/random/n_64/r_32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657302560285" calcext:value-type="float">
            <text:p>0.0065730256</text:p>
          </table:table-cell>
        </table:table-row>
        <table:table-row table:style-name="ro1">
          <table:table-cell office:value-type="string" calcext:value-type="string">
            <text:p>../passo3/random/n_64/r_33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388196972199" calcext:value-type="float">
            <text:p>0.0038819697</text:p>
          </table:table-cell>
        </table:table-row>
        <table:table-row table:style-name="ro1">
          <table:table-cell office:value-type="string" calcext:value-type="string">
            <text:p>../passo3/random/n_64/r_34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8291015625" calcext:value-type="float">
            <text:p>0.9982910156</text:p>
          </table:table-cell>
          <table:table-cell office:value-type="float" office:value="0.0116817336529" calcext:value-type="float">
            <text:p>0.0116817337</text:p>
          </table:table-cell>
        </table:table-row>
        <table:table-row table:style-name="ro1">
          <table:table-cell office:value-type="string" calcext:value-type="string">
            <text:p>../passo3/random/n_64/r_35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4140625" calcext:value-type="float">
            <text:p>0.994140625</text:p>
          </table:table-cell>
          <table:table-cell office:value-type="float" office:value="0.00385199906304" calcext:value-type="float">
            <text:p>0.0038519991</text:p>
          </table:table-cell>
        </table:table-row>
        <table:table-row table:style-name="ro1">
          <table:table-cell office:value-type="string" calcext:value-type="string">
            <text:p>../passo3/random/n_64/r_36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0102260429412" calcext:value-type="float">
            <text:p>0.0102260429</text:p>
          </table:table-cell>
        </table:table-row>
        <table:table-row table:style-name="ro1">
          <table:table-cell office:value-type="string" calcext:value-type="string">
            <text:p>../passo3/random/n_64/r_37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371996988542" calcext:value-type="float">
            <text:p>0.0037199699</text:p>
          </table:table-cell>
        </table:table-row>
        <table:table-row table:style-name="ro1">
          <table:table-cell office:value-type="string" calcext:value-type="string">
            <text:p>../passo3/random/n_64/r_38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298419268802" calcext:value-type="float">
            <text:p>0.0029841927</text:p>
          </table:table-cell>
        </table:table-row>
        <table:table-row table:style-name="ro1">
          <table:table-cell office:value-type="string" calcext:value-type="string">
            <text:p>../passo3/random/n_64/r_39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010464694351" calcext:value-type="float">
            <text:p>0.0104646944</text:p>
          </table:table-cell>
        </table:table-row>
        <table:table-row table:style-name="ro1">
          <table:table-cell office:value-type="string" calcext:value-type="string">
            <text:p>../passo3/random/n_64/r_40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267578125" calcext:value-type="float">
            <text:p>0.9926757813</text:p>
          </table:table-cell>
          <table:table-cell office:value-type="float" office:value="0.00472947116941" calcext:value-type="float">
            <text:p>0.0047294712</text:p>
          </table:table-cell>
        </table:table-row>
        <table:table-row table:style-name="ro1">
          <table:table-cell office:value-type="string" calcext:value-type="string">
            <text:p>../passo3/random/n_64/r_41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975465588272" calcext:value-type="float">
            <text:p>0.0097546559</text:p>
          </table:table-cell>
        </table:table-row>
        <table:table-row table:style-name="ro1">
          <table:table-cell office:value-type="string" calcext:value-type="string">
            <text:p>../passo3/random/n_64/r_42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78007155098" calcext:value-type="float">
            <text:p>0.0078007155</text:p>
          </table:table-cell>
        </table:table-row>
        <table:table-row table:style-name="ro1">
          <table:table-cell office:value-type="string" calcext:value-type="string">
            <text:p>../passo3/random/n_64/r_43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560546875" calcext:value-type="float">
            <text:p>0.9956054688</text:p>
          </table:table-cell>
          <table:table-cell office:value-type="float" office:value="0.00911187659949" calcext:value-type="float">
            <text:p>0.0091118766</text:p>
          </table:table-cell>
        </table:table-row>
        <table:table-row table:style-name="ro1">
          <table:table-cell office:value-type="string" calcext:value-type="string">
            <text:p>../passo3/random/n_64/r_44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135272310581" calcext:value-type="float">
            <text:p>0.0013527231</text:p>
          </table:table-cell>
        </table:table-row>
        <table:table-row table:style-name="ro1">
          <table:table-cell office:value-type="string" calcext:value-type="string">
            <text:p>../passo3/random/n_64/r_45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328080216423" calcext:value-type="float">
            <text:p>0.0032808022</text:p>
          </table:table-cell>
        </table:table-row>
        <table:table-row table:style-name="ro1">
          <table:table-cell office:value-type="string" calcext:value-type="string">
            <text:p>../passo3/random/n_64/r_46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0.99853515625" calcext:value-type="float">
            <text:p>0.9985351563</text:p>
          </table:table-cell>
          <table:table-cell office:value-type="float" office:value="0.00326576665975" calcext:value-type="float">
            <text:p>0.0032657667</text:p>
          </table:table-cell>
        </table:table-row>
        <table:table-row table:style-name="ro1">
          <table:table-cell office:value-type="string" calcext:value-type="string">
            <text:p>../passo3/random/n_64/r_47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0102504175156" calcext:value-type="float">
            <text:p>0.0102504175</text:p>
          </table:table-cell>
        </table:table-row>
        <table:table-row table:style-name="ro1">
          <table:table-cell office:value-type="string" calcext:value-type="string">
            <text:p>../passo3/random/n_64/r_48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810842867941" calcext:value-type="float">
            <text:p>0.0081084287</text:p>
          </table:table-cell>
        </table:table-row>
        <table:table-row table:style-name="ro1">
          <table:table-cell office:value-type="string" calcext:value-type="string">
            <text:p>../passo3/random/n_64/r_49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853515625" calcext:value-type="float">
            <text:p>0.9985351563</text:p>
          </table:table-cell>
          <table:table-cell office:value-type="float" office:value="0.00715669617057" calcext:value-type="float">
            <text:p>0.0071566962</text:p>
          </table:table-cell>
        </table:table-row>
        <table:table-row table:style-name="ro1">
          <table:table-cell office:value-type="string" calcext:value-type="string">
            <text:p>../passo3/random/n_64/r_50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00574917299673" calcext:value-type="float">
            <text:p>0.005749173</text:p>
          </table:table-cell>
        </table:table-row>
        <table:table-row table:style-name="ro1">
          <table:table-cell office:value-type="string" calcext:value-type="string">
            <text:p>../passo3/random/n_64/r_51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27212081477" calcext:value-type="float">
            <text:p>0.0027212081</text:p>
          </table:table-cell>
        </table:table-row>
        <table:table-row table:style-name="ro1">
          <table:table-cell office:value-type="string" calcext:value-type="string">
            <text:p>../passo3/random/n_64/r_52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560546875" calcext:value-type="float">
            <text:p>0.9956054688</text:p>
          </table:table-cell>
          <table:table-cell office:value-type="float" office:value="0.00434364145622" calcext:value-type="float">
            <text:p>0.0043436415</text:p>
          </table:table-cell>
        </table:table-row>
        <table:table-row table:style-name="ro1">
          <table:table-cell office:value-type="string" calcext:value-type="string">
            <text:p>../passo3/random/n_64/r_53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560546875" calcext:value-type="float">
            <text:p>0.9956054688</text:p>
          </table:table-cell>
          <table:table-cell office:value-type="float" office:value="0.00893737003207" calcext:value-type="float">
            <text:p>0.00893737</text:p>
          </table:table-cell>
        </table:table-row>
        <table:table-row table:style-name="ro1">
          <table:table-cell office:value-type="string" calcext:value-type="string">
            <text:p>../passo3/random/n_64/r_54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853515625" calcext:value-type="float">
            <text:p>0.9985351563</text:p>
          </table:table-cell>
          <table:table-cell office:value-type="float" office:value="0.0073220692575" calcext:value-type="float">
            <text:p>0.0073220693</text:p>
          </table:table-cell>
        </table:table-row>
        <table:table-row table:style-name="ro1">
          <table:table-cell office:value-type="string" calcext:value-type="string">
            <text:p>../passo3/random/n_64/r_55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0322889722884" calcext:value-type="float">
            <text:p>0.0032288972</text:p>
          </table:table-cell>
        </table:table-row>
        <table:table-row table:style-name="ro1">
          <table:table-cell office:value-type="string" calcext:value-type="string">
            <text:p>../passo3/random/n_64/r_56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572449015453" calcext:value-type="float">
            <text:p>0.0057244902</text:p>
          </table:table-cell>
        </table:table-row>
        <table:table-row table:style-name="ro1">
          <table:table-cell office:value-type="string" calcext:value-type="string">
            <text:p>../passo3/random/n_64/r_57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8779296875" calcext:value-type="float">
            <text:p>0.9987792969</text:p>
          </table:table-cell>
          <table:table-cell office:value-type="float" office:value="0.006614217069" calcext:value-type="float">
            <text:p>0.0066142171</text:p>
          </table:table-cell>
        </table:table-row>
        <table:table-row table:style-name="ro1">
          <table:table-cell office:value-type="string" calcext:value-type="string">
            <text:p>../passo3/random/n_64/r_58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926374737173" calcext:value-type="float">
            <text:p>0.0092637474</text:p>
          </table:table-cell>
        </table:table-row>
        <table:table-row table:style-name="ro1">
          <table:table-cell office:value-type="string" calcext:value-type="string">
            <text:p>../passo3/random/n_64/r_59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569894025102" calcext:value-type="float">
            <text:p>0.0056989403</text:p>
          </table:table-cell>
        </table:table-row>
        <table:table-row table:style-name="ro1">
          <table:table-cell office:value-type="string" calcext:value-type="string">
            <text:p>../passo3/random/n_64/r_60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496354047209" calcext:value-type="float">
            <text:p>0.0049635405</text:p>
          </table:table-cell>
        </table:table-row>
        <table:table-row table:style-name="ro1">
          <table:table-cell office:value-type="string" calcext:value-type="string">
            <text:p>../passo3/random/n_64/r_61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045899329707" calcext:value-type="float">
            <text:p>0.004589933</text:p>
          </table:table-cell>
        </table:table-row>
        <table:table-row table:style-name="ro1">
          <table:table-cell office:value-type="string" calcext:value-type="string">
            <text:p>../passo3/random/n_64/r_62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712188240141" calcext:value-type="float">
            <text:p>0.0071218824</text:p>
          </table:table-cell>
        </table:table-row>
        <table:table-row table:style-name="ro1">
          <table:table-cell office:value-type="string" calcext:value-type="string">
            <text:p>../passo3/random/n_64/r_63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0792531576008" calcext:value-type="float">
            <text:p>0.0079253158</text:p>
          </table:table-cell>
        </table:table-row>
        <table:table-row table:style-name="ro1">
          <table:table-cell office:value-type="string" calcext:value-type="string">
            <text:p>../passo3/random/n_64/r_64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0.9990234375" calcext:value-type="float">
            <text:p>0.9990234375</text:p>
          </table:table-cell>
          <table:table-cell office:value-type="float" office:value="0.00381963606924" calcext:value-type="float">
            <text:p>0.0038196361</text:p>
          </table:table-cell>
        </table:table-row>
        <table:table-row table:style-name="ro1">
          <table:table-cell office:value-type="string" calcext:value-type="string">
            <text:p>../passo3/random/n_64/r_65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560546875" calcext:value-type="float">
            <text:p>0.9956054688</text:p>
          </table:table-cell>
          <table:table-cell office:value-type="float" office:value="0.00779307028279" calcext:value-type="float">
            <text:p>0.0077930703</text:p>
          </table:table-cell>
        </table:table-row>
        <table:table-row table:style-name="ro1">
          <table:table-cell office:value-type="string" calcext:value-type="string">
            <text:p>../passo3/random/n_64/r_66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8779296875" calcext:value-type="float">
            <text:p>0.9987792969</text:p>
          </table:table-cell>
          <table:table-cell office:value-type="float" office:value="0.00663498230278" calcext:value-type="float">
            <text:p>0.0066349823</text:p>
          </table:table-cell>
        </table:table-row>
        <table:table-row table:style-name="ro1">
          <table:table-cell office:value-type="string" calcext:value-type="string">
            <text:p>../passo3/random/n_64/r_67.txt</text:p>
          </table:table-cell>
          <table:table-cell office:value-type="float" office:value="1.98800003529" calcext:value-type="float">
            <text:p>1.9880000353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621054880321" calcext:value-type="float">
            <text:p>0.0062105488</text:p>
          </table:table-cell>
        </table:table-row>
        <table:table-row table:style-name="ro1">
          <table:table-cell office:value-type="string" calcext:value-type="string">
            <text:p>../passo3/random/n_64/r_68.txt</text:p>
          </table:table-cell>
          <table:table-cell office:value-type="float" office:value="1.99300003052" calcext:value-type="float">
            <text:p>1.9930000305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242083892226" calcext:value-type="float">
            <text:p>0.0024208389</text:p>
          </table:table-cell>
        </table:table-row>
        <table:table-row table:style-name="ro1">
          <table:table-cell office:value-type="string" calcext:value-type="string">
            <text:p>../passo3/random/n_64/r_69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4384765625" calcext:value-type="float">
            <text:p>0.9943847656</text:p>
          </table:table-cell>
          <table:table-cell office:value-type="float" office:value="0.00316932192072" calcext:value-type="float">
            <text:p>0.0031693219</text:p>
          </table:table-cell>
        </table:table-row>
        <table:table-row table:style-name="ro1">
          <table:table-cell office:value-type="string" calcext:value-type="string">
            <text:p>../passo3/random/n_64/r_70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011511602439" calcext:value-type="float">
            <text:p>0.0115116024</text:p>
          </table:table-cell>
        </table:table-row>
        <table:table-row table:style-name="ro1">
          <table:table-cell office:value-type="string" calcext:value-type="string">
            <text:p>../passo3/random/n_64/r_71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714993383735" calcext:value-type="float">
            <text:p>0.0071499338</text:p>
          </table:table-cell>
        </table:table-row>
        <table:table-row table:style-name="ro1">
          <table:table-cell office:value-type="string" calcext:value-type="string">
            <text:p>../passo3/random/n_64/r_72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348718301393" calcext:value-type="float">
            <text:p>0.003487183</text:p>
          </table:table-cell>
        </table:table-row>
        <table:table-row table:style-name="ro1">
          <table:table-cell office:value-type="string" calcext:value-type="string">
            <text:p>../passo3/random/n_64/r_73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00627616979182" calcext:value-type="float">
            <text:p>0.0062761698</text:p>
          </table:table-cell>
        </table:table-row>
        <table:table-row table:style-name="ro1">
          <table:table-cell office:value-type="string" calcext:value-type="string">
            <text:p>../passo3/random/n_64/r_74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0334511348046" calcext:value-type="float">
            <text:p>0.0033451135</text:p>
          </table:table-cell>
        </table:table-row>
        <table:table-row table:style-name="ro1">
          <table:table-cell office:value-type="string" calcext:value-type="string">
            <text:p>../passo3/random/n_64/r_75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5361328125" calcext:value-type="float">
            <text:p>0.9953613281</text:p>
          </table:table-cell>
          <table:table-cell office:value-type="float" office:value="0.000955268216785" calcext:value-type="float">
            <text:p>0.0009552682</text:p>
          </table:table-cell>
        </table:table-row>
        <table:table-row table:style-name="ro1">
          <table:table-cell office:value-type="string" calcext:value-type="string">
            <text:p>../passo3/random/n_64/r_76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51171875" calcext:value-type="float">
            <text:p>0.9951171875</text:p>
          </table:table-cell>
          <table:table-cell office:value-type="float" office:value="0.00169304327574" calcext:value-type="float">
            <text:p>0.0016930433</text:p>
          </table:table-cell>
        </table:table-row>
        <table:table-row table:style-name="ro1">
          <table:table-cell office:value-type="string" calcext:value-type="string">
            <text:p>../passo3/random/n_64/r_77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3896484375" calcext:value-type="float">
            <text:p>0.9938964844</text:p>
          </table:table-cell>
          <table:table-cell office:value-type="float" office:value="0.00636725313962" calcext:value-type="float">
            <text:p>0.0063672531</text:p>
          </table:table-cell>
        </table:table-row>
        <table:table-row table:style-name="ro1">
          <table:table-cell office:value-type="string" calcext:value-type="string">
            <text:p>../passo3/random/n_64/r_78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0.996337890625" calcext:value-type="float">
            <text:p>0.9963378906</text:p>
          </table:table-cell>
          <table:table-cell office:value-type="float" office:value="0.0147980116308" calcext:value-type="float">
            <text:p>0.0147980116</text:p>
          </table:table-cell>
        </table:table-row>
        <table:table-row table:style-name="ro1">
          <table:table-cell office:value-type="string" calcext:value-type="string">
            <text:p>../passo3/random/n_64/r_79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718684913591" calcext:value-type="float">
            <text:p>0.0071868491</text:p>
          </table:table-cell>
        </table:table-row>
        <table:table-row table:style-name="ro1">
          <table:table-cell office:value-type="string" calcext:value-type="string">
            <text:p>../passo3/random/n_64/r_80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7314453125" calcext:value-type="float">
            <text:p>0.9973144531</text:p>
          </table:table-cell>
          <table:table-cell office:value-type="float" office:value="0.00891892053187" calcext:value-type="float">
            <text:p>0.0089189205</text:p>
          </table:table-cell>
        </table:table-row>
        <table:table-row table:style-name="ro1">
          <table:table-cell office:value-type="string" calcext:value-type="string">
            <text:p>../passo3/random/n_64/r_81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5361328125" calcext:value-type="float">
            <text:p>0.9953613281</text:p>
          </table:table-cell>
          <table:table-cell office:value-type="float" office:value="0.00589761743322" calcext:value-type="float">
            <text:p>0.0058976174</text:p>
          </table:table-cell>
        </table:table-row>
        <table:table-row table:style-name="ro1">
          <table:table-cell office:value-type="string" calcext:value-type="string">
            <text:p>../passo3/random/n_64/r_82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853515625" calcext:value-type="float">
            <text:p>0.9985351563</text:p>
          </table:table-cell>
          <table:table-cell office:value-type="float" office:value="0.00630850810558" calcext:value-type="float">
            <text:p>0.0063085081</text:p>
          </table:table-cell>
        </table:table-row>
        <table:table-row table:style-name="ro1">
          <table:table-cell office:value-type="string" calcext:value-type="string">
            <text:p>../passo3/random/n_64/r_83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931028276682" calcext:value-type="float">
            <text:p>0.0093102828</text:p>
          </table:table-cell>
        </table:table-row>
        <table:table-row table:style-name="ro1">
          <table:table-cell office:value-type="string" calcext:value-type="string">
            <text:p>../passo3/random/n_64/r_84.txt</text:p>
          </table:table-cell>
          <table:table-cell office:value-type="float" office:value="1.99399995804" calcext:value-type="float">
            <text:p>1.99399995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157325330656" calcext:value-type="float">
            <text:p>0.0015732533</text:p>
          </table:table-cell>
        </table:table-row>
        <table:table-row table:style-name="ro1">
          <table:table-cell office:value-type="string" calcext:value-type="string">
            <text:p>../passo3/random/n_64/r_85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575341098011" calcext:value-type="float">
            <text:p>0.005753411</text:p>
          </table:table-cell>
        </table:table-row>
        <table:table-row table:style-name="ro1">
          <table:table-cell office:value-type="string" calcext:value-type="string">
            <text:p>../passo3/random/n_64/r_86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3896484375" calcext:value-type="float">
            <text:p>0.9938964844</text:p>
          </table:table-cell>
          <table:table-cell office:value-type="float" office:value="0.00868497323245" calcext:value-type="float">
            <text:p>0.0086849732</text:p>
          </table:table-cell>
        </table:table-row>
        <table:table-row table:style-name="ro1">
          <table:table-cell office:value-type="string" calcext:value-type="string">
            <text:p>../passo3/random/n_64/r_87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0506663275883" calcext:value-type="float">
            <text:p>0.0050666328</text:p>
          </table:table-cell>
        </table:table-row>
        <table:table-row table:style-name="ro1">
          <table:table-cell office:value-type="string" calcext:value-type="string">
            <text:p>../passo3/random/n_64/r_88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8779296875" calcext:value-type="float">
            <text:p>0.9987792969</text:p>
          </table:table-cell>
          <table:table-cell office:value-type="float" office:value="0.00814861431718" calcext:value-type="float">
            <text:p>0.0081486143</text:p>
          </table:table-cell>
        </table:table-row>
        <table:table-row table:style-name="ro1">
          <table:table-cell office:value-type="string" calcext:value-type="string">
            <text:p>../passo3/random/n_64/r_89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6826171875" calcext:value-type="float">
            <text:p>0.9968261719</text:p>
          </table:table-cell>
          <table:table-cell office:value-type="float" office:value="0.00794591754675" calcext:value-type="float">
            <text:p>0.0079459175</text:p>
          </table:table-cell>
        </table:table-row>
        <table:table-row table:style-name="ro1">
          <table:table-cell office:value-type="string" calcext:value-type="string">
            <text:p>../passo3/random/n_64/r_90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658203125" calcext:value-type="float">
            <text:p>0.9965820313</text:p>
          </table:table-cell>
          <table:table-cell office:value-type="float" office:value="0.00614751409739" calcext:value-type="float">
            <text:p>0.0061475141</text:p>
          </table:table-cell>
        </table:table-row>
        <table:table-row table:style-name="ro1">
          <table:table-cell office:value-type="string" calcext:value-type="string">
            <text:p>../passo3/random/n_64/r_91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560546875" calcext:value-type="float">
            <text:p>0.9956054688</text:p>
          </table:table-cell>
          <table:table-cell office:value-type="float" office:value="0.0015866701724" calcext:value-type="float">
            <text:p>0.0015866702</text:p>
          </table:table-cell>
        </table:table-row>
        <table:table-row table:style-name="ro1">
          <table:table-cell office:value-type="string" calcext:value-type="string">
            <text:p>../passo3/random/n_64/r_92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105752535164" calcext:value-type="float">
            <text:p>0.0105752535</text:p>
          </table:table-cell>
        </table:table-row>
        <table:table-row table:style-name="ro1">
          <table:table-cell office:value-type="string" calcext:value-type="string">
            <text:p>../passo3/random/n_64/r_93.txt</text:p>
          </table:table-cell>
          <table:table-cell office:value-type="float" office:value="1.99199998379" calcext:value-type="float">
            <text:p>1.9919999838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0305499252863" calcext:value-type="float">
            <text:p>0.0030549925</text:p>
          </table:table-cell>
        </table:table-row>
        <table:table-row table:style-name="ro1">
          <table:table-cell office:value-type="string" calcext:value-type="string">
            <text:p>../passo3/random/n_64/r_94.txt</text:p>
          </table:table-cell>
          <table:table-cell office:value-type="float" office:value="1.99100005627" calcext:value-type="float">
            <text:p>1.9910000563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333509175107" calcext:value-type="float">
            <text:p>0.0033350918</text:p>
          </table:table-cell>
        </table:table-row>
        <table:table-row table:style-name="ro1">
          <table:table-cell office:value-type="string" calcext:value-type="string">
            <text:p>../passo3/random/n_64/r_95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835719332099" calcext:value-type="float">
            <text:p>0.0083571933</text:p>
          </table:table-cell>
        </table:table-row>
        <table:table-row table:style-name="ro1">
          <table:table-cell office:value-type="string" calcext:value-type="string">
            <text:p>../passo3/random/n_64/r_96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70703125" calcext:value-type="float">
            <text:p>0.9970703125</text:p>
          </table:table-cell>
          <table:table-cell office:value-type="float" office:value="0.00544812902808" calcext:value-type="float">
            <text:p>0.005448129</text:p>
          </table:table-cell>
        </table:table-row>
        <table:table-row table:style-name="ro1">
          <table:table-cell office:value-type="string" calcext:value-type="string">
            <text:p>../passo3/random/n_64/r_97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755859375" calcext:value-type="float">
            <text:p>0.9975585938</text:p>
          </table:table-cell>
          <table:table-cell office:value-type="float" office:value="0.0106915701181" calcext:value-type="float">
            <text:p>0.0106915701</text:p>
          </table:table-cell>
        </table:table-row>
        <table:table-row table:style-name="ro1">
          <table:table-cell office:value-type="string" calcext:value-type="string">
            <text:p>../passo3/random/n_64/r_98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609375" calcext:value-type="float">
            <text:p>0.99609375</text:p>
          </table:table-cell>
          <table:table-cell office:value-type="float" office:value="0.00248384010047" calcext:value-type="float">
            <text:p>0.0024838401</text:p>
          </table:table-cell>
        </table:table-row>
        <table:table-row table:style-name="ro1">
          <table:table-cell office:value-type="string" calcext:value-type="string">
            <text:p>../passo3/random/n_64/r_99.txt</text:p>
          </table:table-cell>
          <table:table-cell office:value-type="float" office:value="1.99000000954" calcext:value-type="float">
            <text:p>1.9900000095</text:p>
          </table:table-cell>
          <table:table-cell office:value-type="float" office:value="0.998046875" calcext:value-type="float">
            <text:p>0.998046875</text:p>
          </table:table-cell>
          <table:table-cell office:value-type="float" office:value="0.00609906436875" calcext:value-type="float">
            <text:p>0.00609906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876299953483" calcext:value-type="float">
            <text:p>1.9876299953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422512264235996" calcext:value-type="float">
            <text:p>0.0042251226</text:p>
          </table:table-cell>
          <table:table-cell table:number-columns-repeated="2"/>
        </table:table-row>
      </table:table>
      <table:table table:name="r128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128/r_0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3041992188" calcext:value-type="float">
            <text:p>0.9930419922</text:p>
          </table:table-cell>
          <table:table-cell office:value-type="float" office:value="0.00160119193606" calcext:value-type="float">
            <text:p>0.0016011919</text:p>
          </table:table-cell>
        </table:table-row>
        <table:table-row table:style-name="ro1">
          <table:table-cell office:value-type="string" calcext:value-type="string">
            <text:p>../passo3/random/n_128/r_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3835449219" calcext:value-type="float">
            <text:p>0.9938354492</text:p>
          </table:table-cell>
          <table:table-cell office:value-type="float" office:value="0.0012940192828" calcext:value-type="float">
            <text:p>0.0012940193</text:p>
          </table:table-cell>
        </table:table-row>
        <table:table-row table:style-name="ro1">
          <table:table-cell office:value-type="string" calcext:value-type="string">
            <text:p>../passo3/random/n_128/r_2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919921875" calcext:value-type="float">
            <text:p>0.9929199219</text:p>
          </table:table-cell>
          <table:table-cell office:value-type="float" office:value="0.00185797386803" calcext:value-type="float">
            <text:p>0.0018579739</text:p>
          </table:table-cell>
        </table:table-row>
        <table:table-row table:style-name="ro1">
          <table:table-cell office:value-type="string" calcext:value-type="string">
            <text:p>../passo3/random/n_128/r_3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4567871094" calcext:value-type="float">
            <text:p>0.9945678711</text:p>
          </table:table-cell>
          <table:table-cell office:value-type="float" office:value="0.00217733578756" calcext:value-type="float">
            <text:p>0.0021773358</text:p>
          </table:table-cell>
        </table:table-row>
        <table:table-row table:style-name="ro1">
          <table:table-cell office:value-type="string" calcext:value-type="string">
            <text:p>../passo3/random/n_128/r_4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2309570312" calcext:value-type="float">
            <text:p>0.9923095703</text:p>
          </table:table-cell>
          <table:table-cell office:value-type="float" office:value="0.00443332036957" calcext:value-type="float">
            <text:p>0.0044333204</text:p>
          </table:table-cell>
        </table:table-row>
        <table:table-row table:style-name="ro1">
          <table:table-cell office:value-type="string" calcext:value-type="string">
            <text:p>../passo3/random/n_128/r_5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2980957031" calcext:value-type="float">
            <text:p>0.992980957</text:p>
          </table:table-cell>
          <table:table-cell office:value-type="float" office:value="0.00505433231592" calcext:value-type="float">
            <text:p>0.0050543323</text:p>
          </table:table-cell>
        </table:table-row>
        <table:table-row table:style-name="ro1">
          <table:table-cell office:value-type="string" calcext:value-type="string">
            <text:p>../passo3/random/n_128/r_6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169921875" calcext:value-type="float">
            <text:p>0.9916992188</text:p>
          </table:table-cell>
          <table:table-cell office:value-type="float" office:value="0.00179967842996" calcext:value-type="float">
            <text:p>0.0017996784</text:p>
          </table:table-cell>
        </table:table-row>
        <table:table-row table:style-name="ro1">
          <table:table-cell office:value-type="string" calcext:value-type="string">
            <text:p>../passo3/random/n_128/r_7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370605469" calcext:value-type="float">
            <text:p>0.9923706055</text:p>
          </table:table-cell>
          <table:table-cell office:value-type="float" office:value="0.000600352592301" calcext:value-type="float">
            <text:p>0.0006003526</text:p>
          </table:table-cell>
        </table:table-row>
        <table:table-row table:style-name="ro1">
          <table:table-cell office:value-type="string" calcext:value-type="string">
            <text:p>../passo3/random/n_128/r_8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591308594" calcext:value-type="float">
            <text:p>0.9935913086</text:p>
          </table:table-cell>
          <table:table-cell office:value-type="float" office:value="0.00195408449508" calcext:value-type="float">
            <text:p>0.0019540845</text:p>
          </table:table-cell>
        </table:table-row>
        <table:table-row table:style-name="ro1">
          <table:table-cell office:value-type="string" calcext:value-type="string">
            <text:p>../passo3/random/n_128/r_9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2370605469" calcext:value-type="float">
            <text:p>0.9923706055</text:p>
          </table:table-cell>
          <table:table-cell office:value-type="float" office:value="0.00342366122641" calcext:value-type="float">
            <text:p>0.0034236612</text:p>
          </table:table-cell>
        </table:table-row>
        <table:table-row table:style-name="ro1">
          <table:table-cell office:value-type="string" calcext:value-type="string">
            <text:p>../passo3/random/n_128/r_10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0223759654909" calcext:value-type="float">
            <text:p>0.0022375965</text:p>
          </table:table-cell>
        </table:table-row>
        <table:table-row table:style-name="ro1">
          <table:table-cell office:value-type="string" calcext:value-type="string">
            <text:p>../passo3/random/n_128/r_11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1943359375" calcext:value-type="float">
            <text:p>0.9919433594</text:p>
          </table:table-cell>
          <table:table-cell office:value-type="float" office:value="0.00291130738333" calcext:value-type="float">
            <text:p>0.0029113074</text:p>
          </table:table-cell>
        </table:table-row>
        <table:table-row table:style-name="ro1">
          <table:table-cell office:value-type="string" calcext:value-type="string">
            <text:p>../passo3/random/n_128/r_12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67578125" calcext:value-type="float">
            <text:p>0.9926757813</text:p>
          </table:table-cell>
          <table:table-cell office:value-type="float" office:value="0.00133523007389" calcext:value-type="float">
            <text:p>0.0013352301</text:p>
          </table:table-cell>
        </table:table-row>
        <table:table-row table:style-name="ro1">
          <table:table-cell office:value-type="string" calcext:value-type="string">
            <text:p>../passo3/random/n_128/r_13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1943359375" calcext:value-type="float">
            <text:p>0.9919433594</text:p>
          </table:table-cell>
          <table:table-cell office:value-type="float" office:value="0.00215000216849" calcext:value-type="float">
            <text:p>0.0021500022</text:p>
          </table:table-cell>
        </table:table-row>
        <table:table-row table:style-name="ro1">
          <table:table-cell office:value-type="string" calcext:value-type="string">
            <text:p>../passo3/random/n_128/r_14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1577148438" calcext:value-type="float">
            <text:p>0.9915771484</text:p>
          </table:table-cell>
          <table:table-cell office:value-type="float" office:value="0.00261750840582" calcext:value-type="float">
            <text:p>0.0026175084</text:p>
          </table:table-cell>
        </table:table-row>
        <table:table-row table:style-name="ro1">
          <table:table-cell office:value-type="string" calcext:value-type="string">
            <text:p>../passo3/random/n_128/r_15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736816406" calcext:value-type="float">
            <text:p>0.9927368164</text:p>
          </table:table-cell>
          <table:table-cell office:value-type="float" office:value="0.00156315288041" calcext:value-type="float">
            <text:p>0.0015631529</text:p>
          </table:table-cell>
        </table:table-row>
        <table:table-row table:style-name="ro1">
          <table:table-cell office:value-type="string" calcext:value-type="string">
            <text:p>../passo3/random/n_128/r_16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2980957031" calcext:value-type="float">
            <text:p>0.992980957</text:p>
          </table:table-cell>
          <table:table-cell office:value-type="float" office:value="0.00434955907986" calcext:value-type="float">
            <text:p>0.0043495591</text:p>
          </table:table-cell>
        </table:table-row>
        <table:table-row table:style-name="ro1">
          <table:table-cell office:value-type="string" calcext:value-type="string">
            <text:p>../passo3/random/n_128/r_17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3530273438" calcext:value-type="float">
            <text:p>0.9935302734</text:p>
          </table:table-cell>
          <table:table-cell office:value-type="float" office:value="0.00265861093067" calcext:value-type="float">
            <text:p>0.0026586109</text:p>
          </table:table-cell>
        </table:table-row>
        <table:table-row table:style-name="ro1">
          <table:table-cell office:value-type="string" calcext:value-type="string">
            <text:p>../passo3/random/n_128/r_18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5056152344" calcext:value-type="float">
            <text:p>0.9950561523</text:p>
          </table:table-cell>
          <table:table-cell office:value-type="float" office:value="0.00372246629559" calcext:value-type="float">
            <text:p>0.0037224663</text:p>
          </table:table-cell>
        </table:table-row>
        <table:table-row table:style-name="ro1">
          <table:table-cell office:value-type="string" calcext:value-type="string">
            <text:p>../passo3/random/n_128/r_19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286132812" calcext:value-type="float">
            <text:p>0.9932861328</text:p>
          </table:table-cell>
          <table:table-cell office:value-type="float" office:value="0.00127513543703" calcext:value-type="float">
            <text:p>0.0012751354</text:p>
          </table:table-cell>
        </table:table-row>
        <table:table-row table:style-name="ro1">
          <table:table-cell office:value-type="string" calcext:value-type="string">
            <text:p>../passo3/random/n_128/r_20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3041992188" calcext:value-type="float">
            <text:p>0.9930419922</text:p>
          </table:table-cell>
          <table:table-cell office:value-type="float" office:value="0.00264622294344" calcext:value-type="float">
            <text:p>0.0026462229</text:p>
          </table:table-cell>
        </table:table-row>
        <table:table-row table:style-name="ro1">
          <table:table-cell office:value-type="string" calcext:value-type="string">
            <text:p>../passo3/random/n_128/r_21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614746094" calcext:value-type="float">
            <text:p>0.9926147461</text:p>
          </table:table-cell>
          <table:table-cell office:value-type="float" office:value="0.00106171937659" calcext:value-type="float">
            <text:p>0.0010617194</text:p>
          </table:table-cell>
        </table:table-row>
        <table:table-row table:style-name="ro1">
          <table:table-cell office:value-type="string" calcext:value-type="string">
            <text:p>../passo3/random/n_128/r_22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347167969" calcext:value-type="float">
            <text:p>0.993347168</text:p>
          </table:table-cell>
          <table:table-cell office:value-type="float" office:value="0.00144669623114" calcext:value-type="float">
            <text:p>0.0014466962</text:p>
          </table:table-cell>
        </table:table-row>
        <table:table-row table:style-name="ro1">
          <table:table-cell office:value-type="string" calcext:value-type="string">
            <text:p>../passo3/random/n_128/r_23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248535156" calcext:value-type="float">
            <text:p>0.9922485352</text:p>
          </table:table-cell>
          <table:table-cell office:value-type="float" office:value="0.000449000915978" calcext:value-type="float">
            <text:p>0.0004490009</text:p>
          </table:table-cell>
        </table:table-row>
        <table:table-row table:style-name="ro1">
          <table:table-cell office:value-type="string" calcext:value-type="string">
            <text:p>../passo3/random/n_128/r_24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2309570312" calcext:value-type="float">
            <text:p>0.9923095703</text:p>
          </table:table-cell>
          <table:table-cell office:value-type="float" office:value="0.00202693510801" calcext:value-type="float">
            <text:p>0.0020269351</text:p>
          </table:table-cell>
        </table:table-row>
        <table:table-row table:style-name="ro1">
          <table:table-cell office:value-type="string" calcext:value-type="string">
            <text:p>../passo3/random/n_128/r_25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469238281" calcext:value-type="float">
            <text:p>0.9934692383</text:p>
          </table:table-cell>
          <table:table-cell office:value-type="float" office:value="0.00147838809062" calcext:value-type="float">
            <text:p>0.0014783881</text:p>
          </table:table-cell>
        </table:table-row>
        <table:table-row table:style-name="ro1">
          <table:table-cell office:value-type="string" calcext:value-type="string">
            <text:p>../passo3/random/n_128/r_26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0325337401591" calcext:value-type="float">
            <text:p>0.003253374</text:p>
          </table:table-cell>
        </table:table-row>
        <table:table-row table:style-name="ro1">
          <table:table-cell office:value-type="string" calcext:value-type="string">
            <text:p>../passo3/random/n_128/r_27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1640625" calcext:value-type="float">
            <text:p>0.9931640625</text:p>
          </table:table-cell>
          <table:table-cell office:value-type="float" office:value="0.00101756118238" calcext:value-type="float">
            <text:p>0.0010175612</text:p>
          </table:table-cell>
        </table:table-row>
        <table:table-row table:style-name="ro1">
          <table:table-cell office:value-type="string" calcext:value-type="string">
            <text:p>../passo3/random/n_128/r_28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408203125" calcext:value-type="float">
            <text:p>0.9934082031</text:p>
          </table:table-cell>
          <table:table-cell office:value-type="float" office:value="0.00134663539939" calcext:value-type="float">
            <text:p>0.0013466354</text:p>
          </table:table-cell>
        </table:table-row>
        <table:table-row table:style-name="ro1">
          <table:table-cell office:value-type="string" calcext:value-type="string">
            <text:p>../passo3/random/n_128/r_29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1943359375" calcext:value-type="float">
            <text:p>0.9919433594</text:p>
          </table:table-cell>
          <table:table-cell office:value-type="float" office:value="0.00191198301036" calcext:value-type="float">
            <text:p>0.001911983</text:p>
          </table:table-cell>
        </table:table-row>
        <table:table-row table:style-name="ro1">
          <table:table-cell office:value-type="string" calcext:value-type="string">
            <text:p>../passo3/random/n_128/r_30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00239480403252" calcext:value-type="float">
            <text:p>0.002394804</text:p>
          </table:table-cell>
        </table:table-row>
        <table:table-row table:style-name="ro1">
          <table:table-cell office:value-type="string" calcext:value-type="string">
            <text:p>../passo3/random/n_128/r_31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3408203125" calcext:value-type="float">
            <text:p>0.9934082031</text:p>
          </table:table-cell>
          <table:table-cell office:value-type="float" office:value="0.0040887882933" calcext:value-type="float">
            <text:p>0.0040887883</text:p>
          </table:table-cell>
        </table:table-row>
        <table:table-row table:style-name="ro1">
          <table:table-cell office:value-type="string" calcext:value-type="string">
            <text:p>../passo3/random/n_128/r_32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2553710938" calcext:value-type="float">
            <text:p>0.9925537109</text:p>
          </table:table-cell>
          <table:table-cell office:value-type="float" office:value="0.000370680267224" calcext:value-type="float">
            <text:p>0.0003706803</text:p>
          </table:table-cell>
        </table:table-row>
        <table:table-row table:style-name="ro1">
          <table:table-cell office:value-type="string" calcext:value-type="string">
            <text:p>../passo3/random/n_128/r_33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591308594" calcext:value-type="float">
            <text:p>0.9935913086</text:p>
          </table:table-cell>
          <table:table-cell office:value-type="float" office:value="0.00200651492923" calcext:value-type="float">
            <text:p>0.0020065149</text:p>
          </table:table-cell>
        </table:table-row>
        <table:table-row table:style-name="ro1">
          <table:table-cell office:value-type="string" calcext:value-type="string">
            <text:p>../passo3/random/n_128/r_34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858886719" calcext:value-type="float">
            <text:p>0.9928588867</text:p>
          </table:table-cell>
          <table:table-cell office:value-type="float" office:value="0.00177393725608" calcext:value-type="float">
            <text:p>0.0017739373</text:p>
          </table:table-cell>
        </table:table-row>
        <table:table-row table:style-name="ro1">
          <table:table-cell office:value-type="string" calcext:value-type="string">
            <text:p>../passo3/random/n_128/r_35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4506835938" calcext:value-type="float">
            <text:p>0.9945068359</text:p>
          </table:table-cell>
          <table:table-cell office:value-type="float" office:value="0.00230514048599" calcext:value-type="float">
            <text:p>0.0023051405</text:p>
          </table:table-cell>
        </table:table-row>
        <table:table-row table:style-name="ro1">
          <table:table-cell office:value-type="string" calcext:value-type="string">
            <text:p>../passo3/random/n_128/r_36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0178524525836" calcext:value-type="float">
            <text:p>0.0017852453</text:p>
          </table:table-cell>
        </table:table-row>
        <table:table-row table:style-name="ro1">
          <table:table-cell office:value-type="string" calcext:value-type="string">
            <text:p>../passo3/random/n_128/r_37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2919921875" calcext:value-type="float">
            <text:p>0.9929199219</text:p>
          </table:table-cell>
          <table:table-cell office:value-type="float" office:value="0.00115465279669" calcext:value-type="float">
            <text:p>0.0011546528</text:p>
          </table:table-cell>
        </table:table-row>
        <table:table-row table:style-name="ro1">
          <table:table-cell office:value-type="string" calcext:value-type="string">
            <text:p>../passo3/random/n_128/r_38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370605469" calcext:value-type="float">
            <text:p>0.9923706055</text:p>
          </table:table-cell>
          <table:table-cell office:value-type="float" office:value="0.000508940313011" calcext:value-type="float">
            <text:p>0.0005089403</text:p>
          </table:table-cell>
        </table:table-row>
        <table:table-row table:style-name="ro1">
          <table:table-cell office:value-type="string" calcext:value-type="string">
            <text:p>../passo3/random/n_128/r_39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3041992188" calcext:value-type="float">
            <text:p>0.9930419922</text:p>
          </table:table-cell>
          <table:table-cell office:value-type="float" office:value="0.0028201979585" calcext:value-type="float">
            <text:p>0.002820198</text:p>
          </table:table-cell>
        </table:table-row>
        <table:table-row table:style-name="ro1">
          <table:table-cell office:value-type="string" calcext:value-type="string">
            <text:p>../passo3/random/n_128/r_40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4812011719" calcext:value-type="float">
            <text:p>0.9948120117</text:p>
          </table:table-cell>
          <table:table-cell office:value-type="float" office:value="0.00523393740878" calcext:value-type="float">
            <text:p>0.0052339374</text:p>
          </table:table-cell>
        </table:table-row>
        <table:table-row table:style-name="ro1">
          <table:table-cell office:value-type="string" calcext:value-type="string">
            <text:p>../passo3/random/n_128/r_41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0287263048813" calcext:value-type="float">
            <text:p>0.0028726305</text:p>
          </table:table-cell>
        </table:table-row>
        <table:table-row table:style-name="ro1">
          <table:table-cell office:value-type="string" calcext:value-type="string">
            <text:p>../passo3/random/n_128/r_42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0783691406" calcext:value-type="float">
            <text:p>0.9907836914</text:p>
          </table:table-cell>
          <table:table-cell office:value-type="float" office:value="0.00238291313872" calcext:value-type="float">
            <text:p>0.0023829131</text:p>
          </table:table-cell>
        </table:table-row>
        <table:table-row table:style-name="ro1">
          <table:table-cell office:value-type="string" calcext:value-type="string">
            <text:p>../passo3/random/n_128/r_43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797851562" calcext:value-type="float">
            <text:p>0.9927978516</text:p>
          </table:table-cell>
          <table:table-cell office:value-type="float" office:value="0.00114485505037" calcext:value-type="float">
            <text:p>0.0011448551</text:p>
          </table:table-cell>
        </table:table-row>
        <table:table-row table:style-name="ro1">
          <table:table-cell office:value-type="string" calcext:value-type="string">
            <text:p>../passo3/random/n_128/r_44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1455078125" calcext:value-type="float">
            <text:p>0.9914550781</text:p>
          </table:table-cell>
          <table:table-cell office:value-type="float" office:value="0.0022082941141" calcext:value-type="float">
            <text:p>0.0022082941</text:p>
          </table:table-cell>
        </table:table-row>
        <table:table-row table:style-name="ro1">
          <table:table-cell office:value-type="string" calcext:value-type="string">
            <text:p>../passo3/random/n_128/r_45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169921875" calcext:value-type="float">
            <text:p>0.9916992188</text:p>
          </table:table-cell>
          <table:table-cell office:value-type="float" office:value="0.00277575477958" calcext:value-type="float">
            <text:p>0.0027757548</text:p>
          </table:table-cell>
        </table:table-row>
        <table:table-row table:style-name="ro1">
          <table:table-cell office:value-type="string" calcext:value-type="string">
            <text:p>../passo3/random/n_128/r_46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1821289062" calcext:value-type="float">
            <text:p>0.9918212891</text:p>
          </table:table-cell>
          <table:table-cell office:value-type="float" office:value="0.000651454436593" calcext:value-type="float">
            <text:p>0.0006514544</text:p>
          </table:table-cell>
        </table:table-row>
        <table:table-row table:style-name="ro1">
          <table:table-cell office:value-type="string" calcext:value-type="string">
            <text:p>../passo3/random/n_128/r_47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67578125" calcext:value-type="float">
            <text:p>0.9926757813</text:p>
          </table:table-cell>
          <table:table-cell office:value-type="float" office:value="0.00119417428505" calcext:value-type="float">
            <text:p>0.0011941743</text:p>
          </table:table-cell>
        </table:table-row>
        <table:table-row table:style-name="ro1">
          <table:table-cell office:value-type="string" calcext:value-type="string">
            <text:p>../passo3/random/n_128/r_48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3408203125" calcext:value-type="float">
            <text:p>0.9934082031</text:p>
          </table:table-cell>
          <table:table-cell office:value-type="float" office:value="0.00402470864356" calcext:value-type="float">
            <text:p>0.0040247086</text:p>
          </table:table-cell>
        </table:table-row>
        <table:table-row table:style-name="ro1">
          <table:table-cell office:value-type="string" calcext:value-type="string">
            <text:p>../passo3/random/n_128/r_49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2614746094" calcext:value-type="float">
            <text:p>0.9926147461</text:p>
          </table:table-cell>
          <table:table-cell office:value-type="float" office:value="0.00311612617224" calcext:value-type="float">
            <text:p>0.0031161262</text:p>
          </table:table-cell>
        </table:table-row>
        <table:table-row table:style-name="ro1">
          <table:table-cell office:value-type="string" calcext:value-type="string">
            <text:p>../passo3/random/n_128/r_50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2309570312" calcext:value-type="float">
            <text:p>0.9923095703</text:p>
          </table:table-cell>
          <table:table-cell office:value-type="float" office:value="0.00157637428492" calcext:value-type="float">
            <text:p>0.0015763743</text:p>
          </table:table-cell>
        </table:table-row>
        <table:table-row table:style-name="ro1">
          <table:table-cell office:value-type="string" calcext:value-type="string">
            <text:p>../passo3/random/n_128/r_51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957519531" calcext:value-type="float">
            <text:p>0.9939575195</text:p>
          </table:table-cell>
          <table:table-cell office:value-type="float" office:value="0.00316151836887" calcext:value-type="float">
            <text:p>0.0031615184</text:p>
          </table:table-cell>
        </table:table-row>
        <table:table-row table:style-name="ro1">
          <table:table-cell office:value-type="string" calcext:value-type="string">
            <text:p>../passo3/random/n_128/r_52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2004394531" calcext:value-type="float">
            <text:p>0.9920043945</text:p>
          </table:table-cell>
          <table:table-cell office:value-type="float" office:value="0.00128402560949" calcext:value-type="float">
            <text:p>0.0012840256</text:p>
          </table:table-cell>
        </table:table-row>
        <table:table-row table:style-name="ro1">
          <table:table-cell office:value-type="string" calcext:value-type="string">
            <text:p>../passo3/random/n_128/r_53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2309570312" calcext:value-type="float">
            <text:p>0.9923095703</text:p>
          </table:table-cell>
          <table:table-cell office:value-type="float" office:value="0.00573610886931" calcext:value-type="float">
            <text:p>0.0057361089</text:p>
          </table:table-cell>
        </table:table-row>
        <table:table-row table:style-name="ro1">
          <table:table-cell office:value-type="string" calcext:value-type="string">
            <text:p>../passo3/random/n_128/r_54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2492675781" calcext:value-type="float">
            <text:p>0.9924926758</text:p>
          </table:table-cell>
          <table:table-cell office:value-type="float" office:value="0.00178383477032" calcext:value-type="float">
            <text:p>0.0017838348</text:p>
          </table:table-cell>
        </table:table-row>
        <table:table-row table:style-name="ro1">
          <table:table-cell office:value-type="string" calcext:value-type="string">
            <text:p>../passo3/random/n_128/r_55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858886719" calcext:value-type="float">
            <text:p>0.9928588867</text:p>
          </table:table-cell>
          <table:table-cell office:value-type="float" office:value="0.00150378874969" calcext:value-type="float">
            <text:p>0.0015037887</text:p>
          </table:table-cell>
        </table:table-row>
        <table:table-row table:style-name="ro1">
          <table:table-cell office:value-type="string" calcext:value-type="string">
            <text:p>../passo3/random/n_128/r_56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3835449219" calcext:value-type="float">
            <text:p>0.9938354492</text:p>
          </table:table-cell>
          <table:table-cell office:value-type="float" office:value="0.00200723879971" calcext:value-type="float">
            <text:p>0.0020072388</text:p>
          </table:table-cell>
        </table:table-row>
        <table:table-row table:style-name="ro1">
          <table:table-cell office:value-type="string" calcext:value-type="string">
            <text:p>../passo3/random/n_128/r_57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347167969" calcext:value-type="float">
            <text:p>0.993347168</text:p>
          </table:table-cell>
          <table:table-cell office:value-type="float" office:value="0.00121045624837" calcext:value-type="float">
            <text:p>0.0012104562</text:p>
          </table:table-cell>
        </table:table-row>
        <table:table-row table:style-name="ro1">
          <table:table-cell office:value-type="string" calcext:value-type="string">
            <text:p>../passo3/random/n_128/r_58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3225097656" calcext:value-type="float">
            <text:p>0.9932250977</text:p>
          </table:table-cell>
          <table:table-cell office:value-type="float" office:value="0.000954888004344" calcext:value-type="float">
            <text:p>0.000954888</text:p>
          </table:table-cell>
        </table:table-row>
        <table:table-row table:style-name="ro1">
          <table:table-cell office:value-type="string" calcext:value-type="string">
            <text:p>../passo3/random/n_128/r_59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0.990966796875" calcext:value-type="float">
            <text:p>0.9909667969</text:p>
          </table:table-cell>
          <table:table-cell office:value-type="float" office:value="0.00612819986418" calcext:value-type="float">
            <text:p>0.0061281999</text:p>
          </table:table-cell>
        </table:table-row>
        <table:table-row table:style-name="ro1">
          <table:table-cell office:value-type="string" calcext:value-type="string">
            <text:p>../passo3/random/n_128/r_60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3774414062" calcext:value-type="float">
            <text:p>0.9937744141</text:p>
          </table:table-cell>
          <table:table-cell office:value-type="float" office:value="0.000548496667761" calcext:value-type="float">
            <text:p>0.0005484967</text:p>
          </table:table-cell>
        </table:table-row>
        <table:table-row table:style-name="ro1">
          <table:table-cell office:value-type="string" calcext:value-type="string">
            <text:p>../passo3/random/n_128/r_61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3225097656" calcext:value-type="float">
            <text:p>0.9932250977</text:p>
          </table:table-cell>
          <table:table-cell office:value-type="float" office:value="0.0036755213514" calcext:value-type="float">
            <text:p>0.0036755214</text:p>
          </table:table-cell>
        </table:table-row>
        <table:table-row table:style-name="ro1">
          <table:table-cell office:value-type="string" calcext:value-type="string">
            <text:p>../passo3/random/n_128/r_62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4201660156" calcext:value-type="float">
            <text:p>0.9942016602</text:p>
          </table:table-cell>
          <table:table-cell office:value-type="float" office:value="0.00209622713737" calcext:value-type="float">
            <text:p>0.0020962271</text:p>
          </table:table-cell>
        </table:table-row>
        <table:table-row table:style-name="ro1">
          <table:table-cell office:value-type="string" calcext:value-type="string">
            <text:p>../passo3/random/n_128/r_63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3835449219" calcext:value-type="float">
            <text:p>0.9938354492</text:p>
          </table:table-cell>
          <table:table-cell office:value-type="float" office:value="0.00101010373328" calcext:value-type="float">
            <text:p>0.0010101037</text:p>
          </table:table-cell>
        </table:table-row>
        <table:table-row table:style-name="ro1">
          <table:table-cell office:value-type="string" calcext:value-type="string">
            <text:p>../passo3/random/n_128/r_64.txt</text:p>
          </table:table-cell>
          <table:table-cell office:value-type="float" office:value="1.97800004482" calcext:value-type="float">
            <text:p>1.9780000448</text:p>
          </table:table-cell>
          <table:table-cell office:value-type="float" office:value="0.9912109375" calcext:value-type="float">
            <text:p>0.9912109375</text:p>
          </table:table-cell>
          <table:table-cell office:value-type="float" office:value="0.0039879065007" calcext:value-type="float">
            <text:p>0.0039879065</text:p>
          </table:table-cell>
        </table:table-row>
        <table:table-row table:style-name="ro1">
          <table:table-cell office:value-type="string" calcext:value-type="string">
            <text:p>../passo3/random/n_128/r_65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2858886719" calcext:value-type="float">
            <text:p>0.9928588867</text:p>
          </table:table-cell>
          <table:table-cell office:value-type="float" office:value="0.000841861066874" calcext:value-type="float">
            <text:p>0.0008418611</text:p>
          </table:table-cell>
        </table:table-row>
        <table:table-row table:style-name="ro1">
          <table:table-cell office:value-type="string" calcext:value-type="string">
            <text:p>../passo3/random/n_128/r_66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2004394531" calcext:value-type="float">
            <text:p>0.9920043945</text:p>
          </table:table-cell>
          <table:table-cell office:value-type="float" office:value="0.00177560083102" calcext:value-type="float">
            <text:p>0.0017756008</text:p>
          </table:table-cell>
        </table:table-row>
        <table:table-row table:style-name="ro1">
          <table:table-cell office:value-type="string" calcext:value-type="string">
            <text:p>../passo3/random/n_128/r_67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2919921875" calcext:value-type="float">
            <text:p>0.9929199219</text:p>
          </table:table-cell>
          <table:table-cell office:value-type="float" office:value="0.0031983491499" calcext:value-type="float">
            <text:p>0.0031983491</text:p>
          </table:table-cell>
        </table:table-row>
        <table:table-row table:style-name="ro1">
          <table:table-cell office:value-type="string" calcext:value-type="string">
            <text:p>../passo3/random/n_128/r_68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0434999447316" calcext:value-type="float">
            <text:p>0.0043499945</text:p>
          </table:table-cell>
        </table:table-row>
        <table:table-row table:style-name="ro1">
          <table:table-cell office:value-type="string" calcext:value-type="string">
            <text:p>../passo3/random/n_128/r_69.txt</text:p>
          </table:table-cell>
          <table:table-cell office:value-type="float" office:value="1.98899996281" calcext:value-type="float">
            <text:p>1.9889999628</text:p>
          </table:table-cell>
          <table:table-cell office:value-type="float" office:value="0.99462890625" calcext:value-type="float">
            <text:p>0.9946289063</text:p>
          </table:table-cell>
          <table:table-cell office:value-type="float" office:value="0.000464397802716" calcext:value-type="float">
            <text:p>0.0004643978</text:p>
          </table:table-cell>
        </table:table-row>
        <table:table-row table:style-name="ro1">
          <table:table-cell office:value-type="string" calcext:value-type="string">
            <text:p>../passo3/random/n_128/r_70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3286132812" calcext:value-type="float">
            <text:p>0.9932861328</text:p>
          </table:table-cell>
          <table:table-cell office:value-type="float" office:value="0.00314929243177" calcext:value-type="float">
            <text:p>0.0031492924</text:p>
          </table:table-cell>
        </table:table-row>
        <table:table-row table:style-name="ro1">
          <table:table-cell office:value-type="string" calcext:value-type="string">
            <text:p>../passo3/random/n_128/r_71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4262695312" calcext:value-type="float">
            <text:p>0.9942626953</text:p>
          </table:table-cell>
          <table:table-cell office:value-type="float" office:value="0.00324598676525" calcext:value-type="float">
            <text:p>0.0032459868</text:p>
          </table:table-cell>
        </table:table-row>
        <table:table-row table:style-name="ro1">
          <table:table-cell office:value-type="string" calcext:value-type="string">
            <text:p>../passo3/random/n_128/r_72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3103027344" calcext:value-type="float">
            <text:p>0.9931030273</text:p>
          </table:table-cell>
          <table:table-cell office:value-type="float" office:value="0.00623483443633" calcext:value-type="float">
            <text:p>0.0062348344</text:p>
          </table:table-cell>
        </table:table-row>
        <table:table-row table:style-name="ro1">
          <table:table-cell office:value-type="string" calcext:value-type="string">
            <text:p>../passo3/random/n_128/r_73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0966796875" calcext:value-type="float">
            <text:p>0.9909667969</text:p>
          </table:table-cell>
          <table:table-cell office:value-type="float" office:value="0.00180109078065" calcext:value-type="float">
            <text:p>0.0018010908</text:p>
          </table:table-cell>
        </table:table-row>
        <table:table-row table:style-name="ro1">
          <table:table-cell office:value-type="string" calcext:value-type="string">
            <text:p>../passo3/random/n_128/r_74.txt</text:p>
          </table:table-cell>
          <table:table-cell office:value-type="float" office:value="1.98000001907" calcext:value-type="float">
            <text:p>1.9800000191</text:p>
          </table:table-cell>
          <table:table-cell office:value-type="float" office:value="0.99267578125" calcext:value-type="float">
            <text:p>0.9926757813</text:p>
          </table:table-cell>
          <table:table-cell office:value-type="float" office:value="0.00516051193699" calcext:value-type="float">
            <text:p>0.0051605119</text:p>
          </table:table-cell>
        </table:table-row>
        <table:table-row table:style-name="ro1">
          <table:table-cell office:value-type="string" calcext:value-type="string">
            <text:p>../passo3/random/n_128/r_75.txt</text:p>
          </table:table-cell>
          <table:table-cell office:value-type="float" office:value="1.98699998856" calcext:value-type="float">
            <text:p>1.9869999886</text:p>
          </table:table-cell>
          <table:table-cell office:value-type="float" office:value="0.994079589844" calcext:value-type="float">
            <text:p>0.9940795898</text:p>
          </table:table-cell>
          <table:table-cell office:value-type="float" office:value="0.00150141678751" calcext:value-type="float">
            <text:p>0.0015014168</text:p>
          </table:table-cell>
        </table:table-row>
        <table:table-row table:style-name="ro1">
          <table:table-cell office:value-type="string" calcext:value-type="string">
            <text:p>../passo3/random/n_128/r_76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347167969" calcext:value-type="float">
            <text:p>0.993347168</text:p>
          </table:table-cell>
          <table:table-cell office:value-type="float" office:value="0.00179397431202" calcext:value-type="float">
            <text:p>0.0017939743</text:p>
          </table:table-cell>
        </table:table-row>
        <table:table-row table:style-name="ro1">
          <table:table-cell office:value-type="string" calcext:value-type="string">
            <text:p>../passo3/random/n_128/r_77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1638183594" calcext:value-type="float">
            <text:p>0.9916381836</text:p>
          </table:table-cell>
          <table:table-cell office:value-type="float" office:value="0.00447825575247" calcext:value-type="float">
            <text:p>0.0044782558</text:p>
          </table:table-cell>
        </table:table-row>
        <table:table-row table:style-name="ro1">
          <table:table-cell office:value-type="string" calcext:value-type="string">
            <text:p>../passo3/random/n_128/r_78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3591308594" calcext:value-type="float">
            <text:p>0.9935913086</text:p>
          </table:table-cell>
          <table:table-cell office:value-type="float" office:value="0.00150960753672" calcext:value-type="float">
            <text:p>0.0015096075</text:p>
          </table:table-cell>
        </table:table-row>
        <table:table-row table:style-name="ro1">
          <table:table-cell office:value-type="string" calcext:value-type="string">
            <text:p>../passo3/random/n_128/r_79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3225097656" calcext:value-type="float">
            <text:p>0.9932250977</text:p>
          </table:table-cell>
          <table:table-cell office:value-type="float" office:value="0.00224779639393" calcext:value-type="float">
            <text:p>0.0022477964</text:p>
          </table:table-cell>
        </table:table-row>
        <table:table-row table:style-name="ro1">
          <table:table-cell office:value-type="string" calcext:value-type="string">
            <text:p>../passo3/random/n_128/r_80.txt</text:p>
          </table:table-cell>
          <table:table-cell office:value-type="float" office:value="1.97899997234" calcext:value-type="float">
            <text:p>1.9789999723</text:p>
          </table:table-cell>
          <table:table-cell office:value-type="float" office:value="0.991271972656" calcext:value-type="float">
            <text:p>0.9912719727</text:p>
          </table:table-cell>
          <table:table-cell office:value-type="float" office:value="0.00330277602188" calcext:value-type="float">
            <text:p>0.003302776</text:p>
          </table:table-cell>
        </table:table-row>
        <table:table-row table:style-name="ro1">
          <table:table-cell office:value-type="string" calcext:value-type="string">
            <text:p>../passo3/random/n_128/r_81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4567871094" calcext:value-type="float">
            <text:p>0.9945678711</text:p>
          </table:table-cell>
          <table:table-cell office:value-type="float" office:value="0.00354234385304" calcext:value-type="float">
            <text:p>0.0035423439</text:p>
          </table:table-cell>
        </table:table-row>
        <table:table-row table:style-name="ro1">
          <table:table-cell office:value-type="string" calcext:value-type="string">
            <text:p>../passo3/random/n_128/r_82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365234375" calcext:value-type="float">
            <text:p>0.9936523438</text:p>
          </table:table-cell>
          <table:table-cell office:value-type="float" office:value="0.00105788512155" calcext:value-type="float">
            <text:p>0.0010578851</text:p>
          </table:table-cell>
        </table:table-row>
        <table:table-row table:style-name="ro1">
          <table:table-cell office:value-type="string" calcext:value-type="string">
            <text:p>../passo3/random/n_128/r_83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2797851562" calcext:value-type="float">
            <text:p>0.9927978516</text:p>
          </table:table-cell>
          <table:table-cell office:value-type="float" office:value="0.00244791689329" calcext:value-type="float">
            <text:p>0.0024479169</text:p>
          </table:table-cell>
        </table:table-row>
        <table:table-row table:style-name="ro1">
          <table:table-cell office:value-type="string" calcext:value-type="string">
            <text:p>../passo3/random/n_128/r_84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3408203125" calcext:value-type="float">
            <text:p>0.9934082031</text:p>
          </table:table-cell>
          <table:table-cell office:value-type="float" office:value="0.0058299805969" calcext:value-type="float">
            <text:p>0.0058299806</text:p>
          </table:table-cell>
        </table:table-row>
        <table:table-row table:style-name="ro1">
          <table:table-cell office:value-type="string" calcext:value-type="string">
            <text:p>../passo3/random/n_128/r_85.txt</text:p>
          </table:table-cell>
          <table:table-cell office:value-type="float" office:value="1.98099994659" calcext:value-type="float">
            <text:p>1.9809999466</text:p>
          </table:table-cell>
          <table:table-cell office:value-type="float" office:value="0.99169921875" calcext:value-type="float">
            <text:p>0.9916992188</text:p>
          </table:table-cell>
          <table:table-cell office:value-type="float" office:value="0.00208936119452" calcext:value-type="float">
            <text:p>0.0020893612</text:p>
          </table:table-cell>
        </table:table-row>
        <table:table-row table:style-name="ro1">
          <table:table-cell office:value-type="string" calcext:value-type="string">
            <text:p>../passo3/random/n_128/r_86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492675781" calcext:value-type="float">
            <text:p>0.9924926758</text:p>
          </table:table-cell>
          <table:table-cell office:value-type="float" office:value="0.00138615746982" calcext:value-type="float">
            <text:p>0.0013861575</text:p>
          </table:table-cell>
        </table:table-row>
        <table:table-row table:style-name="ro1">
          <table:table-cell office:value-type="string" calcext:value-type="string">
            <text:p>../passo3/random/n_128/r_87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347167969" calcext:value-type="float">
            <text:p>0.993347168</text:p>
          </table:table-cell>
          <table:table-cell office:value-type="float" office:value="0.00141965399962" calcext:value-type="float">
            <text:p>0.001419654</text:p>
          </table:table-cell>
        </table:table-row>
        <table:table-row table:style-name="ro1">
          <table:table-cell office:value-type="string" calcext:value-type="string">
            <text:p>../passo3/random/n_128/r_88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3774414062" calcext:value-type="float">
            <text:p>0.9937744141</text:p>
          </table:table-cell>
          <table:table-cell office:value-type="float" office:value="0.00149842223618" calcext:value-type="float">
            <text:p>0.0014984222</text:p>
          </table:table-cell>
        </table:table-row>
        <table:table-row table:style-name="ro1">
          <table:table-cell office:value-type="string" calcext:value-type="string">
            <text:p>../passo3/random/n_128/r_89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2309570312" calcext:value-type="float">
            <text:p>0.9923095703</text:p>
          </table:table-cell>
          <table:table-cell office:value-type="float" office:value="0.00091451278422" calcext:value-type="float">
            <text:p>0.0009145128</text:p>
          </table:table-cell>
        </table:table-row>
        <table:table-row table:style-name="ro1">
          <table:table-cell office:value-type="string" calcext:value-type="string">
            <text:p>../passo3/random/n_128/r_90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2553710938" calcext:value-type="float">
            <text:p>0.9925537109</text:p>
          </table:table-cell>
          <table:table-cell office:value-type="float" office:value="0.000394536560634" calcext:value-type="float">
            <text:p>0.0003945366</text:p>
          </table:table-cell>
        </table:table-row>
        <table:table-row table:style-name="ro1">
          <table:table-cell office:value-type="string" calcext:value-type="string">
            <text:p>../passo3/random/n_128/r_91.txt</text:p>
          </table:table-cell>
          <table:table-cell office:value-type="float" office:value="1.97599995136" calcext:value-type="float">
            <text:p>1.9759999514</text:p>
          </table:table-cell>
          <table:table-cell office:value-type="float" office:value="0.988647460938" calcext:value-type="float">
            <text:p>0.9886474609</text:p>
          </table:table-cell>
          <table:table-cell office:value-type="float" office:value="0.000840542372316" calcext:value-type="float">
            <text:p>0.0008405424</text:p>
          </table:table-cell>
        </table:table-row>
        <table:table-row table:style-name="ro1">
          <table:table-cell office:value-type="string" calcext:value-type="string">
            <text:p>../passo3/random/n_128/r_92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957519531" calcext:value-type="float">
            <text:p>0.9939575195</text:p>
          </table:table-cell>
          <table:table-cell office:value-type="float" office:value="0.00250546284951" calcext:value-type="float">
            <text:p>0.0025054628</text:p>
          </table:table-cell>
        </table:table-row>
        <table:table-row table:style-name="ro1">
          <table:table-cell office:value-type="string" calcext:value-type="string">
            <text:p>../passo3/random/n_128/r_93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2614746094" calcext:value-type="float">
            <text:p>0.9926147461</text:p>
          </table:table-cell>
          <table:table-cell office:value-type="float" office:value="0.00225770962425" calcext:value-type="float">
            <text:p>0.0022577096</text:p>
          </table:table-cell>
        </table:table-row>
        <table:table-row table:style-name="ro1">
          <table:table-cell office:value-type="string" calcext:value-type="string">
            <text:p>../passo3/random/n_128/r_94.txt</text:p>
          </table:table-cell>
          <table:table-cell office:value-type="float" office:value="1.98300004005" calcext:value-type="float">
            <text:p>1.9830000401</text:p>
          </table:table-cell>
          <table:table-cell office:value-type="float" office:value="0.992858886719" calcext:value-type="float">
            <text:p>0.9928588867</text:p>
          </table:table-cell>
          <table:table-cell office:value-type="float" office:value="0.00309001840651" calcext:value-type="float">
            <text:p>0.0030900184</text:p>
          </table:table-cell>
        </table:table-row>
        <table:table-row table:style-name="ro1">
          <table:table-cell office:value-type="string" calcext:value-type="string">
            <text:p>../passo3/random/n_128/r_95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3041992188" calcext:value-type="float">
            <text:p>0.9930419922</text:p>
          </table:table-cell>
          <table:table-cell office:value-type="float" office:value="0.00185837596655" calcext:value-type="float">
            <text:p>0.001858376</text:p>
          </table:table-cell>
        </table:table-row>
        <table:table-row table:style-name="ro1">
          <table:table-cell office:value-type="string" calcext:value-type="string">
            <text:p>../passo3/random/n_128/r_96.txt</text:p>
          </table:table-cell>
          <table:table-cell office:value-type="float" office:value="1.98399996758" calcext:value-type="float">
            <text:p>1.9839999676</text:p>
          </table:table-cell>
          <table:table-cell office:value-type="float" office:value="0.993041992188" calcext:value-type="float">
            <text:p>0.9930419922</text:p>
          </table:table-cell>
          <table:table-cell office:value-type="float" office:value="0.00177713599987" calcext:value-type="float">
            <text:p>0.001777136</text:p>
          </table:table-cell>
        </table:table-row>
        <table:table-row table:style-name="ro1">
          <table:table-cell office:value-type="string" calcext:value-type="string">
            <text:p>../passo3/random/n_128/r_97.txt</text:p>
          </table:table-cell>
          <table:table-cell office:value-type="float" office:value="1.98199999332" calcext:value-type="float">
            <text:p>1.9819999933</text:p>
          </table:table-cell>
          <table:table-cell office:value-type="float" office:value="0.991333007812" calcext:value-type="float">
            <text:p>0.9913330078</text:p>
          </table:table-cell>
          <table:table-cell office:value-type="float" office:value="0.00095768913161" calcext:value-type="float">
            <text:p>0.0009576891</text:p>
          </table:table-cell>
        </table:table-row>
        <table:table-row table:style-name="ro1">
          <table:table-cell office:value-type="string" calcext:value-type="string">
            <text:p>../passo3/random/n_128/r_98.txt</text:p>
          </table:table-cell>
          <table:table-cell office:value-type="float" office:value="1.98599994183" calcext:value-type="float">
            <text:p>1.9859999418</text:p>
          </table:table-cell>
          <table:table-cell office:value-type="float" office:value="0.993835449219" calcext:value-type="float">
            <text:p>0.9938354492</text:p>
          </table:table-cell>
          <table:table-cell office:value-type="float" office:value="0.00131493073422" calcext:value-type="float">
            <text:p>0.0013149307</text:p>
          </table:table-cell>
        </table:table-row>
        <table:table-row table:style-name="ro1">
          <table:table-cell office:value-type="string" calcext:value-type="string">
            <text:p>../passo3/random/n_128/r_99.txt</text:p>
          </table:table-cell>
          <table:table-cell office:value-type="float" office:value="1.98500001431" calcext:value-type="float">
            <text:p>1.9850000143</text:p>
          </table:table-cell>
          <table:table-cell office:value-type="float" office:value="0.993896484375" calcext:value-type="float">
            <text:p>0.9938964844</text:p>
          </table:table-cell>
          <table:table-cell office:value-type="float" office:value="0.00297881825827" calcext:value-type="float">
            <text:p>0.002978818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835199892531" calcext:value-type="float">
            <text:p>1.9835199893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238462913045461" calcext:value-type="float">
            <text:p>0.0023846291</text:p>
          </table:table-cell>
          <table:table-cell table:number-columns-repeated="2"/>
        </table:table-row>
      </table:table>
      <table:table table:name="r256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256/r_0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366821289" calcext:value-type="float">
            <text:p>0.9853668213</text:p>
          </table:table-cell>
          <table:table-cell office:value-type="float" office:value="0.000370070338249" calcext:value-type="float">
            <text:p>0.0003700703</text:p>
          </table:table-cell>
        </table:table-row>
        <table:table-row table:style-name="ro1">
          <table:table-cell office:value-type="string" calcext:value-type="string">
            <text:p>../passo3/random/n_256/r_1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0.984069824219" calcext:value-type="float">
            <text:p>0.9840698242</text:p>
          </table:table-cell>
          <table:table-cell office:value-type="float" office:value="0.00056308018975" calcext:value-type="float">
            <text:p>0.0005630802</text:p>
          </table:table-cell>
        </table:table-row>
        <table:table-row table:style-name="ro1">
          <table:table-cell office:value-type="string" calcext:value-type="string">
            <text:p>../passo3/random/n_256/r_2.txt</text:p>
          </table:table-cell>
          <table:table-cell office:value-type="float" office:value="1.97500002384" calcext:value-type="float">
            <text:p>1.9750000238</text:p>
          </table:table-cell>
          <table:table-cell office:value-type="float" office:value="0.987716674805" calcext:value-type="float">
            <text:p>0.9877166748</text:p>
          </table:table-cell>
          <table:table-cell office:value-type="float" office:value="0.000620715843979" calcext:value-type="float">
            <text:p>0.0006207158</text:p>
          </table:table-cell>
        </table:table-row>
        <table:table-row table:style-name="ro1">
          <table:table-cell office:value-type="string" calcext:value-type="string">
            <text:p>../passo3/random/n_256/r_3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702514648" calcext:value-type="float">
            <text:p>0.9857025146</text:p>
          </table:table-cell>
          <table:table-cell office:value-type="float" office:value="0.000621469924226" calcext:value-type="float">
            <text:p>0.0006214699</text:p>
          </table:table-cell>
        </table:table-row>
        <table:table-row table:style-name="ro1">
          <table:table-cell office:value-type="string" calcext:value-type="string">
            <text:p>../passo3/random/n_256/r_4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0.984649658203" calcext:value-type="float">
            <text:p>0.9846496582</text:p>
          </table:table-cell>
          <table:table-cell office:value-type="float" office:value="0.00106794619933" calcext:value-type="float">
            <text:p>0.0010679462</text:p>
          </table:table-cell>
        </table:table-row>
        <table:table-row table:style-name="ro1">
          <table:table-cell office:value-type="string" calcext:value-type="string">
            <text:p>../passo3/random/n_256/r_5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49597168" calcext:value-type="float">
            <text:p>0.9864959717</text:p>
          </table:table-cell>
          <table:table-cell office:value-type="float" office:value="0.00109616853297" calcext:value-type="float">
            <text:p>0.0010961685</text:p>
          </table:table-cell>
        </table:table-row>
        <table:table-row table:style-name="ro1">
          <table:table-cell office:value-type="string" calcext:value-type="string">
            <text:p>../passo3/random/n_256/r_6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572265625" calcext:value-type="float">
            <text:p>0.9865722656</text:p>
          </table:table-cell>
          <table:table-cell office:value-type="float" office:value="0.000809679215308" calcext:value-type="float">
            <text:p>0.0008096792</text:p>
          </table:table-cell>
        </table:table-row>
        <table:table-row table:style-name="ro1">
          <table:table-cell office:value-type="string" calcext:value-type="string">
            <text:p>../passo3/random/n_256/r_7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0.987091064453" calcext:value-type="float">
            <text:p>0.9870910645</text:p>
          </table:table-cell>
          <table:table-cell office:value-type="float" office:value="0.000324345921399" calcext:value-type="float">
            <text:p>0.0003243459</text:p>
          </table:table-cell>
        </table:table-row>
        <table:table-row table:style-name="ro1">
          <table:table-cell office:value-type="string" calcext:value-type="string">
            <text:p>../passo3/random/n_256/r_8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0.987335205078" calcext:value-type="float">
            <text:p>0.9873352051</text:p>
          </table:table-cell>
          <table:table-cell office:value-type="float" office:value="0.000609820359387" calcext:value-type="float">
            <text:p>0.0006098204</text:p>
          </table:table-cell>
        </table:table-row>
        <table:table-row table:style-name="ro1">
          <table:table-cell office:value-type="string" calcext:value-type="string">
            <text:p>../passo3/random/n_256/r_9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846923828" calcext:value-type="float">
            <text:p>0.9868469238</text:p>
          </table:table-cell>
          <table:table-cell office:value-type="float" office:value="0.00109113333747" calcext:value-type="float">
            <text:p>0.0010911333</text:p>
          </table:table-cell>
        </table:table-row>
        <table:table-row table:style-name="ro1">
          <table:table-cell office:value-type="string" calcext:value-type="string">
            <text:p>../passo3/random/n_256/r_10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587524414" calcext:value-type="float">
            <text:p>0.9865875244</text:p>
          </table:table-cell>
          <table:table-cell office:value-type="float" office:value="0.00116375193466" calcext:value-type="float">
            <text:p>0.0011637519</text:p>
          </table:table-cell>
        </table:table-row>
        <table:table-row table:style-name="ro1">
          <table:table-cell office:value-type="string" calcext:value-type="string">
            <text:p>../passo3/random/n_256/r_11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85000610352" calcext:value-type="float">
            <text:p>0.9850006104</text:p>
          </table:table-cell>
          <table:table-cell office:value-type="float" office:value="0.000712706765626" calcext:value-type="float">
            <text:p>0.0007127068</text:p>
          </table:table-cell>
        </table:table-row>
        <table:table-row table:style-name="ro1">
          <table:table-cell office:value-type="string" calcext:value-type="string">
            <text:p>../passo3/random/n_256/r_12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794067383" calcext:value-type="float">
            <text:p>0.9857940674</text:p>
          </table:table-cell>
          <table:table-cell office:value-type="float" office:value="0.00100846600253" calcext:value-type="float">
            <text:p>0.001008466</text:p>
          </table:table-cell>
        </table:table-row>
        <table:table-row table:style-name="ro1">
          <table:table-cell office:value-type="string" calcext:value-type="string">
            <text:p>../passo3/random/n_256/r_13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511230469" calcext:value-type="float">
            <text:p>0.9865112305</text:p>
          </table:table-cell>
          <table:table-cell office:value-type="float" office:value="0.00117801467422" calcext:value-type="float">
            <text:p>0.0011780147</text:p>
          </table:table-cell>
        </table:table-row>
        <table:table-row table:style-name="ro1">
          <table:table-cell office:value-type="string" calcext:value-type="string">
            <text:p>../passo3/random/n_256/r_14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877441406" calcext:value-type="float">
            <text:p>0.9868774414</text:p>
          </table:table-cell>
          <table:table-cell office:value-type="float" office:value="0.000657520897221" calcext:value-type="float">
            <text:p>0.0006575209</text:p>
          </table:table-cell>
        </table:table-row>
        <table:table-row table:style-name="ro1">
          <table:table-cell office:value-type="string" calcext:value-type="string">
            <text:p>../passo3/random/n_256/r_15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251831055" calcext:value-type="float">
            <text:p>0.9862518311</text:p>
          </table:table-cell>
          <table:table-cell office:value-type="float" office:value="0.000521041161846" calcext:value-type="float">
            <text:p>0.0005210412</text:p>
          </table:table-cell>
        </table:table-row>
        <table:table-row table:style-name="ro1">
          <table:table-cell office:value-type="string" calcext:value-type="string">
            <text:p>../passo3/random/n_256/r_16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0.987609863281" calcext:value-type="float">
            <text:p>0.9876098633</text:p>
          </table:table-cell>
          <table:table-cell office:value-type="float" office:value="0.00125581864268" calcext:value-type="float">
            <text:p>0.0012558186</text:p>
          </table:table-cell>
        </table:table-row>
        <table:table-row table:style-name="ro1">
          <table:table-cell office:value-type="string" calcext:value-type="string">
            <text:p>../passo3/random/n_256/r_17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382080078" calcext:value-type="float">
            <text:p>0.9853820801</text:p>
          </table:table-cell>
          <table:table-cell office:value-type="float" office:value="0.000316407385981" calcext:value-type="float">
            <text:p>0.0003164074</text:p>
          </table:table-cell>
        </table:table-row>
        <table:table-row table:style-name="ro1">
          <table:table-cell office:value-type="string" calcext:value-type="string">
            <text:p>../passo3/random/n_256/r_18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84725952148" calcext:value-type="float">
            <text:p>0.9847259521</text:p>
          </table:table-cell>
          <table:table-cell office:value-type="float" office:value="0.000463599397335" calcext:value-type="float">
            <text:p>0.0004635994</text:p>
          </table:table-cell>
        </table:table-row>
        <table:table-row table:style-name="ro1">
          <table:table-cell office:value-type="string" calcext:value-type="string">
            <text:p>../passo3/random/n_256/r_19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290527344" calcext:value-type="float">
            <text:p>0.9852905273</text:p>
          </table:table-cell>
          <table:table-cell office:value-type="float" office:value="0.000543677946553" calcext:value-type="float">
            <text:p>0.0005436779</text:p>
          </table:table-cell>
        </table:table-row>
        <table:table-row table:style-name="ro1">
          <table:table-cell office:value-type="string" calcext:value-type="string">
            <text:p>../passo3/random/n_256/r_20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778808594" calcext:value-type="float">
            <text:p>0.9857788086</text:p>
          </table:table-cell>
          <table:table-cell office:value-type="float" office:value="0.00137339788489" calcext:value-type="float">
            <text:p>0.0013733979</text:p>
          </table:table-cell>
        </table:table-row>
        <table:table-row table:style-name="ro1">
          <table:table-cell office:value-type="string" calcext:value-type="string">
            <text:p>../passo3/random/n_256/r_21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748291016" calcext:value-type="float">
            <text:p>0.985748291</text:p>
          </table:table-cell>
          <table:table-cell office:value-type="float" office:value="0.000816021871287" calcext:value-type="float">
            <text:p>0.0008160219</text:p>
          </table:table-cell>
        </table:table-row>
        <table:table-row table:style-name="ro1">
          <table:table-cell office:value-type="string" calcext:value-type="string">
            <text:p>../passo3/random/n_256/r_22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458374023" calcext:value-type="float">
            <text:p>0.985458374</text:p>
          </table:table-cell>
          <table:table-cell office:value-type="float" office:value="0.00141546688974" calcext:value-type="float">
            <text:p>0.0014154669</text:p>
          </table:table-cell>
        </table:table-row>
        <table:table-row table:style-name="ro1">
          <table:table-cell office:value-type="string" calcext:value-type="string">
            <text:p>../passo3/random/n_256/r_23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297607422" calcext:value-type="float">
            <text:p>0.9862976074</text:p>
          </table:table-cell>
          <table:table-cell office:value-type="float" office:value="0.000341312115779" calcext:value-type="float">
            <text:p>0.0003413121</text:p>
          </table:table-cell>
        </table:table-row>
        <table:table-row table:style-name="ro1">
          <table:table-cell office:value-type="string" calcext:value-type="string">
            <text:p>../passo3/random/n_256/r_24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85076904297" calcext:value-type="float">
            <text:p>0.9850769043</text:p>
          </table:table-cell>
          <table:table-cell office:value-type="float" office:value="0.000745011551771" calcext:value-type="float">
            <text:p>0.0007450116</text:p>
          </table:table-cell>
        </table:table-row>
        <table:table-row table:style-name="ro1">
          <table:table-cell office:value-type="string" calcext:value-type="string">
            <text:p>../passo3/random/n_256/r_25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84573364258" calcext:value-type="float">
            <text:p>0.9845733643</text:p>
          </table:table-cell>
          <table:table-cell office:value-type="float" office:value="0.000224217350478" calcext:value-type="float">
            <text:p>0.0002242174</text:p>
          </table:table-cell>
        </table:table-row>
        <table:table-row table:style-name="ro1">
          <table:table-cell office:value-type="string" calcext:value-type="string">
            <text:p>../passo3/random/n_256/r_26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923217773" calcext:value-type="float">
            <text:p>0.9869232178</text:p>
          </table:table-cell>
          <table:table-cell office:value-type="float" office:value="0.00077768106712" calcext:value-type="float">
            <text:p>0.0007776811</text:p>
          </table:table-cell>
        </table:table-row>
        <table:table-row table:style-name="ro1">
          <table:table-cell office:value-type="string" calcext:value-type="string">
            <text:p>../passo3/random/n_256/r_27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587524414" calcext:value-type="float">
            <text:p>0.9865875244</text:p>
          </table:table-cell>
          <table:table-cell office:value-type="float" office:value="0.00124454672914" calcext:value-type="float">
            <text:p>0.0012445467</text:p>
          </table:table-cell>
        </table:table-row>
        <table:table-row table:style-name="ro1">
          <table:table-cell office:value-type="string" calcext:value-type="string">
            <text:p>../passo3/random/n_256/r_28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434936523" calcext:value-type="float">
            <text:p>0.9864349365</text:p>
          </table:table-cell>
          <table:table-cell office:value-type="float" office:value="0.00127450772561" calcext:value-type="float">
            <text:p>0.0012745077</text:p>
          </table:table-cell>
        </table:table-row>
        <table:table-row table:style-name="ro1">
          <table:table-cell office:value-type="string" calcext:value-type="string">
            <text:p>../passo3/random/n_256/r_29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0.984329223633" calcext:value-type="float">
            <text:p>0.9843292236</text:p>
          </table:table-cell>
          <table:table-cell office:value-type="float" office:value="0.00196654745378" calcext:value-type="float">
            <text:p>0.0019665475</text:p>
          </table:table-cell>
        </table:table-row>
        <table:table-row table:style-name="ro1">
          <table:table-cell office:value-type="string" calcext:value-type="string">
            <text:p>../passo3/random/n_256/r_30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053466797" calcext:value-type="float">
            <text:p>0.9860534668</text:p>
          </table:table-cell>
          <table:table-cell office:value-type="float" office:value="0.000147865444887" calcext:value-type="float">
            <text:p>0.0001478654</text:p>
          </table:table-cell>
        </table:table-row>
        <table:table-row table:style-name="ro1">
          <table:table-cell office:value-type="string" calcext:value-type="string">
            <text:p>../passo3/random/n_256/r_31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358642578" calcext:value-type="float">
            <text:p>0.9863586426</text:p>
          </table:table-cell>
          <table:table-cell office:value-type="float" office:value="0.000582015898544" calcext:value-type="float">
            <text:p>0.0005820159</text:p>
          </table:table-cell>
        </table:table-row>
        <table:table-row table:style-name="ro1">
          <table:table-cell office:value-type="string" calcext:value-type="string">
            <text:p>../passo3/random/n_256/r_32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321044922" calcext:value-type="float">
            <text:p>0.9853210449</text:p>
          </table:table-cell>
          <table:table-cell office:value-type="float" office:value="0.000986594590358" calcext:value-type="float">
            <text:p>0.0009865946</text:p>
          </table:table-cell>
        </table:table-row>
        <table:table-row table:style-name="ro1">
          <table:table-cell office:value-type="string" calcext:value-type="string">
            <text:p>../passo3/random/n_256/r_33.txt</text:p>
          </table:table-cell>
          <table:table-cell office:value-type="float" office:value="1.9620000124" calcext:value-type="float">
            <text:p>1.9620000124</text:p>
          </table:table-cell>
          <table:table-cell office:value-type="float" office:value="0.981521606445" calcext:value-type="float">
            <text:p>0.9815216064</text:p>
          </table:table-cell>
          <table:table-cell office:value-type="float" office:value="0.00076589739183" calcext:value-type="float">
            <text:p>0.0007658974</text:p>
          </table:table-cell>
        </table:table-row>
        <table:table-row table:style-name="ro1">
          <table:table-cell office:value-type="string" calcext:value-type="string">
            <text:p>../passo3/random/n_256/r_34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03112793" calcext:value-type="float">
            <text:p>0.9850311279</text:p>
          </table:table-cell>
          <table:table-cell office:value-type="float" office:value="0.000221429087105" calcext:value-type="float">
            <text:p>0.0002214291</text:p>
          </table:table-cell>
        </table:table-row>
        <table:table-row table:style-name="ro1">
          <table:table-cell office:value-type="string" calcext:value-type="string">
            <text:p>../passo3/random/n_256/r_35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236572266" calcext:value-type="float">
            <text:p>0.9862365723</text:p>
          </table:table-cell>
          <table:table-cell office:value-type="float" office:value="0.000467339385068" calcext:value-type="float">
            <text:p>0.0004673394</text:p>
          </table:table-cell>
        </table:table-row>
        <table:table-row table:style-name="ro1">
          <table:table-cell office:value-type="string" calcext:value-type="string">
            <text:p>../passo3/random/n_256/r_36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282348633" calcext:value-type="float">
            <text:p>0.9862823486</text:p>
          </table:table-cell>
          <table:table-cell office:value-type="float" office:value="0.000450367107987" calcext:value-type="float">
            <text:p>0.0004503671</text:p>
          </table:table-cell>
        </table:table-row>
        <table:table-row table:style-name="ro1">
          <table:table-cell office:value-type="string" calcext:value-type="string">
            <text:p>../passo3/random/n_256/r_37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0.984436035156" calcext:value-type="float">
            <text:p>0.9844360352</text:p>
          </table:table-cell>
          <table:table-cell office:value-type="float" office:value="0.00047970758169" calcext:value-type="float">
            <text:p>0.0004797076</text:p>
          </table:table-cell>
        </table:table-row>
        <table:table-row table:style-name="ro1">
          <table:table-cell office:value-type="string" calcext:value-type="string">
            <text:p>../passo3/random/n_256/r_38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488891602" calcext:value-type="float">
            <text:p>0.9854888916</text:p>
          </table:table-cell>
          <table:table-cell office:value-type="float" office:value="0.000563440495171" calcext:value-type="float">
            <text:p>0.0005634405</text:p>
          </table:table-cell>
        </table:table-row>
        <table:table-row table:style-name="ro1">
          <table:table-cell office:value-type="string" calcext:value-type="string">
            <text:p>../passo3/random/n_256/r_39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64855957" calcext:value-type="float">
            <text:p>0.9866485596</text:p>
          </table:table-cell>
          <table:table-cell office:value-type="float" office:value="0.000415113056079" calcext:value-type="float">
            <text:p>0.0004151131</text:p>
          </table:table-cell>
        </table:table-row>
        <table:table-row table:style-name="ro1">
          <table:table-cell office:value-type="string" calcext:value-type="string">
            <text:p>../passo3/random/n_256/r_40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221313477" calcext:value-type="float">
            <text:p>0.9862213135</text:p>
          </table:table-cell>
          <table:table-cell office:value-type="float" office:value="0.000323084561387" calcext:value-type="float">
            <text:p>0.0003230846</text:p>
          </table:table-cell>
        </table:table-row>
        <table:table-row table:style-name="ro1">
          <table:table-cell office:value-type="string" calcext:value-type="string">
            <text:p>../passo3/random/n_256/r_41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0.983428955078" calcext:value-type="float">
            <text:p>0.9834289551</text:p>
          </table:table-cell>
          <table:table-cell office:value-type="float" office:value="0.00182167335879" calcext:value-type="float">
            <text:p>0.0018216734</text:p>
          </table:table-cell>
        </table:table-row>
        <table:table-row table:style-name="ro1">
          <table:table-cell office:value-type="string" calcext:value-type="string">
            <text:p>../passo3/random/n_256/r_42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763549805" calcext:value-type="float">
            <text:p>0.9857635498</text:p>
          </table:table-cell>
          <table:table-cell office:value-type="float" office:value="0.000884253939148" calcext:value-type="float">
            <text:p>0.0008842539</text:p>
          </table:table-cell>
        </table:table-row>
        <table:table-row table:style-name="ro1">
          <table:table-cell office:value-type="string" calcext:value-type="string">
            <text:p>../passo3/random/n_256/r_43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0.982864379883" calcext:value-type="float">
            <text:p>0.9828643799</text:p>
          </table:table-cell>
          <table:table-cell office:value-type="float" office:value="0.00108751142398" calcext:value-type="float">
            <text:p>0.0010875114</text:p>
          </table:table-cell>
        </table:table-row>
        <table:table-row table:style-name="ro1">
          <table:table-cell office:value-type="string" calcext:value-type="string">
            <text:p>../passo3/random/n_256/r_44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0.984558105469" calcext:value-type="float">
            <text:p>0.9845581055</text:p>
          </table:table-cell>
          <table:table-cell office:value-type="float" office:value="0.000695296039339" calcext:value-type="float">
            <text:p>0.000695296</text:p>
          </table:table-cell>
        </table:table-row>
        <table:table-row table:style-name="ro1">
          <table:table-cell office:value-type="string" calcext:value-type="string">
            <text:p>../passo3/random/n_256/r_45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84619140625" calcext:value-type="float">
            <text:p>0.9846191406</text:p>
          </table:table-cell>
          <table:table-cell office:value-type="float" office:value="0.000601982173976" calcext:value-type="float">
            <text:p>0.0006019822</text:p>
          </table:table-cell>
        </table:table-row>
        <table:table-row table:style-name="ro1">
          <table:table-cell office:value-type="string" calcext:value-type="string">
            <text:p>../passo3/random/n_256/r_46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656738281" calcext:value-type="float">
            <text:p>0.9856567383</text:p>
          </table:table-cell>
          <table:table-cell office:value-type="float" office:value="0.00122653378639" calcext:value-type="float">
            <text:p>0.0012265338</text:p>
          </table:table-cell>
        </table:table-row>
        <table:table-row table:style-name="ro1">
          <table:table-cell office:value-type="string" calcext:value-type="string">
            <text:p>../passo3/random/n_256/r_47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831665039" calcext:value-type="float">
            <text:p>0.986831665</text:p>
          </table:table-cell>
          <table:table-cell office:value-type="float" office:value="0.000858276966028" calcext:value-type="float">
            <text:p>0.000858277</text:p>
          </table:table-cell>
        </table:table-row>
        <table:table-row table:style-name="ro1">
          <table:table-cell office:value-type="string" calcext:value-type="string">
            <text:p>../passo3/random/n_256/r_48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992431641" calcext:value-type="float">
            <text:p>0.9859924316</text:p>
          </table:table-cell>
          <table:table-cell office:value-type="float" office:value="0.00158241635654" calcext:value-type="float">
            <text:p>0.0015824164</text:p>
          </table:table-cell>
        </table:table-row>
        <table:table-row table:style-name="ro1">
          <table:table-cell office:value-type="string" calcext:value-type="string">
            <text:p>../passo3/random/n_256/r_49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5855102539" calcext:value-type="float">
            <text:p>0.9858551025</text:p>
          </table:table-cell>
          <table:table-cell office:value-type="float" office:value="0.0000748187449062" calcext:value-type="float">
            <text:p>7.48187449062E-05</text:p>
          </table:table-cell>
        </table:table-row>
        <table:table-row table:style-name="ro1">
          <table:table-cell office:value-type="string" calcext:value-type="string">
            <text:p>../passo3/random/n_256/r_50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84817504883" calcext:value-type="float">
            <text:p>0.9848175049</text:p>
          </table:table-cell>
          <table:table-cell office:value-type="float" office:value="0.000630702939816" calcext:value-type="float">
            <text:p>0.0006307029</text:p>
          </table:table-cell>
        </table:table-row>
        <table:table-row table:style-name="ro1">
          <table:table-cell office:value-type="string" calcext:value-type="string">
            <text:p>../passo3/random/n_256/r_51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67199707" calcext:value-type="float">
            <text:p>0.9856719971</text:p>
          </table:table-cell>
          <table:table-cell office:value-type="float" office:value="0.00103743840009" calcext:value-type="float">
            <text:p>0.0010374384</text:p>
          </table:table-cell>
        </table:table-row>
        <table:table-row table:style-name="ro1">
          <table:table-cell office:value-type="string" calcext:value-type="string">
            <text:p>../passo3/random/n_256/r_52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5824584961" calcext:value-type="float">
            <text:p>0.985824585</text:p>
          </table:table-cell>
          <table:table-cell office:value-type="float" office:value="0.0000579234401812" calcext:value-type="float">
            <text:p>5.79234401812E-05</text:p>
          </table:table-cell>
        </table:table-row>
        <table:table-row table:style-name="ro1">
          <table:table-cell office:value-type="string" calcext:value-type="string">
            <text:p>../passo3/random/n_256/r_53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473632812" calcext:value-type="float">
            <text:p>0.9854736328</text:p>
          </table:table-cell>
          <table:table-cell office:value-type="float" office:value="0.000831581361126" calcext:value-type="float">
            <text:p>0.0008315814</text:p>
          </table:table-cell>
        </table:table-row>
        <table:table-row table:style-name="ro1">
          <table:table-cell office:value-type="string" calcext:value-type="string">
            <text:p>../passo3/random/n_256/r_54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770629883" calcext:value-type="float">
            <text:p>0.9867706299</text:p>
          </table:table-cell>
          <table:table-cell office:value-type="float" office:value="0.0015369647881" calcext:value-type="float">
            <text:p>0.0015369648</text:p>
          </table:table-cell>
        </table:table-row>
        <table:table-row table:style-name="ro1">
          <table:table-cell office:value-type="string" calcext:value-type="string">
            <text:p>../passo3/random/n_256/r_55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83984375" calcext:value-type="float">
            <text:p>0.9858398438</text:p>
          </table:table-cell>
          <table:table-cell office:value-type="float" office:value="0.000898418948054" calcext:value-type="float">
            <text:p>0.0008984189</text:p>
          </table:table-cell>
        </table:table-row>
        <table:table-row table:style-name="ro1">
          <table:table-cell office:value-type="string" calcext:value-type="string">
            <text:p>../passo3/random/n_256/r_56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679077148" calcext:value-type="float">
            <text:p>0.9866790771</text:p>
          </table:table-cell>
          <table:table-cell office:value-type="float" office:value="0.000768578320276" calcext:value-type="float">
            <text:p>0.0007685783</text:p>
          </table:table-cell>
        </table:table-row>
        <table:table-row table:style-name="ro1">
          <table:table-cell office:value-type="string" calcext:value-type="string">
            <text:p>../passo3/random/n_256/r_57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740112305" calcext:value-type="float">
            <text:p>0.9867401123</text:p>
          </table:table-cell>
          <table:table-cell office:value-type="float" office:value="0.00120087817777" calcext:value-type="float">
            <text:p>0.0012008782</text:p>
          </table:table-cell>
        </table:table-row>
        <table:table-row table:style-name="ro1">
          <table:table-cell office:value-type="string" calcext:value-type="string">
            <text:p>../passo3/random/n_256/r_58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053466797" calcext:value-type="float">
            <text:p>0.9860534668</text:p>
          </table:table-cell>
          <table:table-cell office:value-type="float" office:value="0.000596449594013" calcext:value-type="float">
            <text:p>0.0005964496</text:p>
          </table:table-cell>
        </table:table-row>
        <table:table-row table:style-name="ro1">
          <table:table-cell office:value-type="string" calcext:value-type="string">
            <text:p>../passo3/random/n_256/r_59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0.983276367188" calcext:value-type="float">
            <text:p>0.9832763672</text:p>
          </table:table-cell>
          <table:table-cell office:value-type="float" office:value="0.000875521684065" calcext:value-type="float">
            <text:p>0.0008755217</text:p>
          </table:table-cell>
        </table:table-row>
        <table:table-row table:style-name="ro1">
          <table:table-cell office:value-type="string" calcext:value-type="string">
            <text:p>../passo3/random/n_256/r_60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709594727" calcext:value-type="float">
            <text:p>0.9867095947</text:p>
          </table:table-cell>
          <table:table-cell office:value-type="float" office:value="0.000523529830389" calcext:value-type="float">
            <text:p>0.0005235298</text:p>
          </table:table-cell>
        </table:table-row>
        <table:table-row table:style-name="ro1">
          <table:table-cell office:value-type="string" calcext:value-type="string">
            <text:p>../passo3/random/n_256/r_61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809326172" calcext:value-type="float">
            <text:p>0.9858093262</text:p>
          </table:table-cell>
          <table:table-cell office:value-type="float" office:value="0.00116181268822" calcext:value-type="float">
            <text:p>0.0011618127</text:p>
          </table:table-cell>
        </table:table-row>
        <table:table-row table:style-name="ro1">
          <table:table-cell office:value-type="string" calcext:value-type="string">
            <text:p>../passo3/random/n_256/r_62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328125" calcext:value-type="float">
            <text:p>0.986328125</text:p>
          </table:table-cell>
          <table:table-cell office:value-type="float" office:value="0.00051373091992" calcext:value-type="float">
            <text:p>0.0005137309</text:p>
          </table:table-cell>
        </table:table-row>
        <table:table-row table:style-name="ro1">
          <table:table-cell office:value-type="string" calcext:value-type="string">
            <text:p>../passo3/random/n_256/r_63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5961914062" calcext:value-type="float">
            <text:p>0.9859619141</text:p>
          </table:table-cell>
          <table:table-cell office:value-type="float" office:value="0.000173194042873" calcext:value-type="float">
            <text:p>0.000173194</text:p>
          </table:table-cell>
        </table:table-row>
        <table:table-row table:style-name="ro1">
          <table:table-cell office:value-type="string" calcext:value-type="string">
            <text:p>../passo3/random/n_256/r_64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6282348633" calcext:value-type="float">
            <text:p>0.9862823486</text:p>
          </table:table-cell>
          <table:table-cell office:value-type="float" office:value="0.00160702539142" calcext:value-type="float">
            <text:p>0.0016070254</text:p>
          </table:table-cell>
        </table:table-row>
        <table:table-row table:style-name="ro1">
          <table:table-cell office:value-type="string" calcext:value-type="string">
            <text:p>../passo3/random/n_256/r_65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7075805664" calcext:value-type="float">
            <text:p>0.9870758057</text:p>
          </table:table-cell>
          <table:table-cell office:value-type="float" office:value="0.00087659037672" calcext:value-type="float">
            <text:p>0.0008765904</text:p>
          </table:table-cell>
        </table:table-row>
        <table:table-row table:style-name="ro1">
          <table:table-cell office:value-type="string" calcext:value-type="string">
            <text:p>../passo3/random/n_256/r_66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702514648" calcext:value-type="float">
            <text:p>0.9857025146</text:p>
          </table:table-cell>
          <table:table-cell office:value-type="float" office:value="0.000277817860479" calcext:value-type="float">
            <text:p>0.0002778179</text:p>
          </table:table-cell>
        </table:table-row>
        <table:table-row table:style-name="ro1">
          <table:table-cell office:value-type="string" calcext:value-type="string">
            <text:p>../passo3/random/n_256/r_67.txt</text:p>
          </table:table-cell>
          <table:table-cell office:value-type="float" office:value="1.96500003338" calcext:value-type="float">
            <text:p>1.9650000334</text:p>
          </table:table-cell>
          <table:table-cell office:value-type="float" office:value="0.982757568359" calcext:value-type="float">
            <text:p>0.9827575684</text:p>
          </table:table-cell>
          <table:table-cell office:value-type="float" office:value="0.000905095075723" calcext:value-type="float">
            <text:p>0.0009050951</text:p>
          </table:table-cell>
        </table:table-row>
        <table:table-row table:style-name="ro1">
          <table:table-cell office:value-type="string" calcext:value-type="string">
            <text:p>../passo3/random/n_256/r_68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992431641" calcext:value-type="float">
            <text:p>0.9859924316</text:p>
          </table:table-cell>
          <table:table-cell office:value-type="float" office:value="0.000734940927941" calcext:value-type="float">
            <text:p>0.0007349409</text:p>
          </table:table-cell>
        </table:table-row>
        <table:table-row table:style-name="ro1">
          <table:table-cell office:value-type="string" calcext:value-type="string">
            <text:p>../passo3/random/n_256/r_69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7091064453" calcext:value-type="float">
            <text:p>0.9870910645</text:p>
          </table:table-cell>
          <table:table-cell office:value-type="float" office:value="0.00106862734538" calcext:value-type="float">
            <text:p>0.0010686273</text:p>
          </table:table-cell>
        </table:table-row>
        <table:table-row table:style-name="ro1">
          <table:table-cell office:value-type="string" calcext:value-type="string">
            <text:p>../passo3/random/n_256/r_70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846923828" calcext:value-type="float">
            <text:p>0.9868469238</text:p>
          </table:table-cell>
          <table:table-cell office:value-type="float" office:value="0.00167155766394" calcext:value-type="float">
            <text:p>0.0016715577</text:p>
          </table:table-cell>
        </table:table-row>
        <table:table-row table:style-name="ro1">
          <table:table-cell office:value-type="string" calcext:value-type="string">
            <text:p>../passo3/random/n_256/r_71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85305786133" calcext:value-type="float">
            <text:p>0.9853057861</text:p>
          </table:table-cell>
          <table:table-cell office:value-type="float" office:value="0.00178715551738" calcext:value-type="float">
            <text:p>0.0017871555</text:p>
          </table:table-cell>
        </table:table-row>
        <table:table-row table:style-name="ro1">
          <table:table-cell office:value-type="string" calcext:value-type="string">
            <text:p>../passo3/random/n_256/r_72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107421875" calcext:value-type="float">
            <text:p>0.9851074219</text:p>
          </table:table-cell>
          <table:table-cell office:value-type="float" office:value="0.000377407443011" calcext:value-type="float">
            <text:p>0.0003774074</text:p>
          </table:table-cell>
        </table:table-row>
        <table:table-row table:style-name="ro1">
          <table:table-cell office:value-type="string" calcext:value-type="string">
            <text:p>../passo3/random/n_256/r_73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7213134766" calcext:value-type="float">
            <text:p>0.9872131348</text:p>
          </table:table-cell>
          <table:table-cell office:value-type="float" office:value="0.00136820436455" calcext:value-type="float">
            <text:p>0.0013682044</text:p>
          </table:table-cell>
        </table:table-row>
        <table:table-row table:style-name="ro1">
          <table:table-cell office:value-type="string" calcext:value-type="string">
            <text:p>../passo3/random/n_256/r_74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450195312" calcext:value-type="float">
            <text:p>0.9864501953</text:p>
          </table:table-cell>
          <table:table-cell office:value-type="float" office:value="0.000934404088184" calcext:value-type="float">
            <text:p>0.0009344041</text:p>
          </table:table-cell>
        </table:table-row>
        <table:table-row table:style-name="ro1">
          <table:table-cell office:value-type="string" calcext:value-type="string">
            <text:p>../passo3/random/n_256/r_75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336303711" calcext:value-type="float">
            <text:p>0.9853363037</text:p>
          </table:table-cell>
          <table:table-cell office:value-type="float" office:value="0.00069664826151" calcext:value-type="float">
            <text:p>0.0006966483</text:p>
          </table:table-cell>
        </table:table-row>
        <table:table-row table:style-name="ro1">
          <table:table-cell office:value-type="string" calcext:value-type="string">
            <text:p>../passo3/random/n_256/r_76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633300781" calcext:value-type="float">
            <text:p>0.9866333008</text:p>
          </table:table-cell>
          <table:table-cell office:value-type="float" office:value="0.00113951216917" calcext:value-type="float">
            <text:p>0.0011395122</text:p>
          </table:table-cell>
        </table:table-row>
        <table:table-row table:style-name="ro1">
          <table:table-cell office:value-type="string" calcext:value-type="string">
            <text:p>../passo3/random/n_256/r_77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0.984680175781" calcext:value-type="float">
            <text:p>0.9846801758</text:p>
          </table:table-cell>
          <table:table-cell office:value-type="float" office:value="0.00128740898799" calcext:value-type="float">
            <text:p>0.001287409</text:p>
          </table:table-cell>
        </table:table-row>
        <table:table-row table:style-name="ro1">
          <table:table-cell office:value-type="string" calcext:value-type="string">
            <text:p>../passo3/random/n_256/r_78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831665039" calcext:value-type="float">
            <text:p>0.986831665</text:p>
          </table:table-cell>
          <table:table-cell office:value-type="float" office:value="0.000445930374553" calcext:value-type="float">
            <text:p>0.0004459304</text:p>
          </table:table-cell>
        </table:table-row>
        <table:table-row table:style-name="ro1">
          <table:table-cell office:value-type="string" calcext:value-type="string">
            <text:p>../passo3/random/n_256/r_79.txt</text:p>
          </table:table-cell>
          <table:table-cell office:value-type="float" office:value="1.97399997711" calcext:value-type="float">
            <text:p>1.9739999771</text:p>
          </table:table-cell>
          <table:table-cell office:value-type="float" office:value="0.987213134766" calcext:value-type="float">
            <text:p>0.9872131348</text:p>
          </table:table-cell>
          <table:table-cell office:value-type="float" office:value="0.000557867868338" calcext:value-type="float">
            <text:p>0.0005578679</text:p>
          </table:table-cell>
        </table:table-row>
        <table:table-row table:style-name="ro1">
          <table:table-cell office:value-type="string" calcext:value-type="string">
            <text:p>../passo3/random/n_256/r_80.txt</text:p>
          </table:table-cell>
          <table:table-cell office:value-type="float" office:value="1.9659999609" calcext:value-type="float">
            <text:p>1.9659999609</text:p>
          </table:table-cell>
          <table:table-cell office:value-type="float" office:value="0.983612060547" calcext:value-type="float">
            <text:p>0.9836120605</text:p>
          </table:table-cell>
          <table:table-cell office:value-type="float" office:value="0.00124975526705" calcext:value-type="float">
            <text:p>0.0012497553</text:p>
          </table:table-cell>
        </table:table-row>
        <table:table-row table:style-name="ro1">
          <table:table-cell office:value-type="string" calcext:value-type="string">
            <text:p>../passo3/random/n_256/r_81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282348633" calcext:value-type="float">
            <text:p>0.9862823486</text:p>
          </table:table-cell>
          <table:table-cell office:value-type="float" office:value="0.000420813797973" calcext:value-type="float">
            <text:p>0.0004208138</text:p>
          </table:table-cell>
        </table:table-row>
        <table:table-row table:style-name="ro1">
          <table:table-cell office:value-type="string" calcext:value-type="string">
            <text:p>../passo3/random/n_256/r_82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137939453" calcext:value-type="float">
            <text:p>0.9851379395</text:p>
          </table:table-cell>
          <table:table-cell office:value-type="float" office:value="0.000659337965772" calcext:value-type="float">
            <text:p>0.000659338</text:p>
          </table:table-cell>
        </table:table-row>
        <table:table-row table:style-name="ro1">
          <table:table-cell office:value-type="string" calcext:value-type="string">
            <text:p>../passo3/random/n_256/r_83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0.984085083008" calcext:value-type="float">
            <text:p>0.984085083</text:p>
          </table:table-cell>
          <table:table-cell office:value-type="float" office:value="0.000231099431403" calcext:value-type="float">
            <text:p>0.0002310994</text:p>
          </table:table-cell>
        </table:table-row>
        <table:table-row table:style-name="ro1">
          <table:table-cell office:value-type="string" calcext:value-type="string">
            <text:p>../passo3/random/n_256/r_84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358642578" calcext:value-type="float">
            <text:p>0.9863586426</text:p>
          </table:table-cell>
          <table:table-cell office:value-type="float" office:value="0.000252235506196" calcext:value-type="float">
            <text:p>0.0002522355</text:p>
          </table:table-cell>
        </table:table-row>
        <table:table-row table:style-name="ro1">
          <table:table-cell office:value-type="string" calcext:value-type="string">
            <text:p>../passo3/random/n_256/r_85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977172852" calcext:value-type="float">
            <text:p>0.9859771729</text:p>
          </table:table-cell>
          <table:table-cell office:value-type="float" office:value="0.000926721608266" calcext:value-type="float">
            <text:p>0.0009267216</text:p>
          </table:table-cell>
        </table:table-row>
        <table:table-row table:style-name="ro1">
          <table:table-cell office:value-type="string" calcext:value-type="string">
            <text:p>../passo3/random/n_256/r_86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122680664" calcext:value-type="float">
            <text:p>0.9851226807</text:p>
          </table:table-cell>
          <table:table-cell office:value-type="float" office:value="0.000203144503757" calcext:value-type="float">
            <text:p>0.0002031445</text:p>
          </table:table-cell>
        </table:table-row>
        <table:table-row table:style-name="ro1">
          <table:table-cell office:value-type="string" calcext:value-type="string">
            <text:p>../passo3/random/n_256/r_87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626220703" calcext:value-type="float">
            <text:p>0.9856262207</text:p>
          </table:table-cell>
          <table:table-cell office:value-type="float" office:value="0.00063301314367" calcext:value-type="float">
            <text:p>0.0006330131</text:p>
          </table:table-cell>
        </table:table-row>
        <table:table-row table:style-name="ro1">
          <table:table-cell office:value-type="string" calcext:value-type="string">
            <text:p>../passo3/random/n_256/r_88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412597656" calcext:value-type="float">
            <text:p>0.9854125977</text:p>
          </table:table-cell>
          <table:table-cell office:value-type="float" office:value="0.000322434643749" calcext:value-type="float">
            <text:p>0.0003224346</text:p>
          </table:table-cell>
        </table:table-row>
        <table:table-row table:style-name="ro1">
          <table:table-cell office:value-type="string" calcext:value-type="string">
            <text:p>../passo3/random/n_256/r_89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6251831055" calcext:value-type="float">
            <text:p>0.9862518311</text:p>
          </table:table-cell>
          <table:table-cell office:value-type="float" office:value="0.00120200146921" calcext:value-type="float">
            <text:p>0.0012020015</text:p>
          </table:table-cell>
        </table:table-row>
        <table:table-row table:style-name="ro1">
          <table:table-cell office:value-type="string" calcext:value-type="string">
            <text:p>../passo3/random/n_256/r_90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572265625" calcext:value-type="float">
            <text:p>0.9865722656</text:p>
          </table:table-cell>
          <table:table-cell office:value-type="float" office:value="0.00113560911268" calcext:value-type="float">
            <text:p>0.0011356091</text:p>
          </table:table-cell>
        </table:table-row>
        <table:table-row table:style-name="ro1">
          <table:table-cell office:value-type="string" calcext:value-type="string">
            <text:p>../passo3/random/n_256/r_91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382080078" calcext:value-type="float">
            <text:p>0.9853820801</text:p>
          </table:table-cell>
          <table:table-cell office:value-type="float" office:value="0.00106936029624" calcext:value-type="float">
            <text:p>0.0010693603</text:p>
          </table:table-cell>
        </table:table-row>
        <table:table-row table:style-name="ro1">
          <table:table-cell office:value-type="string" calcext:value-type="string">
            <text:p>../passo3/random/n_256/r_92.txt</text:p>
          </table:table-cell>
          <table:table-cell office:value-type="float" office:value="1.97099995613" calcext:value-type="float">
            <text:p>1.9709999561</text:p>
          </table:table-cell>
          <table:table-cell office:value-type="float" office:value="0.985580444336" calcext:value-type="float">
            <text:p>0.9855804443</text:p>
          </table:table-cell>
          <table:table-cell office:value-type="float" office:value="0.000354877498467" calcext:value-type="float">
            <text:p>0.0003548775</text:p>
          </table:table-cell>
        </table:table-row>
        <table:table-row table:style-name="ro1">
          <table:table-cell office:value-type="string" calcext:value-type="string">
            <text:p>../passo3/random/n_256/r_93.txt</text:p>
          </table:table-cell>
          <table:table-cell office:value-type="float" office:value="1.96899998188" calcext:value-type="float">
            <text:p>1.9689999819</text:p>
          </table:table-cell>
          <table:table-cell office:value-type="float" office:value="0.98486328125" calcext:value-type="float">
            <text:p>0.9848632813</text:p>
          </table:table-cell>
          <table:table-cell office:value-type="float" office:value="0.00077326974133" calcext:value-type="float">
            <text:p>0.0007732697</text:p>
          </table:table-cell>
        </table:table-row>
        <table:table-row table:style-name="ro1">
          <table:table-cell office:value-type="string" calcext:value-type="string">
            <text:p>../passo3/random/n_256/r_94.txt</text:p>
          </table:table-cell>
          <table:table-cell office:value-type="float" office:value="1.96700000763" calcext:value-type="float">
            <text:p>1.9670000076</text:p>
          </table:table-cell>
          <table:table-cell office:value-type="float" office:value="0.984100341797" calcext:value-type="float">
            <text:p>0.9841003418</text:p>
          </table:table-cell>
          <table:table-cell office:value-type="float" office:value="0.00171755696647" calcext:value-type="float">
            <text:p>0.001717557</text:p>
          </table:table-cell>
        </table:table-row>
        <table:table-row table:style-name="ro1">
          <table:table-cell office:value-type="string" calcext:value-type="string">
            <text:p>../passo3/random/n_256/r_95.txt</text:p>
          </table:table-cell>
          <table:table-cell office:value-type="float" office:value="1.96800005436" calcext:value-type="float">
            <text:p>1.9680000544</text:p>
          </table:table-cell>
          <table:table-cell office:value-type="float" office:value="0.984344482422" calcext:value-type="float">
            <text:p>0.9843444824</text:p>
          </table:table-cell>
          <table:table-cell office:value-type="float" office:value="0.000789995538071" calcext:value-type="float">
            <text:p>0.0007899955</text:p>
          </table:table-cell>
        </table:table-row>
        <table:table-row table:style-name="ro1">
          <table:table-cell office:value-type="string" calcext:value-type="string">
            <text:p>../passo3/random/n_256/r_96.txt</text:p>
          </table:table-cell>
          <table:table-cell office:value-type="float" office:value="1.97300004959" calcext:value-type="float">
            <text:p>1.9730000496</text:p>
          </table:table-cell>
          <table:table-cell office:value-type="float" office:value="0.986602783203" calcext:value-type="float">
            <text:p>0.9866027832</text:p>
          </table:table-cell>
          <table:table-cell office:value-type="float" office:value="0.000303305627313" calcext:value-type="float">
            <text:p>0.0003033056</text:p>
          </table:table-cell>
        </table:table-row>
        <table:table-row table:style-name="ro1">
          <table:table-cell office:value-type="string" calcext:value-type="string">
            <text:p>../passo3/random/n_256/r_97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5824584961" calcext:value-type="float">
            <text:p>0.985824585</text:p>
          </table:table-cell>
          <table:table-cell office:value-type="float" office:value="0.0000731135733076" calcext:value-type="float">
            <text:p>7.31135733076E-05</text:p>
          </table:table-cell>
        </table:table-row>
        <table:table-row table:style-name="ro1">
          <table:table-cell office:value-type="string" calcext:value-type="string">
            <text:p>../passo3/random/n_256/r_98.txt</text:p>
          </table:table-cell>
          <table:table-cell office:value-type="float" office:value="1.97200000286" calcext:value-type="float">
            <text:p>1.9720000029</text:p>
          </table:table-cell>
          <table:table-cell office:value-type="float" office:value="0.986434936523" calcext:value-type="float">
            <text:p>0.9864349365</text:p>
          </table:table-cell>
          <table:table-cell office:value-type="float" office:value="0.000906521396246" calcext:value-type="float">
            <text:p>0.0009065214</text:p>
          </table:table-cell>
        </table:table-row>
        <table:table-row table:style-name="ro1">
          <table:table-cell office:value-type="string" calcext:value-type="string">
            <text:p>../passo3/random/n_256/r_99.txt</text:p>
          </table:table-cell>
          <table:table-cell office:value-type="float" office:value="1.97000002861" calcext:value-type="float">
            <text:p>1.9700000286</text:p>
          </table:table-cell>
          <table:table-cell office:value-type="float" office:value="0.985427856445" calcext:value-type="float">
            <text:p>0.9854278564</text:p>
          </table:table-cell>
          <table:table-cell office:value-type="float" office:value="0.00137208309025" calcext:value-type="float">
            <text:p>0.00137208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706700086588" calcext:value-type="float">
            <text:p>1.9706700087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225206795651694" calcext:value-type="float">
            <text:p>0.002252068</text:p>
          </table:table-cell>
          <table:table-cell table:number-columns-repeated="2"/>
        </table:table-row>
      </table:table>
      <table:table table:name="r512" table:style-name="ta1"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G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iversity</text:p>
          </table:table-cell>
          <table:table-cell/>
        </table:table-row>
        <table:table-row table:style-name="ro1">
          <table:table-cell office:value-type="string" calcext:value-type="string">
            <text:p>../passo3/random/n_512/r_0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897125244" calcext:value-type="float">
            <text:p>0.9718971252</text:p>
          </table:table-cell>
          <table:table-cell office:value-type="float" office:value="0.000416069058701" calcext:value-type="float">
            <text:p>0.0004160691</text:p>
          </table:table-cell>
        </table:table-row>
        <table:table-row table:style-name="ro1">
          <table:table-cell office:value-type="string" calcext:value-type="string">
            <text:p>../passo3/random/n_512/r_1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138000488" calcext:value-type="float">
            <text:p>0.9711380005</text:p>
          </table:table-cell>
          <table:table-cell office:value-type="float" office:value="0.000111131979793" calcext:value-type="float">
            <text:p>0.000111132</text:p>
          </table:table-cell>
        </table:table-row>
        <table:table-row table:style-name="ro1">
          <table:table-cell office:value-type="string" calcext:value-type="string">
            <text:p>../passo3/random/n_512/r_2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0901489258" calcext:value-type="float">
            <text:p>0.9709014893</text:p>
          </table:table-cell>
          <table:table-cell office:value-type="float" office:value="0.000242553229327" calcext:value-type="float">
            <text:p>0.0002425532</text:p>
          </table:table-cell>
        </table:table-row>
        <table:table-row table:style-name="ro1">
          <table:table-cell office:value-type="string" calcext:value-type="string">
            <text:p>../passo3/random/n_512/r_3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890045166" calcext:value-type="float">
            <text:p>0.9708900452</text:p>
          </table:table-cell>
          <table:table-cell office:value-type="float" office:value="0.000376165495254" calcext:value-type="float">
            <text:p>0.0003761655</text:p>
          </table:table-cell>
        </table:table-row>
        <table:table-row table:style-name="ro1">
          <table:table-cell office:value-type="string" calcext:value-type="string">
            <text:p>../passo3/random/n_512/r_4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439910889" calcext:value-type="float">
            <text:p>0.9704399109</text:p>
          </table:table-cell>
          <table:table-cell office:value-type="float" office:value="0.000188204125152" calcext:value-type="float">
            <text:p>0.0001882041</text:p>
          </table:table-cell>
        </table:table-row>
        <table:table-row table:style-name="ro1">
          <table:table-cell office:value-type="string" calcext:value-type="string">
            <text:p>../passo3/random/n_512/r_5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935821533" calcext:value-type="float">
            <text:p>0.9709358215</text:p>
          </table:table-cell>
          <table:table-cell office:value-type="float" office:value="0.000486050354084" calcext:value-type="float">
            <text:p>0.0004860504</text:p>
          </table:table-cell>
        </table:table-row>
        <table:table-row table:style-name="ro1">
          <table:table-cell office:value-type="string" calcext:value-type="string">
            <text:p>../passo3/random/n_512/r_6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0.973117828369" calcext:value-type="float">
            <text:p>0.9731178284</text:p>
          </table:table-cell>
          <table:table-cell office:value-type="float" office:value="0.00034762674477" calcext:value-type="float">
            <text:p>0.0003476267</text:p>
          </table:table-cell>
        </table:table-row>
        <table:table-row table:style-name="ro1">
          <table:table-cell office:value-type="string" calcext:value-type="string">
            <text:p>../passo3/random/n_512/r_7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741271973" calcext:value-type="float">
            <text:p>0.970741272</text:p>
          </table:table-cell>
          <table:table-cell office:value-type="float" office:value="0.000312536751153" calcext:value-type="float">
            <text:p>0.0003125368</text:p>
          </table:table-cell>
        </table:table-row>
        <table:table-row table:style-name="ro1">
          <table:table-cell office:value-type="string" calcext:value-type="string">
            <text:p>../passo3/random/n_512/r_8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0.969554901123" calcext:value-type="float">
            <text:p>0.9695549011</text:p>
          </table:table-cell>
          <table:table-cell office:value-type="float" office:value="0.000490026839543" calcext:value-type="float">
            <text:p>0.0004900268</text:p>
          </table:table-cell>
        </table:table-row>
        <table:table-row table:style-name="ro1">
          <table:table-cell office:value-type="string" calcext:value-type="string">
            <text:p>../passo3/random/n_512/r_9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0.972473144531" calcext:value-type="float">
            <text:p>0.9724731445</text:p>
          </table:table-cell>
          <table:table-cell office:value-type="float" office:value="0.000230740071856" calcext:value-type="float">
            <text:p>0.0002307401</text:p>
          </table:table-cell>
        </table:table-row>
        <table:table-row table:style-name="ro1">
          <table:table-cell office:value-type="string" calcext:value-type="string">
            <text:p>../passo3/random/n_512/r_10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2339630127" calcext:value-type="float">
            <text:p>0.9723396301</text:p>
          </table:table-cell>
          <table:table-cell office:value-type="float" office:value="0.000282436434645" calcext:value-type="float">
            <text:p>0.0002824364</text:p>
          </table:table-cell>
        </table:table-row>
        <table:table-row table:style-name="ro1">
          <table:table-cell office:value-type="string" calcext:value-type="string">
            <text:p>../passo3/random/n_512/r_11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633911133" calcext:value-type="float">
            <text:p>0.9716339111</text:p>
          </table:table-cell>
          <table:table-cell office:value-type="float" office:value="0.000319101964124" calcext:value-type="float">
            <text:p>0.000319102</text:p>
          </table:table-cell>
        </table:table-row>
        <table:table-row table:style-name="ro1">
          <table:table-cell office:value-type="string" calcext:value-type="string">
            <text:p>../passo3/random/n_512/r_12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214294434" calcext:value-type="float">
            <text:p>0.9712142944</text:p>
          </table:table-cell>
          <table:table-cell office:value-type="float" office:value="0.000167536985828" calcext:value-type="float">
            <text:p>0.000167537</text:p>
          </table:table-cell>
        </table:table-row>
        <table:table-row table:style-name="ro1">
          <table:table-cell office:value-type="string" calcext:value-type="string">
            <text:p>../passo3/random/n_512/r_13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70123291016" calcext:value-type="float">
            <text:p>0.970123291</text:p>
          </table:table-cell>
          <table:table-cell office:value-type="float" office:value="0.000368040637113" calcext:value-type="float">
            <text:p>0.0003680406</text:p>
          </table:table-cell>
        </table:table-row>
        <table:table-row table:style-name="ro1">
          <table:table-cell office:value-type="string" calcext:value-type="string">
            <text:p>../passo3/random/n_512/r_14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313476562" calcext:value-type="float">
            <text:p>0.9713134766</text:p>
          </table:table-cell>
          <table:table-cell office:value-type="float" office:value="0.0000402301629947" calcext:value-type="float">
            <text:p>4.02301629947E-05</text:p>
          </table:table-cell>
        </table:table-row>
        <table:table-row table:style-name="ro1">
          <table:table-cell office:value-type="string" calcext:value-type="string">
            <text:p>../passo3/random/n_512/r_15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893310547" calcext:value-type="float">
            <text:p>0.9718933105</text:p>
          </table:table-cell>
          <table:table-cell office:value-type="float" office:value="0.000362072722055" calcext:value-type="float">
            <text:p>0.0003620727</text:p>
          </table:table-cell>
        </table:table-row>
        <table:table-row table:style-name="ro1">
          <table:table-cell office:value-type="string" calcext:value-type="string">
            <text:p>../passo3/random/n_512/r_16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2434997559" calcext:value-type="float">
            <text:p>0.9724349976</text:p>
          </table:table-cell>
          <table:table-cell office:value-type="float" office:value="0.000604642380495" calcext:value-type="float">
            <text:p>0.0006046424</text:p>
          </table:table-cell>
        </table:table-row>
        <table:table-row table:style-name="ro1">
          <table:table-cell office:value-type="string" calcext:value-type="string">
            <text:p>../passo3/random/n_512/r_17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844268799" calcext:value-type="float">
            <text:p>0.9708442688</text:p>
          </table:table-cell>
          <table:table-cell office:value-type="float" office:value="0.000476087152492" calcext:value-type="float">
            <text:p>0.0004760872</text:p>
          </table:table-cell>
        </table:table-row>
        <table:table-row table:style-name="ro1">
          <table:table-cell office:value-type="string" calcext:value-type="string">
            <text:p>../passo3/random/n_512/r_18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668243408" calcext:value-type="float">
            <text:p>0.9716682434</text:p>
          </table:table-cell>
          <table:table-cell office:value-type="float" office:value="0.0000718872688594" calcext:value-type="float">
            <text:p>7.18872688594E-05</text:p>
          </table:table-cell>
        </table:table-row>
        <table:table-row table:style-name="ro1">
          <table:table-cell office:value-type="string" calcext:value-type="string">
            <text:p>../passo3/random/n_512/r_19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2236633301" calcext:value-type="float">
            <text:p>0.9722366333</text:p>
          </table:table-cell>
          <table:table-cell office:value-type="float" office:value="0.000406106672017" calcext:value-type="float">
            <text:p>0.0004061067</text:p>
          </table:table-cell>
        </table:table-row>
        <table:table-row table:style-name="ro1">
          <table:table-cell office:value-type="string" calcext:value-type="string">
            <text:p>../passo3/random/n_512/r_20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0.967151641846" calcext:value-type="float">
            <text:p>0.9671516418</text:p>
          </table:table-cell>
          <table:table-cell office:value-type="float" office:value="0.00063259631861" calcext:value-type="float">
            <text:p>0.0006325963</text:p>
          </table:table-cell>
        </table:table-row>
        <table:table-row table:style-name="ro1">
          <table:table-cell office:value-type="string" calcext:value-type="string">
            <text:p>../passo3/random/n_512/r_21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6796875" calcext:value-type="float">
            <text:p>0.9716796875</text:p>
          </table:table-cell>
          <table:table-cell office:value-type="float" office:value="0.000728483486455" calcext:value-type="float">
            <text:p>0.0007284835</text:p>
          </table:table-cell>
        </table:table-row>
        <table:table-row table:style-name="ro1">
          <table:table-cell office:value-type="string" calcext:value-type="string">
            <text:p>../passo3/random/n_512/r_22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615386963" calcext:value-type="float">
            <text:p>0.970615387</text:p>
          </table:table-cell>
          <table:table-cell office:value-type="float" office:value="0.000182972245966" calcext:value-type="float">
            <text:p>0.0001829722</text:p>
          </table:table-cell>
        </table:table-row>
        <table:table-row table:style-name="ro1">
          <table:table-cell office:value-type="string" calcext:value-type="string">
            <text:p>../passo3/random/n_512/r_23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832275391" calcext:value-type="float">
            <text:p>0.9718322754</text:p>
          </table:table-cell>
          <table:table-cell office:value-type="float" office:value="0.000622102699708" calcext:value-type="float">
            <text:p>0.0006221027</text:p>
          </table:table-cell>
        </table:table-row>
        <table:table-row table:style-name="ro1">
          <table:table-cell office:value-type="string" calcext:value-type="string">
            <text:p>../passo3/random/n_512/r_24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7013092041" calcext:value-type="float">
            <text:p>0.9701309204</text:p>
          </table:table-cell>
          <table:table-cell office:value-type="float" office:value="0.000291333941277" calcext:value-type="float">
            <text:p>0.0002913339</text:p>
          </table:table-cell>
        </table:table-row>
        <table:table-row table:style-name="ro1">
          <table:table-cell office:value-type="string" calcext:value-type="string">
            <text:p>../passo3/random/n_512/r_25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4012146" calcext:value-type="float">
            <text:p>0.9714012146</text:p>
          </table:table-cell>
          <table:table-cell office:value-type="float" office:value="0.000109932181658" calcext:value-type="float">
            <text:p>0.0001099322</text:p>
          </table:table-cell>
        </table:table-row>
        <table:table-row table:style-name="ro1">
          <table:table-cell office:value-type="string" calcext:value-type="string">
            <text:p>../passo3/random/n_512/r_26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652984619" calcext:value-type="float">
            <text:p>0.9716529846</text:p>
          </table:table-cell>
          <table:table-cell office:value-type="float" office:value="0.000315801502438" calcext:value-type="float">
            <text:p>0.0003158015</text:p>
          </table:table-cell>
        </table:table-row>
        <table:table-row table:style-name="ro1">
          <table:table-cell office:value-type="string" calcext:value-type="string">
            <text:p>../passo3/random/n_512/r_27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794128418" calcext:value-type="float">
            <text:p>0.9717941284</text:p>
          </table:table-cell>
          <table:table-cell office:value-type="float" office:value="0.000102484613308" calcext:value-type="float">
            <text:p>0.0001024846</text:p>
          </table:table-cell>
        </table:table-row>
        <table:table-row table:style-name="ro1">
          <table:table-cell office:value-type="string" calcext:value-type="string">
            <text:p>../passo3/random/n_512/r_28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0.972911834717" calcext:value-type="float">
            <text:p>0.9729118347</text:p>
          </table:table-cell>
          <table:table-cell office:value-type="float" office:value="0.0000713927074685" calcext:value-type="float">
            <text:p>7.13927074685E-05</text:p>
          </table:table-cell>
        </table:table-row>
        <table:table-row table:style-name="ro1">
          <table:table-cell office:value-type="string" calcext:value-type="string">
            <text:p>../passo3/random/n_512/r_29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76361084" calcext:value-type="float">
            <text:p>0.9717636108</text:p>
          </table:table-cell>
          <table:table-cell office:value-type="float" office:value="0.000438798422692" calcext:value-type="float">
            <text:p>0.0004387984</text:p>
          </table:table-cell>
        </table:table-row>
        <table:table-row table:style-name="ro1">
          <table:table-cell office:value-type="string" calcext:value-type="string">
            <text:p>../passo3/random/n_512/r_30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69959259033" calcext:value-type="float">
            <text:p>0.969959259</text:p>
          </table:table-cell>
          <table:table-cell office:value-type="float" office:value="0.000236272710026" calcext:value-type="float">
            <text:p>0.0002362727</text:p>
          </table:table-cell>
        </table:table-row>
        <table:table-row table:style-name="ro1">
          <table:table-cell office:value-type="string" calcext:value-type="string">
            <text:p>../passo3/random/n_512/r_31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076965332" calcext:value-type="float">
            <text:p>0.9710769653</text:p>
          </table:table-cell>
          <table:table-cell office:value-type="float" office:value="0.000335219170665" calcext:value-type="float">
            <text:p>0.0003352192</text:p>
          </table:table-cell>
        </table:table-row>
        <table:table-row table:style-name="ro1">
          <table:table-cell office:value-type="string" calcext:value-type="string">
            <text:p>../passo3/random/n_512/r_32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473693848" calcext:value-type="float">
            <text:p>0.9714736938</text:p>
          </table:table-cell>
          <table:table-cell office:value-type="float" office:value="0.000387088133721" calcext:value-type="float">
            <text:p>0.0003870881</text:p>
          </table:table-cell>
        </table:table-row>
        <table:table-row table:style-name="ro1">
          <table:table-cell office:value-type="string" calcext:value-type="string">
            <text:p>../passo3/random/n_512/r_33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244812012" calcext:value-type="float">
            <text:p>0.971244812</text:p>
          </table:table-cell>
          <table:table-cell office:value-type="float" office:value="0.000123066492961" calcext:value-type="float">
            <text:p>0.0001230665</text:p>
          </table:table-cell>
        </table:table-row>
        <table:table-row table:style-name="ro1">
          <table:table-cell office:value-type="string" calcext:value-type="string">
            <text:p>../passo3/random/n_512/r_34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603393555" calcext:value-type="float">
            <text:p>0.9716033936</text:p>
          </table:table-cell>
          <table:table-cell office:value-type="float" office:value="0.000169323640876" calcext:value-type="float">
            <text:p>0.0001693236</text:p>
          </table:table-cell>
        </table:table-row>
        <table:table-row table:style-name="ro1">
          <table:table-cell office:value-type="string" calcext:value-type="string">
            <text:p>../passo3/random/n_512/r_35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298217773" calcext:value-type="float">
            <text:p>0.9712982178</text:p>
          </table:table-cell>
          <table:table-cell office:value-type="float" office:value="0.000216276530409" calcext:value-type="float">
            <text:p>0.0002162765</text:p>
          </table:table-cell>
        </table:table-row>
        <table:table-row table:style-name="ro1">
          <table:table-cell office:value-type="string" calcext:value-type="string">
            <text:p>../passo3/random/n_512/r_36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328735352" calcext:value-type="float">
            <text:p>0.9713287354</text:p>
          </table:table-cell>
          <table:table-cell office:value-type="float" office:value="0.000417120056227" calcext:value-type="float">
            <text:p>0.0004171201</text:p>
          </table:table-cell>
        </table:table-row>
        <table:table-row table:style-name="ro1">
          <table:table-cell office:value-type="string" calcext:value-type="string">
            <text:p>../passo3/random/n_512/r_37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51184082" calcext:value-type="float">
            <text:p>0.9715118408</text:p>
          </table:table-cell>
          <table:table-cell office:value-type="float" office:value="0.000298846367514" calcext:value-type="float">
            <text:p>0.0002988464</text:p>
          </table:table-cell>
        </table:table-row>
        <table:table-row table:style-name="ro1">
          <table:table-cell office:value-type="string" calcext:value-type="string">
            <text:p>../passo3/random/n_512/r_38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680236816" calcext:value-type="float">
            <text:p>0.9706802368</text:p>
          </table:table-cell>
          <table:table-cell office:value-type="float" office:value="0.000266411225311" calcext:value-type="float">
            <text:p>0.0002664112</text:p>
          </table:table-cell>
        </table:table-row>
        <table:table-row table:style-name="ro1">
          <table:table-cell office:value-type="string" calcext:value-type="string">
            <text:p>../passo3/random/n_512/r_39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641540527" calcext:value-type="float">
            <text:p>0.9716415405</text:p>
          </table:table-cell>
          <table:table-cell office:value-type="float" office:value="0.000220767178689" calcext:value-type="float">
            <text:p>0.0002207672</text:p>
          </table:table-cell>
        </table:table-row>
        <table:table-row table:style-name="ro1">
          <table:table-cell office:value-type="string" calcext:value-type="string">
            <text:p>../passo3/random/n_512/r_40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946716309" calcext:value-type="float">
            <text:p>0.9719467163</text:p>
          </table:table-cell>
          <table:table-cell office:value-type="float" office:value="0.00053291808581" calcext:value-type="float">
            <text:p>0.0005329181</text:p>
          </table:table-cell>
        </table:table-row>
        <table:table-row table:style-name="ro1">
          <table:table-cell office:value-type="string" calcext:value-type="string">
            <text:p>../passo3/random/n_512/r_41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588134766" calcext:value-type="float">
            <text:p>0.9715881348</text:p>
          </table:table-cell>
          <table:table-cell office:value-type="float" office:value="0.000333510804921" calcext:value-type="float">
            <text:p>0.0003335108</text:p>
          </table:table-cell>
        </table:table-row>
        <table:table-row table:style-name="ro1">
          <table:table-cell office:value-type="string" calcext:value-type="string">
            <text:p>../passo3/random/n_512/r_42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703125" calcext:value-type="float">
            <text:p>0.970703125</text:p>
          </table:table-cell>
          <table:table-cell office:value-type="float" office:value="0.000301457650494" calcext:value-type="float">
            <text:p>0.0003014577</text:p>
          </table:table-cell>
        </table:table-row>
        <table:table-row table:style-name="ro1">
          <table:table-cell office:value-type="string" calcext:value-type="string">
            <text:p>../passo3/random/n_512/r_43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313476562" calcext:value-type="float">
            <text:p>0.9713134766</text:p>
          </table:table-cell>
          <table:table-cell office:value-type="float" office:value="0.000201497925445" calcext:value-type="float">
            <text:p>0.0002014979</text:p>
          </table:table-cell>
        </table:table-row>
        <table:table-row table:style-name="ro1">
          <table:table-cell office:value-type="string" calcext:value-type="string">
            <text:p>../passo3/random/n_512/r_44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1954345703" calcext:value-type="float">
            <text:p>0.9719543457</text:p>
          </table:table-cell>
          <table:table-cell office:value-type="float" office:value="0.000137116250698" calcext:value-type="float">
            <text:p>0.0001371163</text:p>
          </table:table-cell>
        </table:table-row>
        <table:table-row table:style-name="ro1">
          <table:table-cell office:value-type="string" calcext:value-type="string">
            <text:p>../passo3/random/n_512/r_45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126556396" calcext:value-type="float">
            <text:p>0.9711265564</text:p>
          </table:table-cell>
          <table:table-cell office:value-type="float" office:value="0.000470800587209" calcext:value-type="float">
            <text:p>0.0004708006</text:p>
          </table:table-cell>
        </table:table-row>
        <table:table-row table:style-name="ro1">
          <table:table-cell office:value-type="string" calcext:value-type="string">
            <text:p>../passo3/random/n_512/r_46.txt</text:p>
          </table:table-cell>
          <table:table-cell office:value-type="float" office:value="1.94599997997" calcext:value-type="float">
            <text:p>1.94599998</text:p>
          </table:table-cell>
          <table:table-cell office:value-type="float" office:value="0.973014831543" calcext:value-type="float">
            <text:p>0.9730148315</text:p>
          </table:table-cell>
          <table:table-cell office:value-type="float" office:value="0.0000968249660218" calcext:value-type="float">
            <text:p>0.000096825</text:p>
          </table:table-cell>
        </table:table-row>
        <table:table-row table:style-name="ro1">
          <table:table-cell office:value-type="string" calcext:value-type="string">
            <text:p>../passo3/random/n_512/r_47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069335938" calcext:value-type="float">
            <text:p>0.9710693359</text:p>
          </table:table-cell>
          <table:table-cell office:value-type="float" office:value="0.000402774661779" calcext:value-type="float">
            <text:p>0.0004027747</text:p>
          </table:table-cell>
        </table:table-row>
        <table:table-row table:style-name="ro1">
          <table:table-cell office:value-type="string" calcext:value-type="string">
            <text:p>../passo3/random/n_512/r_48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450805664" calcext:value-type="float">
            <text:p>0.9714508057</text:p>
          </table:table-cell>
          <table:table-cell office:value-type="float" office:value="0.000129400432343" calcext:value-type="float">
            <text:p>0.0001294004</text:p>
          </table:table-cell>
        </table:table-row>
        <table:table-row table:style-name="ro1">
          <table:table-cell office:value-type="string" calcext:value-type="string">
            <text:p>../passo3/random/n_512/r_49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70443725586" calcext:value-type="float">
            <text:p>0.9704437256</text:p>
          </table:table-cell>
          <table:table-cell office:value-type="float" office:value="0.000528370204847" calcext:value-type="float">
            <text:p>0.0005283702</text:p>
          </table:table-cell>
        </table:table-row>
        <table:table-row table:style-name="ro1">
          <table:table-cell office:value-type="string" calcext:value-type="string">
            <text:p>../passo3/random/n_512/r_50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187591553" calcext:value-type="float">
            <text:p>0.9711875916</text:p>
          </table:table-cell>
          <table:table-cell office:value-type="float" office:value="0.000617336307187" calcext:value-type="float">
            <text:p>0.0006173363</text:p>
          </table:table-cell>
        </table:table-row>
        <table:table-row table:style-name="ro1">
          <table:table-cell office:value-type="string" calcext:value-type="string">
            <text:p>../passo3/random/n_512/r_51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70287322998" calcext:value-type="float">
            <text:p>0.970287323</text:p>
          </table:table-cell>
          <table:table-cell office:value-type="float" office:value="0.000089306558948" calcext:value-type="float">
            <text:p>8.9306558948E-05</text:p>
          </table:table-cell>
        </table:table-row>
        <table:table-row table:style-name="ro1">
          <table:table-cell office:value-type="string" calcext:value-type="string">
            <text:p>../passo3/random/n_512/r_52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817016602" calcext:value-type="float">
            <text:p>0.9718170166</text:p>
          </table:table-cell>
          <table:table-cell office:value-type="float" office:value="0.000145266589243" calcext:value-type="float">
            <text:p>0.0001452666</text:p>
          </table:table-cell>
        </table:table-row>
        <table:table-row table:style-name="ro1">
          <table:table-cell office:value-type="string" calcext:value-type="string">
            <text:p>../passo3/random/n_512/r_53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0.972724914551" calcext:value-type="float">
            <text:p>0.9727249146</text:p>
          </table:table-cell>
          <table:table-cell office:value-type="float" office:value="0.000499084533658" calcext:value-type="float">
            <text:p>0.0004990845</text:p>
          </table:table-cell>
        </table:table-row>
        <table:table-row table:style-name="ro1">
          <table:table-cell office:value-type="string" calcext:value-type="string">
            <text:p>../passo3/random/n_512/r_54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473693848" calcext:value-type="float">
            <text:p>0.9714736938</text:p>
          </table:table-cell>
          <table:table-cell office:value-type="float" office:value="0.000574446283281" calcext:value-type="float">
            <text:p>0.0005744463</text:p>
          </table:table-cell>
        </table:table-row>
        <table:table-row table:style-name="ro1">
          <table:table-cell office:value-type="string" calcext:value-type="string">
            <text:p>../passo3/random/n_512/r_55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530914307" calcext:value-type="float">
            <text:p>0.9715309143</text:p>
          </table:table-cell>
          <table:table-cell office:value-type="float" office:value="0.000107983039925" calcext:value-type="float">
            <text:p>0.000107983</text:p>
          </table:table-cell>
        </table:table-row>
        <table:table-row table:style-name="ro1">
          <table:table-cell office:value-type="string" calcext:value-type="string">
            <text:p>../passo3/random/n_512/r_56.txt</text:p>
          </table:table-cell>
          <table:table-cell office:value-type="float" office:value="1.93599998951" calcext:value-type="float">
            <text:p>1.9359999895</text:p>
          </table:table-cell>
          <table:table-cell office:value-type="float" office:value="0.968017578125" calcext:value-type="float">
            <text:p>0.9680175781</text:p>
          </table:table-cell>
          <table:table-cell office:value-type="float" office:value="0.000144710982568" calcext:value-type="float">
            <text:p>0.000144711</text:p>
          </table:table-cell>
        </table:table-row>
        <table:table-row table:style-name="ro1">
          <table:table-cell office:value-type="string" calcext:value-type="string">
            <text:p>../passo3/random/n_512/r_57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0.969455718994" calcext:value-type="float">
            <text:p>0.969455719</text:p>
          </table:table-cell>
          <table:table-cell office:value-type="float" office:value="0.000207412260352" calcext:value-type="float">
            <text:p>0.0002074123</text:p>
          </table:table-cell>
        </table:table-row>
        <table:table-row table:style-name="ro1">
          <table:table-cell office:value-type="string" calcext:value-type="string">
            <text:p>../passo3/random/n_512/r_58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859527588" calcext:value-type="float">
            <text:p>0.9708595276</text:p>
          </table:table-cell>
          <table:table-cell office:value-type="float" office:value="0.000227935976" calcext:value-type="float">
            <text:p>0.000227936</text:p>
          </table:table-cell>
        </table:table-row>
        <table:table-row table:style-name="ro1">
          <table:table-cell office:value-type="string" calcext:value-type="string">
            <text:p>../passo3/random/n_512/r_59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70024108887" calcext:value-type="float">
            <text:p>0.9700241089</text:p>
          </table:table-cell>
          <table:table-cell office:value-type="float" office:value="0.000208220095374" calcext:value-type="float">
            <text:p>0.0002082201</text:p>
          </table:table-cell>
        </table:table-row>
        <table:table-row table:style-name="ro1">
          <table:table-cell office:value-type="string" calcext:value-type="string">
            <text:p>../passo3/random/n_512/r_60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0.969738006592" calcext:value-type="float">
            <text:p>0.9697380066</text:p>
          </table:table-cell>
          <table:table-cell office:value-type="float" office:value="0.000324227497913" calcext:value-type="float">
            <text:p>0.0003242275</text:p>
          </table:table-cell>
        </table:table-row>
        <table:table-row table:style-name="ro1">
          <table:table-cell office:value-type="string" calcext:value-type="string">
            <text:p>../passo3/random/n_512/r_61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309661865" calcext:value-type="float">
            <text:p>0.9713096619</text:p>
          </table:table-cell>
          <table:table-cell office:value-type="float" office:value="0.0000392554902646" calcext:value-type="float">
            <text:p>3.92554902646E-05</text:p>
          </table:table-cell>
        </table:table-row>
        <table:table-row table:style-name="ro1">
          <table:table-cell office:value-type="string" calcext:value-type="string">
            <text:p>../passo3/random/n_512/r_62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733093262" calcext:value-type="float">
            <text:p>0.9717330933</text:p>
          </table:table-cell>
          <table:table-cell office:value-type="float" office:value="0.0000923998377402" calcext:value-type="float">
            <text:p>9.23998377402E-05</text:p>
          </table:table-cell>
        </table:table-row>
        <table:table-row table:style-name="ro1">
          <table:table-cell office:value-type="string" calcext:value-type="string">
            <text:p>../passo3/random/n_512/r_63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2015380859" calcext:value-type="float">
            <text:p>0.9720153809</text:p>
          </table:table-cell>
          <table:table-cell office:value-type="float" office:value="0.000170394821907" calcext:value-type="float">
            <text:p>0.0001703948</text:p>
          </table:table-cell>
        </table:table-row>
        <table:table-row table:style-name="ro1">
          <table:table-cell office:value-type="string" calcext:value-type="string">
            <text:p>../passo3/random/n_512/r_64.txt</text:p>
          </table:table-cell>
          <table:table-cell office:value-type="float" office:value="1.94799995422" calcext:value-type="float">
            <text:p>1.9479999542</text:p>
          </table:table-cell>
          <table:table-cell office:value-type="float" office:value="0.974136352539" calcext:value-type="float">
            <text:p>0.9741363525</text:p>
          </table:table-cell>
          <table:table-cell office:value-type="float" office:value="0.000389948952943" calcext:value-type="float">
            <text:p>0.000389949</text:p>
          </table:table-cell>
        </table:table-row>
        <table:table-row table:style-name="ro1">
          <table:table-cell office:value-type="string" calcext:value-type="string">
            <text:p>../passo3/random/n_512/r_65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0.972770690918" calcext:value-type="float">
            <text:p>0.9727706909</text:p>
          </table:table-cell>
          <table:table-cell office:value-type="float" office:value="0.000194182590349" calcext:value-type="float">
            <text:p>0.0001941826</text:p>
          </table:table-cell>
        </table:table-row>
        <table:table-row table:style-name="ro1">
          <table:table-cell office:value-type="string" calcext:value-type="string">
            <text:p>../passo3/random/n_512/r_66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569610596" calcext:value-type="float">
            <text:p>0.9705696106</text:p>
          </table:table-cell>
          <table:table-cell office:value-type="float" office:value="0.0000894165859791" calcext:value-type="float">
            <text:p>8.94165859791E-05</text:p>
          </table:table-cell>
        </table:table-row>
        <table:table-row table:style-name="ro1">
          <table:table-cell office:value-type="string" calcext:value-type="string">
            <text:p>../passo3/random/n_512/r_67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1908569336" calcext:value-type="float">
            <text:p>0.9719085693</text:p>
          </table:table-cell>
          <table:table-cell office:value-type="float" office:value="0.00029307542718" calcext:value-type="float">
            <text:p>0.0002930754</text:p>
          </table:table-cell>
        </table:table-row>
        <table:table-row table:style-name="ro1">
          <table:table-cell office:value-type="string" calcext:value-type="string">
            <text:p>../passo3/random/n_512/r_68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0943450928" calcext:value-type="float">
            <text:p>0.9709434509</text:p>
          </table:table-cell>
          <table:table-cell office:value-type="float" office:value="0.00032997582457" calcext:value-type="float">
            <text:p>0.0003299758</text:p>
          </table:table-cell>
        </table:table-row>
        <table:table-row table:style-name="ro1">
          <table:table-cell office:value-type="string" calcext:value-type="string">
            <text:p>../passo3/random/n_512/r_69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2255706787" calcext:value-type="float">
            <text:p>0.9722557068</text:p>
          </table:table-cell>
          <table:table-cell office:value-type="float" office:value="0.000437913986389" calcext:value-type="float">
            <text:p>0.000437914</text:p>
          </table:table-cell>
        </table:table-row>
        <table:table-row table:style-name="ro1">
          <table:table-cell office:value-type="string" calcext:value-type="string">
            <text:p>../passo3/random/n_512/r_70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187591553" calcext:value-type="float">
            <text:p>0.9711875916</text:p>
          </table:table-cell>
          <table:table-cell office:value-type="float" office:value="0.00041297331336" calcext:value-type="float">
            <text:p>0.0004129733</text:p>
          </table:table-cell>
        </table:table-row>
        <table:table-row table:style-name="ro1">
          <table:table-cell office:value-type="string" calcext:value-type="string">
            <text:p>../passo3/random/n_512/r_71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755981445" calcext:value-type="float">
            <text:p>0.9717559814</text:p>
          </table:table-cell>
          <table:table-cell office:value-type="float" office:value="0.000321635743603" calcext:value-type="float">
            <text:p>0.0003216357</text:p>
          </table:table-cell>
        </table:table-row>
        <table:table-row table:style-name="ro1">
          <table:table-cell office:value-type="string" calcext:value-type="string">
            <text:p>../passo3/random/n_512/r_72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485137939" calcext:value-type="float">
            <text:p>0.9714851379</text:p>
          </table:table-cell>
          <table:table-cell office:value-type="float" office:value="0.0000692975881975" calcext:value-type="float">
            <text:p>6.92975881975E-05</text:p>
          </table:table-cell>
        </table:table-row>
        <table:table-row table:style-name="ro1">
          <table:table-cell office:value-type="string" calcext:value-type="string">
            <text:p>../passo3/random/n_512/r_73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0935821533" calcext:value-type="float">
            <text:p>0.9709358215</text:p>
          </table:table-cell>
          <table:table-cell office:value-type="float" office:value="0.000201182687306" calcext:value-type="float">
            <text:p>0.0002011827</text:p>
          </table:table-cell>
        </table:table-row>
        <table:table-row table:style-name="ro1">
          <table:table-cell office:value-type="string" calcext:value-type="string">
            <text:p>../passo3/random/n_512/r_74.txt</text:p>
          </table:table-cell>
          <table:table-cell office:value-type="float" office:value="1.93700003624" calcext:value-type="float">
            <text:p>1.9370000362</text:p>
          </table:table-cell>
          <table:table-cell office:value-type="float" office:value="0.968692779541" calcext:value-type="float">
            <text:p>0.9686927795</text:p>
          </table:table-cell>
          <table:table-cell office:value-type="float" office:value="0.000467538571684" calcext:value-type="float">
            <text:p>0.0004675386</text:p>
          </table:table-cell>
        </table:table-row>
        <table:table-row table:style-name="ro1">
          <table:table-cell office:value-type="string" calcext:value-type="string">
            <text:p>../passo3/random/n_512/r_75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42791748" calcext:value-type="float">
            <text:p>0.9714279175</text:p>
          </table:table-cell>
          <table:table-cell office:value-type="float" office:value="0.00030196775333" calcext:value-type="float">
            <text:p>0.0003019678</text:p>
          </table:table-cell>
        </table:table-row>
        <table:table-row table:style-name="ro1">
          <table:table-cell office:value-type="string" calcext:value-type="string">
            <text:p>../passo3/random/n_512/r_76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748901367" calcext:value-type="float">
            <text:p>0.9707489014</text:p>
          </table:table-cell>
          <table:table-cell office:value-type="float" office:value="0.000465335993795" calcext:value-type="float">
            <text:p>0.000465336</text:p>
          </table:table-cell>
        </table:table-row>
        <table:table-row table:style-name="ro1">
          <table:table-cell office:value-type="string" calcext:value-type="string">
            <text:p>../passo3/random/n_512/r_77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0.972763061523" calcext:value-type="float">
            <text:p>0.9727630615</text:p>
          </table:table-cell>
          <table:table-cell office:value-type="float" office:value="0.000111940869829" calcext:value-type="float">
            <text:p>0.0001119409</text:p>
          </table:table-cell>
        </table:table-row>
        <table:table-row table:style-name="ro1">
          <table:table-cell office:value-type="string" calcext:value-type="string">
            <text:p>../passo3/random/n_512/r_78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1939086914" calcext:value-type="float">
            <text:p>0.9719390869</text:p>
          </table:table-cell>
          <table:table-cell office:value-type="float" office:value="0.000364800391253" calcext:value-type="float">
            <text:p>0.0003648004</text:p>
          </table:table-cell>
        </table:table-row>
        <table:table-row table:style-name="ro1">
          <table:table-cell office:value-type="string" calcext:value-type="string">
            <text:p>../passo3/random/n_512/r_79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1862792969" calcext:value-type="float">
            <text:p>0.971862793</text:p>
          </table:table-cell>
          <table:table-cell office:value-type="float" office:value="0.000142961464007" calcext:value-type="float">
            <text:p>0.0001429615</text:p>
          </table:table-cell>
        </table:table-row>
        <table:table-row table:style-name="ro1">
          <table:table-cell office:value-type="string" calcext:value-type="string">
            <text:p>../passo3/random/n_512/r_80.txt</text:p>
          </table:table-cell>
          <table:table-cell office:value-type="float" office:value="1.94400000572" calcext:value-type="float">
            <text:p>1.9440000057</text:p>
          </table:table-cell>
          <table:table-cell office:value-type="float" office:value="0.972316741943" calcext:value-type="float">
            <text:p>0.9723167419</text:p>
          </table:table-cell>
          <table:table-cell office:value-type="float" office:value="0.0007984424592" calcext:value-type="float">
            <text:p>0.0007984425</text:p>
          </table:table-cell>
        </table:table-row>
        <table:table-row table:style-name="ro1">
          <table:table-cell office:value-type="string" calcext:value-type="string">
            <text:p>../passo3/random/n_512/r_81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72164917" calcext:value-type="float">
            <text:p>0.9717216492</text:p>
          </table:table-cell>
          <table:table-cell office:value-type="float" office:value="0.0001756468846" calcext:value-type="float">
            <text:p>0.0001756469</text:p>
          </table:table-cell>
        </table:table-row>
        <table:table-row table:style-name="ro1">
          <table:table-cell office:value-type="string" calcext:value-type="string">
            <text:p>../passo3/random/n_512/r_82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70317840576" calcext:value-type="float">
            <text:p>0.9703178406</text:p>
          </table:table-cell>
          <table:table-cell office:value-type="float" office:value="0.000205156116863" calcext:value-type="float">
            <text:p>0.0002051561</text:p>
          </table:table-cell>
        </table:table-row>
        <table:table-row table:style-name="ro1">
          <table:table-cell office:value-type="string" calcext:value-type="string">
            <text:p>../passo3/random/n_512/r_83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0.969898223877" calcext:value-type="float">
            <text:p>0.9698982239</text:p>
          </table:table-cell>
          <table:table-cell office:value-type="float" office:value="0.000445395591669" calcext:value-type="float">
            <text:p>0.0004453956</text:p>
          </table:table-cell>
        </table:table-row>
        <table:table-row table:style-name="ro1">
          <table:table-cell office:value-type="string" calcext:value-type="string">
            <text:p>../passo3/random/n_512/r_84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0.972629547119" calcext:value-type="float">
            <text:p>0.9726295471</text:p>
          </table:table-cell>
          <table:table-cell office:value-type="float" office:value="0.000381673686206" calcext:value-type="float">
            <text:p>0.0003816737</text:p>
          </table:table-cell>
        </table:table-row>
        <table:table-row table:style-name="ro1">
          <table:table-cell office:value-type="string" calcext:value-type="string">
            <text:p>../passo3/random/n_512/r_85.txt</text:p>
          </table:table-cell>
          <table:table-cell office:value-type="float" office:value="1.94500005245" calcext:value-type="float">
            <text:p>1.9450000525</text:p>
          </table:table-cell>
          <table:table-cell office:value-type="float" office:value="0.972709655762" calcext:value-type="float">
            <text:p>0.9727096558</text:p>
          </table:table-cell>
          <table:table-cell office:value-type="float" office:value="0.000355245138053" calcext:value-type="float">
            <text:p>0.0003552451</text:p>
          </table:table-cell>
        </table:table-row>
        <table:table-row table:style-name="ro1">
          <table:table-cell office:value-type="string" calcext:value-type="string">
            <text:p>../passo3/random/n_512/r_86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340179443" calcext:value-type="float">
            <text:p>0.9713401794</text:p>
          </table:table-cell>
          <table:table-cell office:value-type="float" office:value="0.000253567530308" calcext:value-type="float">
            <text:p>0.0002535675</text:p>
          </table:table-cell>
        </table:table-row>
        <table:table-row table:style-name="ro1">
          <table:table-cell office:value-type="string" calcext:value-type="string">
            <text:p>../passo3/random/n_512/r_87.txt</text:p>
          </table:table-cell>
          <table:table-cell office:value-type="float" office:value="1.93400001526" calcext:value-type="float">
            <text:p>1.9340000153</text:p>
          </table:table-cell>
          <table:table-cell office:value-type="float" office:value="0.967197418213" calcext:value-type="float">
            <text:p>0.9671974182</text:p>
          </table:table-cell>
          <table:table-cell office:value-type="float" office:value="0.000150952007971" calcext:value-type="float">
            <text:p>0.000150952</text:p>
          </table:table-cell>
        </table:table-row>
        <table:table-row table:style-name="ro1">
          <table:table-cell office:value-type="string" calcext:value-type="string">
            <text:p>../passo3/random/n_512/r_88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324920654" calcext:value-type="float">
            <text:p>0.9713249207</text:p>
          </table:table-cell>
          <table:table-cell office:value-type="float" office:value="0.000184869539225" calcext:value-type="float">
            <text:p>0.0001848695</text:p>
          </table:table-cell>
        </table:table-row>
        <table:table-row table:style-name="ro1">
          <table:table-cell office:value-type="string" calcext:value-type="string">
            <text:p>../passo3/random/n_512/r_89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0.969573974609" calcext:value-type="float">
            <text:p>0.9695739746</text:p>
          </table:table-cell>
          <table:table-cell office:value-type="float" office:value="0.000330193026457" calcext:value-type="float">
            <text:p>0.000330193</text:p>
          </table:table-cell>
        </table:table-row>
        <table:table-row table:style-name="ro1">
          <table:table-cell office:value-type="string" calcext:value-type="string">
            <text:p>../passo3/random/n_512/r_90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832824707" calcext:value-type="float">
            <text:p>0.9708328247</text:p>
          </table:table-cell>
          <table:table-cell office:value-type="float" office:value="0.000337927194778" calcext:value-type="float">
            <text:p>0.0003379272</text:p>
          </table:table-cell>
        </table:table-row>
        <table:table-row table:style-name="ro1">
          <table:table-cell office:value-type="string" calcext:value-type="string">
            <text:p>../passo3/random/n_512/r_91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0947265625" calcext:value-type="float">
            <text:p>0.9709472656</text:p>
          </table:table-cell>
          <table:table-cell office:value-type="float" office:value="0.000247706047958" calcext:value-type="float">
            <text:p>0.000247706</text:p>
          </table:table-cell>
        </table:table-row>
        <table:table-row table:style-name="ro1">
          <table:table-cell office:value-type="string" calcext:value-type="string">
            <text:p>../passo3/random/n_512/r_92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549987793" calcext:value-type="float">
            <text:p>0.9715499878</text:p>
          </table:table-cell>
          <table:table-cell office:value-type="float" office:value="0.000432255066698" calcext:value-type="float">
            <text:p>0.0004322551</text:p>
          </table:table-cell>
        </table:table-row>
        <table:table-row table:style-name="ro1">
          <table:table-cell office:value-type="string" calcext:value-type="string">
            <text:p>../passo3/random/n_512/r_93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70012664795" calcext:value-type="float">
            <text:p>0.9700126648</text:p>
          </table:table-cell>
          <table:table-cell office:value-type="float" office:value="0.0000999390977086" calcext:value-type="float">
            <text:p>9.99390977086E-05</text:p>
          </table:table-cell>
        </table:table-row>
        <table:table-row table:style-name="ro1">
          <table:table-cell office:value-type="string" calcext:value-type="string">
            <text:p>../passo3/random/n_512/r_94.txt</text:p>
          </table:table-cell>
          <table:table-cell office:value-type="float" office:value="1.94299995899" calcext:value-type="float">
            <text:p>1.942999959</text:p>
          </table:table-cell>
          <table:table-cell office:value-type="float" office:value="0.971736907959" calcext:value-type="float">
            <text:p>0.971736908</text:p>
          </table:table-cell>
          <table:table-cell office:value-type="float" office:value="0.000271866418188" calcext:value-type="float">
            <text:p>0.0002718664</text:p>
          </table:table-cell>
        </table:table-row>
        <table:table-row table:style-name="ro1">
          <table:table-cell office:value-type="string" calcext:value-type="string">
            <text:p>../passo3/random/n_512/r_95.txt</text:p>
          </table:table-cell>
          <table:table-cell office:value-type="float" office:value="1.94099998474" calcext:value-type="float">
            <text:p>1.9409999847</text:p>
          </table:table-cell>
          <table:table-cell office:value-type="float" office:value="0.970603942871" calcext:value-type="float">
            <text:p>0.9706039429</text:p>
          </table:table-cell>
          <table:table-cell office:value-type="float" office:value="0.000149146027979" calcext:value-type="float">
            <text:p>0.000149146</text:p>
          </table:table-cell>
        </table:table-row>
        <table:table-row table:style-name="ro1">
          <table:table-cell office:value-type="string" calcext:value-type="string">
            <text:p>../passo3/random/n_512/r_96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0.969402313232" calcext:value-type="float">
            <text:p>0.9694023132</text:p>
          </table:table-cell>
          <table:table-cell office:value-type="float" office:value="0.00015751713363" calcext:value-type="float">
            <text:p>0.0001575171</text:p>
          </table:table-cell>
        </table:table-row>
        <table:table-row table:style-name="ro1">
          <table:table-cell office:value-type="string" calcext:value-type="string">
            <text:p>../passo3/random/n_512/r_97.txt</text:p>
          </table:table-cell>
          <table:table-cell office:value-type="float" office:value="1.94200003147" calcext:value-type="float">
            <text:p>1.9420000315</text:p>
          </table:table-cell>
          <table:table-cell office:value-type="float" office:value="0.971343994141" calcext:value-type="float">
            <text:p>0.9713439941</text:p>
          </table:table-cell>
          <table:table-cell office:value-type="float" office:value="0.000414797628764" calcext:value-type="float">
            <text:p>0.0004147976</text:p>
          </table:table-cell>
        </table:table-row>
        <table:table-row table:style-name="ro1">
          <table:table-cell office:value-type="string" calcext:value-type="string">
            <text:p>../passo3/random/n_512/r_98.txt</text:p>
          </table:table-cell>
          <table:table-cell office:value-type="float" office:value="1.93900001049" calcext:value-type="float">
            <text:p>1.9390000105</text:p>
          </table:table-cell>
          <table:table-cell office:value-type="float" office:value="0.96985244751" calcext:value-type="float">
            <text:p>0.9698524475</text:p>
          </table:table-cell>
          <table:table-cell office:value-type="float" office:value="0.000229637284065" calcext:value-type="float">
            <text:p>0.0002296373</text:p>
          </table:table-cell>
        </table:table-row>
        <table:table-row table:style-name="ro1">
          <table:table-cell office:value-type="string" calcext:value-type="string">
            <text:p>../passo3/random/n_512/r_99.txt</text:p>
          </table:table-cell>
          <table:table-cell office:value-type="float" office:value="1.94000005722" calcext:value-type="float">
            <text:p>1.9400000572</text:p>
          </table:table-cell>
          <table:table-cell office:value-type="float" office:value="0.97034072876" calcext:value-type="float">
            <text:p>0.9703407288</text:p>
          </table:table-cell>
          <table:table-cell office:value-type="float" office:value="0.000378321215976" calcext:value-type="float">
            <text:p>0.00037832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AVERAGE([.B2:.B101])" office:value-type="float" office:value="1.9420500016198" calcext:value-type="float">
            <text:p>1.9420500016</text:p>
          </table:table-cell>
          <table:table-cell table:number-columns-repeated="2"/>
        </table:table-row>
        <table:table-row table:style-name="ro1">
          <table:table-cell/>
          <table:table-cell table:formula="of:=STDEV([.B2:.B101])" office:value-type="float" office:value="0.00226244246693507" calcext:value-type="float">
            <text:p>0.00226244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5:38:22.400835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31T15:46:39.443446897</dc:date>
    <meta:editing-duration>PT22M57S</meta:editing-duration>
    <meta:editing-cycles>36</meta:editing-cycles>
    <meta:document-statistic meta:table-count="9" meta:cell-count="3268" meta:object-count="0"/>
  </office:meta>
</office:document-meta>
</file>